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T Extra" svg:font-family="'MT Extra', Symbol" style:font-family-generic="roman" style:font-pitch="variable" style:font-charset="x-symbol"/>
    <style:font-face style:name="Noto Sans Devanagari" svg:font-family="'Noto Sans Devanagari'" style:font-family-generic="system" style:font-pitch="variable"/>
    <style:font-face style:name="Noto Sans Devanagari1" svg:font-family="'Noto Sans Devanagari'" style:font-family-generic="swiss"/>
    <style:font-face style:name="SimSun" svg:font-family="SimSun, ЛОМе"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1" style:master-page-name="Standard">
      <style:paragraph-properties fo:text-align="center" style:justify-single-word="false" style:page-number="39"/>
    </style:style>
    <style:style style:name="P3" style:family="paragraph" style:parent-style-name="Heading_20_2">
      <style:paragraph-properties fo:margin-top="0.1665in" fo:margin-bottom="0.0417in" style:contextual-spacing="false" fo:text-align="center" style:justify-single-word="false"/>
    </style:style>
    <style:style style:name="P4" style:family="paragraph" style:parent-style-name="Heading_20_2" style:list-style-name="WW8Num6">
      <style:paragraph-properties fo:margin-left="0in" fo:margin-right="0in" fo:margin-top="0in" fo:margin-bottom="0in" style:contextual-spacing="false" fo:text-align="justify" style:justify-single-word="false" fo:text-indent="0.3937in" style:auto-text-indent="false">
        <style:tab-stops>
          <style:tab-stop style:position="0.6728in"/>
        </style:tab-stops>
      </style:paragraph-properties>
      <style:text-properties fo:font-size="14pt" fo:font-weight="normal" style:font-size-asian="14pt" style:font-weight-asian="normal" style:font-size-complex="14pt"/>
    </style:style>
    <style:style style:name="P5" style:family="paragraph" style:parent-style-name="Heading_20_2">
      <style:paragraph-properties fo:margin-left="0.3937in" fo:margin-right="0in" fo:margin-top="0in" fo:margin-bottom="0in" style:contextual-spacing="false" fo:text-align="justify" style:justify-single-word="false" fo:text-indent="0in" style:auto-text-indent="false"/>
      <style:text-properties fo:font-size="14pt" fo:font-weight="normal" style:font-size-asian="14pt" style:font-weight-asian="normal" style:font-size-complex="14pt"/>
    </style:style>
    <style:style style:name="P6" style:family="paragraph" style:parent-style-name="Heading_20_2">
      <style:paragraph-properties fo:margin-top="0.1665in" fo:margin-bottom="0.1665in" style:contextual-spacing="false" fo:text-align="center" style:justify-single-word="false"/>
      <style:text-properties fo:color="#000000" loext:opacity="100%" style:font-name="Arial" fo:font-size="14pt" style:font-size-asian="14pt" style:font-name-complex="Arial"/>
    </style:style>
    <style:style style:name="P7" style:family="paragraph" style:parent-style-name="Heading_20_2">
      <style:paragraph-properties fo:margin-top="0.1665in" fo:margin-bottom="0.1665in" style:contextual-spacing="false" fo:text-align="center" style:justify-single-word="false"/>
      <style:text-properties fo:color="#000000" loext:opacity="100%" style:font-name="Arial" fo:font-size="14pt" style:font-size-asian="14pt" style:font-name-complex="Arial" style:font-size-complex="14pt" style:font-weight-complex="normal"/>
    </style:style>
    <style:style style:name="P8" style:family="paragraph" style:parent-style-name="Heading_20_2">
      <style:paragraph-properties fo:text-align="center" style:justify-single-word="false"/>
      <style:text-properties fo:color="#000000" loext:opacity="100%" style:font-name="Arial" fo:font-size="14pt" style:font-size-asian="14pt" style:font-name-complex="Arial" style:font-size-complex="14pt" style:font-weight-complex="normal"/>
    </style:style>
    <style:style style:name="P9" style:family="paragraph" style:parent-style-name="Heading_20_2">
      <style:paragraph-properties fo:margin-left="0in" fo:margin-right="0in" fo:margin-top="0in" fo:margin-bottom="0in" style:contextual-spacing="false" fo:text-align="justify" style:justify-single-word="false" fo:text-indent="0.3937in" style:auto-text-indent="false"/>
    </style:style>
    <style:style style:name="P10" style:family="paragraph" style:parent-style-name="Heading_20_2" style:list-style-name="WW8Num6">
      <style:paragraph-properties fo:margin-left="0in" fo:margin-right="0in" fo:margin-top="0in" fo:margin-bottom="0in" style:contextual-spacing="false" fo:text-align="justify" style:justify-single-word="false" fo:text-indent="0.3937in" style:auto-text-indent="false">
        <style:tab-stops>
          <style:tab-stop style:position="0.6728in"/>
        </style:tab-stops>
      </style:paragraph-properties>
    </style:style>
    <style:style style:name="P11" style:family="paragraph" style:parent-style-name="Heading_20_2">
      <style:paragraph-properties fo:margin-left="0in" fo:margin-right="0in" fo:margin-top="0in" fo:margin-bottom="0in" style:contextual-spacing="false" fo:text-align="justify" style:justify-single-word="false" fo:text-indent="0.3937in" style:auto-text-indent="false">
        <style:tab-stops>
          <style:tab-stop style:position="0.6728in"/>
        </style:tab-stops>
      </style:paragraph-properties>
    </style:style>
    <style:style style:name="P12" style:family="paragraph" style:parent-style-name="Heading_20_2">
      <style:paragraph-properties fo:margin-left="0in" fo:margin-right="0in" fo:margin-top="0.0417in" fo:margin-bottom="0.0417in" style:contextual-spacing="false" fo:text-align="justify" style:justify-single-word="false" fo:text-indent="0.3937in" style:auto-text-indent="false">
        <style:tab-stops>
          <style:tab-stop style:position="0.6728in"/>
        </style:tab-stops>
      </style:paragraph-properties>
    </style:style>
    <style:style style:name="P13" style:family="paragraph" style:parent-style-name="Heading_20_2">
      <style:paragraph-properties fo:margin-left="0in" fo:margin-right="0in" fo:margin-top="0.0417in" fo:margin-bottom="0in" style:contextual-spacing="false" fo:text-align="justify" style:justify-single-word="false" fo:text-indent="0.3937in" style:auto-text-indent="false">
        <style:tab-stops>
          <style:tab-stop style:position="0.6728in"/>
        </style:tab-stops>
      </style:paragraph-properties>
    </style:style>
    <style:style style:name="P14" style:family="paragraph" style:parent-style-name="Heading_20_3">
      <style:paragraph-properties fo:margin-left="0in" fo:margin-right="0in" fo:text-indent="0.3937in" style:auto-text-indent="false"/>
      <style:text-properties fo:color="#000000" loext:opacity="100%" fo:font-size="14pt" fo:letter-spacing="-0.002in" style:font-size-asian="14pt" style:text-scale="103%"/>
    </style:style>
    <style:style style:name="P15" style:family="paragraph" style:parent-style-name="Heading_20_3">
      <style:paragraph-properties fo:margin-left="0in" fo:margin-right="0in" fo:text-indent="0.3937in" style:auto-text-indent="false"/>
      <style:text-properties fo:color="#000000" loext:opacity="100%" fo:font-size="14pt" fo:letter-spacing="-0.002in" style:font-size-asian="14pt" style:font-size-complex="14pt" style:font-weight-complex="normal" style:text-scale="103%"/>
    </style:style>
    <style:style style:name="P16" style:family="paragraph" style:parent-style-name="Heading_20_3">
      <style:paragraph-properties fo:margin-left="0in" fo:margin-right="0in" fo:text-indent="0.3937in" style:auto-text-indent="false"/>
      <style:text-properties fo:color="#000000" loext:opacity="100%" fo:font-size="14pt" fo:letter-spacing="-0.002in" style:font-size-asian="14pt" style:font-size-complex="14pt" style:text-scale="103%"/>
    </style:style>
    <style:style style:name="P17" style:family="paragraph" style:parent-style-name="Heading_20_4">
      <style:paragraph-properties fo:margin-left="0in" fo:margin-right="0in" fo:text-indent="0.3937in" style:auto-text-indent="false"/>
      <style:text-properties style:font-name="Arial" fo:font-weight="normal" style:font-weight-asian="normal" style:font-name-complex="Arial"/>
    </style:style>
    <style:style style:name="P18" style:family="paragraph" style:parent-style-name="Heading_20_4">
      <style:paragraph-properties fo:margin-left="0.3937in" fo:margin-right="0in" fo:text-indent="0in" style:auto-text-indent="false"/>
      <style:text-properties style:font-name="Arial" fo:font-weight="normal" style:font-weight-asian="normal" style:font-name-complex="Arial" style:font-weight-complex="normal"/>
    </style:style>
    <style:style style:name="P19" style:family="paragraph" style:parent-style-name="Standard">
      <style:paragraph-properties fo:margin-left="0in" fo:margin-right="0in" fo:text-indent="0.3937in" style:auto-text-indent="false"/>
    </style:style>
    <style:style style:name="P20" style:family="paragraph" style:parent-style-name="Standard">
      <style:paragraph-properties fo:margin-left="0in" fo:margin-right="0in" fo:margin-top="0.0417in" fo:margin-bottom="0in" style:contextual-spacing="false" fo:text-indent="0.3937in" style:auto-text-indent="false"/>
    </style:style>
    <style:style style:name="P21" style:family="paragraph" style:parent-style-name="Standard">
      <style:paragraph-properties fo:margin-left="0in" fo:margin-right="0in" fo:text-align="justify" style:justify-single-word="false" fo:text-indent="0.3937in" style:auto-text-indent="false"/>
    </style:style>
    <style:style style:name="P22" style:family="paragraph" style:parent-style-name="Standard">
      <style:paragraph-properties fo:margin-left="0in" fo:margin-right="0in" fo:margin-top="0.0417in" fo:margin-bottom="0in" style:contextual-spacing="false" fo:text-align="justify" style:justify-single-word="false" fo:text-indent="0.3937in" style:auto-text-indent="false"/>
    </style:style>
    <style:style style:name="P23" style:family="paragraph" style:parent-style-name="Standard">
      <style:paragraph-properties fo:margin-left="0in" fo:margin-right="0in" fo:margin-top="0.0417in" fo:margin-bottom="0.0417in" style:contextual-spacing="false" fo:text-align="justify" style:justify-single-word="false" fo:text-indent="0.3937in" style:auto-text-indent="false"/>
    </style:style>
    <style:style style:name="P24" style:family="paragraph" style:parent-style-name="Standard">
      <style:paragraph-properties fo:margin-left="0in" fo:margin-right="0in" fo:margin-top="0in" fo:margin-bottom="0.0417in" style:contextual-spacing="false" fo:text-align="justify" style:justify-single-word="false" fo:text-indent="0.3937in" style:auto-text-indent="false"/>
    </style:style>
    <style:style style:name="P25" style:family="paragraph" style:parent-style-name="Standard">
      <style:paragraph-properties fo:margin-top="0.0417in" fo:margin-bottom="0in" style:contextual-spacing="false" fo:text-align="justify" style:justify-single-word="false"/>
    </style:style>
    <style:style style:name="P26" style:family="paragraph" style:parent-style-name="Standard">
      <style:paragraph-properties fo:text-align="justify" style:justify-single-word="false"/>
    </style:style>
    <style:style style:name="P27" style:family="paragraph" style:parent-style-name="Standard">
      <style:paragraph-properties fo:margin-left="0.9835in" fo:margin-right="0in" fo:margin-top="0in" fo:margin-bottom="0.0417in" style:contextual-spacing="false" fo:text-align="justify" style:justify-single-word="false" fo:text-indent="0.4917in" style:auto-text-indent="false"/>
    </style:style>
    <style:style style:name="P28" style:family="paragraph" style:parent-style-name="Standard">
      <style:paragraph-properties fo:margin-left="1.4752in" fo:margin-right="0in" fo:text-align="justify" style:justify-single-word="false" fo:text-indent="0.4917in" style:auto-text-indent="false"/>
    </style:style>
    <style:style style:name="P29" style:family="paragraph" style:parent-style-name="Standard">
      <style:paragraph-properties fo:margin-left="4.4252in" fo:margin-right="0in" fo:text-align="justify" style:justify-single-word="false" fo:text-indent="0in" style:auto-text-indent="false"/>
    </style:style>
    <style:style style:name="P30" style:family="paragraph" style:parent-style-name="Standard">
      <style:paragraph-properties fo:margin-left="0in" fo:margin-right="0in" fo:text-align="justify" style:justify-single-word="false" fo:text-indent="0.4917in" style:auto-text-indent="false"/>
    </style:style>
    <style:style style:name="P31" style:family="paragraph" style:parent-style-name="Standard" style:list-style-name="WW8Num2">
      <style:paragraph-properties fo:margin-left="0.5in" fo:margin-right="0in" fo:text-align="justify" style:justify-single-word="false" fo:text-indent="-0.1043in" style:auto-text-indent="false">
        <style:tab-stops>
          <style:tab-stop style:position="0.6728in"/>
        </style:tab-stops>
      </style:paragraph-properties>
    </style:style>
    <style:style style:name="P32" style:family="paragraph" style:parent-style-name="Standard" style:list-style-name="WW8Num2">
      <style:paragraph-properties fo:margin-left="0in" fo:margin-right="0in" fo:text-align="justify" style:justify-single-word="false" fo:text-indent="0.3937in" style:auto-text-indent="false">
        <style:tab-stops>
          <style:tab-stop style:position="0.6728in"/>
        </style:tab-stops>
      </style:paragraph-properties>
    </style:style>
    <style:style style:name="P33" style:family="paragraph" style:parent-style-name="Standard">
      <style:paragraph-properties fo:margin-left="0.4917in" fo:margin-right="0in" fo:text-indent="0.4917in" style:auto-text-indent="false"/>
    </style:style>
    <style:style style:name="P34" style:family="paragraph" style:parent-style-name="Standard">
      <style:paragraph-properties fo:margin-left="4.4252in" fo:margin-right="0in" fo:text-indent="0.4917in" style:auto-text-indent="false"/>
    </style:style>
    <style:style style:name="P35" style:family="paragraph" style:parent-style-name="Standard">
      <style:paragraph-properties fo:margin-left="0in" fo:margin-right="0in" fo:text-align="justify" style:justify-single-word="false" fo:text-indent="0.3937in" style:auto-text-indent="false"/>
      <style:text-properties fo:font-size="14pt" style:font-size-asian="14pt" style:font-size-complex="14pt" style:font-weight-complex="bold"/>
    </style:style>
    <style:style style:name="P36" style:family="paragraph" style:parent-style-name="Standard">
      <style:paragraph-properties fo:margin-left="0in" fo:margin-right="0in" fo:margin-top="0.0417in" fo:margin-bottom="0in" style:contextual-spacing="false" fo:text-align="justify" style:justify-single-word="false" fo:text-indent="0.3937in" style:auto-text-indent="false"/>
      <style:text-properties fo:font-size="14pt" style:font-size-asian="14pt" style:font-size-complex="14pt" style:font-weight-complex="bold"/>
    </style:style>
    <style:style style:name="P37" style:family="paragraph" style:parent-style-name="Standard">
      <style:paragraph-properties fo:margin-left="3.9335in" fo:margin-right="0in" fo:text-align="justify" style:justify-single-word="false" fo:text-indent="0.4917in" style:auto-text-indent="false"/>
      <style:text-properties fo:font-size="14pt" style:font-size-asian="14pt" style:font-size-complex="14pt" style:font-weight-complex="bold"/>
    </style:style>
    <style:style style:name="P38" style:family="paragraph" style:parent-style-name="Standard">
      <style:paragraph-properties fo:margin-left="0.3937in" fo:margin-right="0in" fo:text-align="justify" style:justify-single-word="false" fo:text-indent="0in" style:auto-text-indent="false"/>
      <style:text-properties fo:font-size="14pt" style:font-size-asian="14pt" style:font-size-complex="14pt" style:font-weight-complex="bold"/>
    </style:style>
    <style:style style:name="P39" style:family="paragraph" style:parent-style-name="Standard">
      <style:paragraph-properties fo:margin-left="0in" fo:margin-right="0in" fo:text-align="justify" style:justify-single-word="false" fo:text-indent="0.3937in" style:auto-text-indent="false"/>
      <style:text-properties fo:font-size="14pt" style:font-size-asian="14pt" style:font-size-complex="14pt"/>
    </style:style>
    <style:style style:name="P40" style:family="paragraph" style:parent-style-name="Standard">
      <style:paragraph-properties fo:margin-left="0in" fo:margin-right="0in" fo:margin-top="0.0417in" fo:margin-bottom="0in" style:contextual-spacing="false" fo:text-align="justify" style:justify-single-word="false" fo:text-indent="0.3937in" style:auto-text-indent="false"/>
      <style:text-properties fo:font-size="14pt" style:font-size-asian="14pt" style:font-size-complex="14pt"/>
    </style:style>
    <style:style style:name="P41" style:family="paragraph" style:parent-style-name="Standard" style:list-style-name="WW8Num2">
      <style:paragraph-properties fo:margin-left="0in" fo:margin-right="0in" fo:text-align="justify" style:justify-single-word="false" fo:text-indent="0.3937in" style:auto-text-indent="false">
        <style:tab-stops>
          <style:tab-stop style:position="0.6728in"/>
        </style:tab-stops>
      </style:paragraph-properties>
      <style:text-properties fo:font-size="14pt" style:font-size-asian="14pt" style:font-size-complex="14pt"/>
    </style:style>
    <style:style style:name="P42" style:family="paragraph" style:parent-style-name="Standard">
      <style:paragraph-properties fo:margin-left="0in" fo:margin-right="0in" fo:text-indent="0.3937in" style:auto-text-indent="false"/>
      <style:text-properties fo:font-size="14pt" style:font-size-asian="14pt" style:font-size-complex="14pt"/>
    </style:style>
    <style:style style:name="P43" style:family="paragraph" style:parent-style-name="Standard">
      <style:paragraph-properties fo:margin-left="0in" fo:margin-right="0in" fo:margin-top="0.0417in" fo:margin-bottom="0in" style:contextual-spacing="false" fo:text-indent="0.3937in" style:auto-text-indent="false"/>
      <style:text-properties fo:font-size="14pt" fo:language="en" fo:country="US" style:font-size-asian="14pt" style:font-size-complex="14pt" style:font-weight-complex="bold"/>
    </style:style>
    <style:style style:name="P44" style:family="paragraph" style:parent-style-name="Standard">
      <style:paragraph-properties fo:margin-left="0in" fo:margin-right="0in" fo:text-indent="0.3937in" style:auto-text-indent="false"/>
      <style:text-properties fo:font-size="14pt" fo:language="en" fo:country="US" style:font-size-asian="14pt" style:font-size-complex="14pt" style:font-weight-complex="bold"/>
    </style:style>
    <style:style style:name="P45" style:family="paragraph" style:parent-style-name="Standard">
      <style:paragraph-properties fo:margin-left="0in" fo:margin-right="0in" fo:margin-top="0.0417in" fo:margin-bottom="0in" style:contextual-spacing="false" fo:text-align="justify" style:justify-single-word="false" fo:text-indent="0.3937in" style:auto-text-indent="false"/>
      <style:text-properties fo:font-size="14pt" fo:language="en" fo:country="US" style:font-size-asian="14pt" style:font-size-complex="14pt" style:font-weight-complex="bold"/>
    </style:style>
    <style:style style:name="P46" style:family="paragraph" style:parent-style-name="Standard">
      <style:paragraph-properties fo:margin-left="0in" fo:margin-right="0in" fo:text-align="justify" style:justify-single-word="false" fo:text-indent="0.3937in" style:auto-text-indent="false"/>
      <style:text-properties fo:font-size="14pt" fo:language="en" fo:country="US" style:font-size-asian="14pt" style:font-size-complex="14pt"/>
    </style:style>
    <style:style style:name="P47" style:family="paragraph" style:parent-style-name="Standard">
      <style:paragraph-properties fo:margin-left="0in" fo:margin-right="0in" fo:text-align="justify" style:justify-single-word="false" fo:text-indent="0.4917in" style:auto-text-indent="false"/>
      <style:text-properties fo:font-size="14pt" fo:language="en" fo:country="US" style:font-size-asian="14pt" style:font-size-complex="14pt"/>
    </style:style>
    <style:style style:name="P48" style:family="paragraph" style:parent-style-name="Standard">
      <style:paragraph-properties fo:margin-left="0in" fo:margin-right="0in" fo:margin-top="0in" fo:margin-bottom="0.0417in" style:contextual-spacing="false" fo:text-align="justify" style:justify-single-word="false" fo:text-indent="0.3937in" style:auto-text-indent="false"/>
      <style:text-properties fo:font-size="14pt" fo:language="en" fo:country="US" fo:font-weight="bold" style:font-size-asian="14pt" style:font-weight-asian="bold" style:font-size-complex="14pt"/>
    </style:style>
    <style:style style:name="P49" style:family="paragraph" style:parent-style-name="Standard">
      <style:paragraph-properties fo:margin-left="0in" fo:margin-right="0in" fo:text-align="justify" style:justify-single-word="false" fo:text-indent="0.3937in" style:auto-text-indent="false"/>
      <style:text-properties fo:font-size="14pt" fo:language="en" fo:country="US" fo:font-weight="bold" style:font-size-asian="14pt" style:font-weight-asian="bold" style:font-size-complex="14pt"/>
    </style:style>
    <style:style style:name="P50" style:family="paragraph" style:parent-style-name="Standard">
      <style:paragraph-properties fo:margin-left="0in" fo:margin-right="0in" fo:text-align="justify" style:justify-single-word="false" fo:text-indent="0.3937in" style:auto-text-indent="false"/>
      <style:text-properties fo:font-size="14pt" fo:font-weight="bold" style:font-size-asian="14pt" style:font-weight-asian="bold" style:font-size-complex="14pt"/>
    </style:style>
    <style:style style:name="P51" style:family="paragraph" style:parent-style-name="Standard">
      <style:paragraph-properties fo:margin-left="0in" fo:margin-right="0in" fo:text-align="justify" style:justify-single-word="false" fo:text-indent="0.3937in" style:auto-text-indent="false"/>
      <style:text-properties fo:font-size="14pt" style:text-underline-style="solid" style:text-underline-width="auto" style:text-underline-color="font-color" style:font-size-asian="14pt" style:font-size-complex="14pt"/>
    </style:style>
    <style:style style:name="P52" style:family="paragraph" style:parent-style-name="Standard">
      <style:paragraph-properties fo:margin-left="0.3937in" fo:margin-right="0.0398in" fo:text-align="end" style:justify-single-word="false" fo:text-indent="-0.3937in" style:auto-text-indent="false"/>
    </style:style>
    <style:style style:name="P53" style:family="paragraph" style:parent-style-name="Standard">
      <style:paragraph-properties fo:margin-left="0.3937in" fo:margin-right="0.0398in" fo:margin-top="0.0417in" fo:margin-bottom="0.0417in" style:contextual-spacing="false" fo:text-align="end" style:justify-single-word="false" fo:text-indent="-0.3937in" style:auto-text-indent="false"/>
    </style:style>
    <style:style style:name="P54" style:family="paragraph" style:parent-style-name="Standard">
      <style:paragraph-properties fo:margin-left="0in" fo:margin-right="0in" fo:text-align="justify" style:justify-single-word="false" fo:text-indent="0.3937in" style:auto-text-indent="false"/>
      <style:text-properties style:font-weight-complex="bold"/>
    </style:style>
    <style:style style:name="P55" style:family="paragraph" style:parent-style-name="Standard">
      <style:paragraph-properties fo:margin-left="0in" fo:margin-right="0in" fo:text-align="justify" style:justify-single-word="false" fo:text-indent="0.3937in" style:auto-text-indent="false"/>
      <style:text-properties fo:language="en" fo:country="US" style:font-weight-complex="bold"/>
    </style:style>
    <style:style style:name="P56" style:family="paragraph" style:parent-style-name="Обычный_20__28_веб_29_">
      <style:paragraph-properties fo:margin-left="0in" fo:margin-right="0in" fo:margin-top="0in" fo:margin-bottom="0in" style:contextual-spacing="false" fo:text-align="justify" style:justify-single-word="false" fo:text-indent="0.3937in" style:auto-text-indent="false"/>
    </style:style>
    <style:style style:name="P57" style:family="paragraph" style:parent-style-name="Обычный_20__28_веб_29_">
      <style:paragraph-properties fo:margin-left="0in" fo:margin-right="0in" fo:margin-top="0.0417in" fo:margin-bottom="0.0417in" style:contextual-spacing="false" fo:text-align="justify" style:justify-single-word="false" fo:text-indent="0.3937in" style:auto-text-indent="false"/>
    </style:style>
    <style:style style:name="P58" style:family="paragraph" style:parent-style-name="Обычный_20__28_веб_29_">
      <style:paragraph-properties fo:margin-top="0in" fo:margin-bottom="0in" style:contextual-spacing="false" fo:text-align="justify" style:justify-single-word="false"/>
    </style:style>
    <style:style style:name="P59" style:family="paragraph" style:parent-style-name="Обычный_20__28_веб_29_" style:list-style-name="">
      <style:paragraph-properties fo:margin-left="0in" fo:margin-right="0in" fo:margin-top="0in" fo:margin-bottom="0in" style:contextual-spacing="false" fo:text-align="justify" style:justify-single-word="false" fo:text-indent="0.3937in" style:auto-text-indent="false"/>
    </style:style>
    <style:style style:name="P60" style:family="paragraph" style:parent-style-name="Обычный_20__28_веб_29_" style:list-style-name="">
      <style:paragraph-properties fo:margin-left="0in" fo:margin-right="0in" fo:margin-top="0.0417in" fo:margin-bottom="0.0417in" style:contextual-spacing="false" fo:text-align="justify" style:justify-single-word="false" fo:text-indent="0.3937in" style:auto-text-indent="false"/>
    </style:style>
    <style:style style:name="P61" style:family="paragraph" style:parent-style-name="Обычный_20__28_веб_29_" style:list-style-name="">
      <style:paragraph-properties fo:margin-left="0in" fo:margin-right="0in" fo:margin-top="0.0417in" fo:margin-bottom="0in" style:contextual-spacing="false" fo:text-align="justify" style:justify-single-word="false" fo:text-indent="0.3937in" style:auto-text-indent="false"/>
    </style:style>
    <style:style style:name="P62" style:family="paragraph" style:parent-style-name="Обычный_20__28_веб_29_">
      <style:paragraph-properties fo:margin-left="0.3937in" fo:margin-right="0.0398in" fo:margin-top="0.0417in" fo:margin-bottom="0.0417in" style:contextual-spacing="false" fo:text-align="end" style:justify-single-word="false" fo:text-indent="-0.3937in" style:auto-text-indent="false"/>
    </style:style>
    <style:style style:name="P63" style:family="paragraph" style:parent-style-name="Обычный_20__28_веб_29_" style:list-style-name="">
      <style:paragraph-properties fo:margin-left="0.3937in" fo:margin-right="0.0398in" fo:margin-top="0.0417in" fo:margin-bottom="0.0417in" style:contextual-spacing="false" fo:text-align="end" style:justify-single-word="false" fo:text-indent="-0.3937in" style:auto-text-indent="false"/>
    </style:style>
    <style:style style:name="P64" style:family="paragraph" style:parent-style-name="Обычный_20__28_веб_29_">
      <style:paragraph-properties fo:margin-left="0in" fo:margin-right="0in" fo:margin-top="0in" fo:margin-bottom="0in" style:contextual-spacing="false" fo:text-align="justify" style:justify-single-word="false" fo:text-indent="0.3937in" style:auto-text-indent="false"/>
      <style:text-properties fo:font-size="14pt" style:font-size-asian="14pt" style:font-size-complex="14pt"/>
    </style:style>
    <style:style style:name="P65" style:family="paragraph" style:parent-style-name="Обычный_20__28_веб_29_" style:list-style-name="">
      <style:paragraph-properties fo:margin-top="0in" fo:margin-bottom="0in" style:contextual-spacing="false" fo:text-align="justify" style:justify-single-word="false"/>
      <style:text-properties fo:font-size="14pt" style:font-size-asian="14pt" style:font-size-complex="14pt"/>
    </style:style>
    <style:style style:name="P66" style:family="paragraph" style:parent-style-name="Обычный_20__28_веб_29_" style:list-style-name="">
      <style:paragraph-properties fo:margin-left="0in" fo:margin-right="0in" fo:margin-top="0.0417in" fo:margin-bottom="0in" style:contextual-spacing="false" fo:text-align="justify" style:justify-single-word="false" fo:text-indent="0.3937in" style:auto-text-indent="false"/>
      <style:text-properties fo:font-size="14pt" style:font-size-asian="14pt" style:font-size-complex="14pt"/>
    </style:style>
    <style:style style:name="P67" style:family="paragraph" style:parent-style-name="Обычный_20__28_веб_29_">
      <style:paragraph-properties fo:margin-left="0in" fo:margin-right="0in" fo:margin-top="0in" fo:margin-bottom="0in" style:contextual-spacing="false" fo:text-align="justify" style:justify-single-word="false" fo:text-indent="0.3937in" style:auto-text-indent="false"/>
      <style:text-properties fo:font-size="14pt" fo:font-style="italic" style:font-size-asian="14pt" style:font-style-asian="italic" style:font-size-complex="14pt" style:font-weight-complex="bold"/>
    </style:style>
    <style:style style:name="T1" style:family="text">
      <style:text-properties fo:font-size="14pt" style:font-size-asian="14pt" style:font-size-complex="14pt"/>
    </style:style>
    <style:style style:name="T2" style:family="text">
      <style:text-properties fo:font-size="14pt" style:font-size-asian="14pt" style:font-size-complex="14pt" style:font-weight-complex="bold"/>
    </style:style>
    <style:style style:name="T3" style:family="text">
      <style:text-properties fo:font-size="14pt" style:font-size-asian="14pt" style:font-size-complex="14pt" style:font-style-complex="italic"/>
    </style:style>
    <style:style style:name="T4" style:family="text">
      <style:text-properties fo:font-size="14pt" style:font-size-asian="14pt" style:font-size-complex="14pt" style:font-style-complex="italic" style:font-weight-complex="bold"/>
    </style:style>
    <style:style style:name="T5" style:family="text">
      <style:text-properties fo:font-size="14pt" fo:font-style="italic" style:font-size-asian="14pt" style:font-style-asian="italic" style:font-size-complex="14pt"/>
    </style:style>
    <style:style style:name="T6" style:family="text">
      <style:text-properties fo:font-size="14pt" fo:font-style="italic" style:font-size-asian="14pt" style:font-style-asian="italic" style:font-size-complex="14pt" style:font-style-complex="italic"/>
    </style:style>
    <style:style style:name="T7" style:family="text">
      <style:text-properties fo:font-size="14pt" fo:font-style="italic" style:font-size-asian="14pt" style:font-style-asian="italic" style:font-size-complex="14pt" style:font-style-complex="italic" style:font-weight-complex="bold"/>
    </style:style>
    <style:style style:name="T8" style:family="text">
      <style:text-properties fo:font-size="14pt" fo:font-style="italic" style:font-size-asian="14pt" style:font-style-asian="italic" style:font-size-complex="14pt" style:font-weight-complex="bold"/>
    </style:style>
    <style:style style:name="T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font-size="14pt" fo:font-weight="bold" style:font-size-asian="14pt" style:font-weight-asian="bold"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language="en" fo:country="US" style:font-size-asian="14pt" style:font-size-complex="14pt"/>
    </style:style>
    <style:style style:name="T13" style:family="text">
      <style:text-properties fo:font-size="14pt" fo:language="en" fo:country="US" style:font-size-asian="14pt" style:font-size-complex="14pt" style:font-weight-complex="bold"/>
    </style:style>
    <style:style style:name="T14" style:family="text">
      <style:text-properties fo:font-size="14pt" fo:language="en" fo:country="US" fo:font-weight="bold" style:font-size-asian="14pt" style:font-weight-asian="bold" style:font-size-complex="14pt"/>
    </style:style>
    <style:style style:name="T15" style:family="text">
      <style:text-properties fo:font-size="14pt" fo:language="en" fo:country="US" fo:font-weight="bold" style:font-size-asian="14pt" style:font-weight-asian="bold" style:font-size-complex="14pt" style:font-weight-complex="bold"/>
    </style:style>
    <style:style style:name="T16" style:family="text">
      <style:text-properties fo:font-size="14pt" fo:language="en" fo:country="US" style:text-underline-style="solid" style:text-underline-width="auto" style:text-underline-color="font-color" style:font-size-asian="14pt" style:font-size-complex="14pt" style:font-weight-complex="bold"/>
    </style:style>
    <style:style style:name="T17"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18" style:family="text">
      <style:text-properties fo:font-size="14pt" fo:language="en" fo:country="US" fo:font-weight="normal" style:font-size-asian="14pt" style:font-weight-asian="normal" style:font-size-complex="14pt"/>
    </style:style>
    <style:style style:name="T19" style:family="text">
      <style:text-properties fo:font-size="14pt" style:text-underline-style="solid" style:text-underline-width="auto" style:text-underline-color="font-color" style:font-size-asian="14pt" style:font-size-complex="14pt"/>
    </style:style>
    <style:style style:name="T20" style:family="text">
      <style:text-properties fo:font-size="14pt" style:text-underline-style="solid" style:text-underline-width="auto" style:text-underline-color="font-color" style:font-size-asian="14pt" style:font-size-complex="14pt" style:font-style-complex="italic" style:font-weight-complex="bold"/>
    </style:style>
    <style:style style:name="T21" style:family="text">
      <style:text-properties fo:font-size="14pt" style:text-underline-style="solid" style:text-underline-width="auto" style:text-underline-color="font-color" style:font-size-asian="14pt" style:font-size-complex="14pt" style:font-weight-complex="bold"/>
    </style:style>
    <style:style style:name="T2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3" style:family="text">
      <style:text-properties fo:font-size="14pt" fo:language="de" fo:country="DE" style:font-size-asian="14pt" style:font-size-complex="14pt"/>
    </style:style>
    <style:style style:name="T24" style:family="text">
      <style:text-properties fo:font-size="14pt" fo:language="de" fo:country="DE" style:font-size-asian="14pt" style:font-size-complex="14pt" style:font-weight-complex="bold"/>
    </style:style>
    <style:style style:name="T25" style:family="text">
      <style:text-properties fo:font-size="14pt" fo:language="de" fo:country="DE" fo:font-weight="bold" style:font-size-asian="14pt" style:font-weight-asian="bold" style:font-size-complex="14pt"/>
    </style:style>
    <style:style style:name="T26" style:family="text">
      <style:text-properties fo:font-size="14pt" fo:language="en" fo:country="CA" style:font-size-asian="14pt" style:font-size-complex="14pt" style:font-weight-complex="bold"/>
    </style:style>
    <style:style style:name="T27" style:family="text">
      <style:text-properties fo:font-size="14pt" fo:font-weight="normal" style:font-size-asian="14pt" style:font-weight-asian="normal" style:font-size-complex="14pt"/>
    </style:style>
    <style:style style:name="T28" style:family="text">
      <style:text-properties style:font-name="Arial" fo:font-weight="normal" style:font-weight-asian="normal" style:font-name-complex="Arial"/>
    </style:style>
    <style:style style:name="T29" style:family="text">
      <style:text-properties style:font-name="Arial" fo:font-weight="normal" style:font-weight-asian="normal" style:font-name-complex="Arial" style:font-weight-complex="normal"/>
    </style:style>
    <style:style style:name="T30" style:family="text">
      <style:text-properties style:font-name="Arial" style:font-name-complex="Arial" style:font-weight-complex="normal"/>
    </style:style>
    <style:style style:name="T31" style:family="text">
      <style:text-properties fo:color="#000000" loext:opacity="100%" style:font-name="Arial" fo:font-size="14pt" style:font-size-asian="14pt" style:font-name-complex="Arial"/>
    </style:style>
    <style:style style:name="T32" style:family="text">
      <style:text-properties fo:color="#000000" loext:opacity="100%" style:font-name="Arial" fo:font-size="14pt" style:font-size-asian="14pt" style:font-name-complex="Arial" style:font-size-complex="14pt" style:font-weight-complex="normal"/>
    </style:style>
    <style:style style:name="T33" style:family="text">
      <style:text-properties fo:color="#000000" loext:opacity="100%" style:font-name="Arial" fo:font-style="italic" style:font-style-asian="italic" style:font-name-complex="Arial" style:font-style-complex="italic" style:font-weight-complex="normal"/>
    </style:style>
    <style:style style:name="T34" style:family="text">
      <style:text-properties fo:color="#000000" loext:opacity="100%" fo:font-size="14pt" fo:letter-spacing="-0.002in" style:font-size-asian="14pt" style:text-scale="103%"/>
    </style:style>
    <style:style style:name="T35" style:family="text">
      <style:text-properties fo:color="#000000" loext:opacity="100%" fo:font-size="14pt" fo:letter-spacing="-0.002in" style:font-size-asian="14pt" style:font-size-complex="14pt" style:font-weight-complex="normal" style:text-scale="103%"/>
    </style:style>
    <style:style style:name="T36" style:family="text">
      <style:text-properties fo:color="#000000" loext:opacity="100%" fo:font-size="14pt" fo:letter-spacing="-0.002in" style:font-size-asian="14pt" style:font-size-complex="14pt" style:text-scale="103%"/>
    </style:style>
    <style:style style:name="T37" style:family="text">
      <style:text-properties style:font-size-complex="14pt" style:font-weight-complex="bold"/>
    </style:style>
    <style:style style:name="T38" style:family="text">
      <style:text-properties fo:font-weight="bold" style:font-weight-asian="bold"/>
    </style:style>
    <style:style style:name="T39" style:family="text">
      <style:text-properties fo:language="en" fo:country="US"/>
    </style:style>
    <style:style style:name="T40" style:family="text">
      <style:text-properties fo:language="en" fo:country="US" style:font-weight-complex="bold"/>
    </style:style>
    <style:style style:name="T41" style:family="text">
      <style:text-properties fo:language="en" fo:country="US" fo:font-style="italic" style:font-style-asian="italic" style:font-style-complex="italic" style:font-weight-complex="normal"/>
    </style:style>
    <style:style style:name="T42" style:family="text">
      <style:text-properties fo:language="de" fo:country="DE"/>
    </style:style>
    <style:style style:name="T43" style:family="text">
      <style:text-properties style:text-position="sub 58%" fo:font-size="14pt" style:font-size-asian="14pt" style:font-size-complex="14pt"/>
    </style:style>
    <style:style style:name="T44" style:family="text">
      <style:text-properties style:text-position="sub 58%" fo:font-size="14pt" style:font-size-asian="14pt" style:font-size-complex="14pt" style:font-weight-complex="bold"/>
    </style:style>
    <style:style style:name="T45" style:family="text">
      <style:text-properties style:text-position="sub 58%" fo:font-size="14pt" fo:language="de" fo:country="DE" style:font-size-asian="14pt" style:font-size-complex="14pt"/>
    </style:style>
    <style:style style:name="T46" style:family="text">
      <style:text-properties style:text-position="sub 58%" fo:font-size="14pt" fo:language="de" fo:country="DE" style:font-size-asian="14pt" style:font-size-complex="14pt" style:font-weight-complex="bold"/>
    </style:style>
    <style:style style:name="T47" style:family="text">
      <style:text-properties style:text-position="sub 58%" fo:font-size="14pt" fo:language="en" fo:country="US" style:font-size-asian="14pt" style:font-size-complex="14pt"/>
    </style:style>
    <style:style style:name="T48" style:family="text">
      <style:text-properties style:text-position="sub 58%" fo:font-size="14pt" fo:language="en" fo:country="US" style:font-size-asian="14pt" style:font-size-complex="14pt" style:font-weight-complex="bold"/>
    </style:style>
    <style:style style:name="T49" style:family="text">
      <style:text-properties style:font-name="Symbol" fo:font-size="14pt" style:font-name-asian="Symbol" style:font-size-asian="14pt" style:font-name-complex="Symbol" style:font-size-complex="14pt"/>
    </style:style>
    <style:style style:name="T50" style:family="text">
      <style:text-properties style:font-name="Symbol" fo:font-size="14pt" style:font-name-asian="Symbol" style:font-size-asian="14pt" style:font-name-complex="Symbol" style:font-size-complex="14pt" style:font-weight-complex="bold"/>
    </style:style>
    <style:style style:name="T51" style:family="text">
      <style:text-properties style:font-name="Symbol" fo:font-size="14pt" fo:language="en" fo:country="US" style:font-name-asian="Symbol" style:font-size-asian="14pt" style:font-name-complex="Symbol" style:font-size-complex="14pt"/>
    </style:style>
    <style:style style:name="T52" style:family="text">
      <style:text-properties style:font-name="Symbol" fo:font-size="14pt" fo:language="en" fo:country="US" style:font-name-asian="Symbol" style:font-size-asian="14pt" style:font-name-complex="Symbol" style:font-size-complex="14pt" style:font-weight-complex="bold"/>
    </style:style>
    <style:style style:name="T53" style:family="text">
      <style:text-properties style:font-name="Symbol" fo:font-size="14pt" fo:language="en" fo:country="US" fo:font-weight="bold" style:font-name-asian="Symbol" style:font-size-asian="14pt" style:font-weight-asian="bold" style:font-name-complex="Symbol" style:font-size-complex="14pt"/>
    </style:style>
    <style:style style:name="T54" style:family="text">
      <style:text-properties style:font-name="Symbol" fo:font-size="14pt" fo:language="en" fo:country="US" fo:font-weight="normal" style:font-name-asian="Symbol" style:font-size-asian="14pt" style:font-weight-asian="normal" style:font-name-complex="Symbol" style:font-size-complex="14pt"/>
    </style:style>
    <style:style style:name="T55" style:family="text">
      <style:text-properties style:font-name="Symbol" fo:font-size="14pt" fo:language="de" fo:country="DE" style:font-name-asian="Symbol" style:font-size-asian="14pt" style:font-name-complex="Symbol" style:font-size-complex="14pt"/>
    </style:style>
    <style:style style:name="T56" style:family="text">
      <style:text-properties style:font-name="Symbol" fo:font-size="14pt" fo:language="de" fo:country="DE" style:font-name-asian="Symbol" style:font-size-asian="14pt" style:font-name-complex="Symbol" style:font-size-complex="14pt" style:font-weight-complex="bold"/>
    </style:style>
    <style:style style:name="T57" style:family="text">
      <style:text-properties style:font-name="Symbol" fo:font-size="14pt" fo:font-weight="bold" style:font-name-asian="Symbol" style:font-size-asian="14pt" style:font-weight-asian="bold" style:font-name-complex="Symbol" style:font-size-complex="14pt"/>
    </style:style>
    <style:style style:name="T58" style:family="text">
      <style:text-properties style:font-name="Symbol" fo:font-size="14pt" fo:font-weight="normal" style:font-name-asian="Symbol" style:font-size-asian="14pt" style:font-weight-asian="normal" style:font-name-complex="Symbol" style:font-size-complex="14pt"/>
    </style:style>
    <style:style style:name="T59" style:family="text">
      <style:text-properties style:text-position="super 58%" fo:font-size="14pt" style:font-size-asian="14pt" style:font-size-complex="14pt"/>
    </style:style>
    <style:style style:name="T60" style:family="text">
      <style:text-properties style:font-name="MT Extra" fo:font-size="14pt" fo:language="en" fo:country="US" style:font-size-asian="14pt" style:font-name-complex="MT Extra" style:font-size-complex="14pt"/>
    </style:style>
    <style:style style:name="T61"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2. СЕМАНТИЧЕСКАЯ ТЕОРИЯ ПРОГРАММ</text:h>
      <text:h text:style-name="P6" text:outline-level="2">2.1. Описание смысла программ</text:h>
      <text:p text:style-name="P21"><text:span text:style-name="T2">Существует несколько причин, по которым следует заниматься описанием </text:span><text:span text:style-name="T7">семантики</text:span><text:span text:style-name="T11"> </text:span><text:span text:style-name="T8">программ</text:span><text:span text:style-name="T2">, - смысла выражений, операторов и программных единиц. </text:span></text:p>
      <text:p text:style-name="P21"><text:span text:style-name="T2">Руководство по использованию языка программирования должно включать описание каждой конструкции языка, как по отдельности, так и в совокупности с другими конструкциями. В языке имеется множество различных конструкций, точное определение которых необходимо как программисту, использующему язык, так и разработчику реализации этого языка. Программисту эти сведения нужны для того, чтобы писать правильные программы и заранее знать результат выполнения любых операторов программы. Разработчику компилятора корректные определения конструкций необходимы для создания правильной реализации языка. </text:span></text:p>
      <text:p text:style-name="P21"><text:span text:style-name="T2">В большинстве руководств определение семантики дается в виде обычного текста. Как правило, сначала при помощи какой-либо формальной грамматики дается определение синтаксиса конструкции, а затем для пояснения семантики приводятся несколько примеров и небольшой пояснительный текст. К сожалению, смысл этого текста часто неоднозначен, так что разные читатели могут понимать его по-разному. Программист может получить ошибочное представление о том, что именно будет делать написанная им программа при выполнении, а разработчик может реализовать какую-либо языковую конструкцию иначе, чем разработчики других реализаций того же языка. Как и для синтаксиса, нужен какой-то метод, позволяющий дать удобочитаемое, точное и лаконичное определение семантики языка.</text:span></text:p>
      <text:p text:style-name="P21"><text:span text:style-name="T2">Задача определения семантики языка программирования рассматривается теоретиками давно, но до сих пор не найдено удовлетворительного универсального решения. Было разработано множество различных методов формального определения семантики. Ниже приводится описания некоторых из них.</text:span></text:p>
      <text:h text:style-name="P14" text:outline-level="3">2.1.1. Операционная семантика</text:h>
      <text:p text:style-name="P21"><text:span text:style-name="T8">Операционная семантика</text:span><text:span text:style-name="T2">, сводится к описанию смысла программы посредством выполнения ее операторов на реальной или виртуальной машине. Смысл оператора определяется изменениями, произошедшими в состоянии машины после выполнения данного оператора. Для того чтобы разобраться в этой концепции, рассмотрим команду на машинном языке. Пусть состояние компьютера - это значения всех его регистров и ячеек памяти, в том числе коды условий и регистры состояний. Если просто записать состояние компьютера, выполнить команду, смысл которой нужно определить, а затем изучить новое состояние машины, то семантика этой команды станет понятной: она представляется изменением в состоянии компьютера, вызванным выполнением команды.</text:span></text:p>
      <text:p text:style-name="P21"><text:soft-page-break/><text:span text:style-name="T2">Описание операционной семантики операторов языков программирования высокого уровня требует создания реального или виртуального компьютера. Аппаратное обеспечение компьютера является чистым интерпретатором его машинного языка. Чистый интерпретатор любого языка программирования может быть создан с помощью программных средств, которые становятся виртуальным компьютером для данного языка. Семантику языка высокого уровня можно описать, используя чистый интерпретатор данного языка. При таком подходе, правда, существуют две проблемы. Во-первых, сложность и индивидуальные особенности аппаратного обеспечения компьютера и операционной системы, используемых для запуска чистого интерпретатора, затрудняют понимание происходящих действий. Во-вторых, выполненное таким образом семантическое определение будет доступно только для людей с абсолютно идентичной конфигурацией компьютера.</text:span></text:p>
      <text:p text:style-name="P21"><text:span text:style-name="T2">Этой проблемы можно избежать, заменив реальный компьютер виртуальным компьютером низкого уровня. Регистры, память, информация о состоянии и процесс выполнения операторов - все это можно смоделировать, соответствующими программами. Набор команд можно создать так, чтобы семантику каждой отдельной команды было легко понять и описать. Таким образом, машина была бы идеализирована и значительно упрощена, что облегчило бы понимание изменений ее состояния. </text:span></text:p>
      <text:p text:style-name="P21"><text:span text:style-name="T2">Использование операционного метода для полного описания семантики языка программирования </text:span><text:span text:style-name="T13">L</text:span><text:span text:style-name="T2"> требует создания двух компонентов. Во-первых, для преобразования языка </text:span><text:span text:style-name="T13">L</text:span><text:span text:style-name="T2"> в операторы выбранного языка низкого уровня нужен транслятор. Во-вторых, для этого языка низкого уровня необходима виртуальная машина, состояние которой изменяется с помощью команд, полученных при трансляции операторов высокого уровня. Именно изменения состояния этой виртуальной машины определяет смысл данного оператора.</text:span></text:p>
      <text:p text:style-name="P21"><text:span text:style-name="T2">Семантику конструкции </text:span><text:span text:style-name="T15">for</text:span><text:span text:style-name="T2"> языка С можно описать в терминах следующих простых команд.</text:span></text:p>
      <text:p text:style-name="P20"><text:span text:style-name="T20">Пример 2.1.</text:span><text:span text:style-name="T4"><text:tab/></text:span><text:span text:style-name="T7">Оператор языка С</text:span><text:span text:style-name="T8"><text:tab/><text:tab/><text:tab/>Операционная семантика</text:span></text:p>
      <text:p text:style-name="P19"><text:span text:style-name="T15">for</text:span><text:span text:style-name="T13"> (expr1; expr2; </text:span><text:span text:style-name="T2">ехр</text:span><text:span text:style-name="T13">r3)<text:tab/><text:tab/><text:tab/><text:tab/><text:tab/><text:tab/>expr1</text:span></text:p>
      <text:p text:style-name="P33"><text:span text:style-name="T13">{<text:tab/><text:tab/><text:tab/><text:tab/><text:tab/><text:tab/><text:tab/>loop:<text:tab/></text:span><text:span text:style-name="T15">if</text:span><text:span text:style-name="T13"> expr2 = 0 </text:span><text:span text:style-name="T15">goto </text:span><text:span text:style-name="T13">out</text:span></text:p>
      <text:p text:style-name="P33"><text:span text:style-name="T13">...<text:tab/><text:tab/><text:tab/><text:tab/><text:tab/><text:tab/><text:tab/><text:tab/>…</text:span></text:p>
      <text:p text:style-name="P33"><text:span text:style-name="T2">}<text:tab/></text:span><text:span text:style-name="T13"><text:tab/><text:tab/><text:tab/><text:tab/><text:tab/><text:tab/></text:span><text:span text:style-name="T2"><text:tab/>ехр</text:span><text:span text:style-name="T13">r</text:span><text:span text:style-name="T2">З;</text:span></text:p>
      <text:p text:style-name="P34"><text:span text:style-name="T15">goto</text:span><text:span text:style-name="T11"> </text:span><text:span text:style-name="T13">loop</text:span><text:span text:style-name="T2"> </text:span></text:p>
      <text:p text:style-name="Standard"><text:span text:style-name="T13"><text:tab/><text:tab/><text:tab/><text:tab/><text:tab/><text:tab/><text:tab/><text:tab/><text:tab/><text:tab/>out</text:span><text:span text:style-name="T2">:</text:span></text:p>
      <text:p text:style-name="P21"><text:span text:style-name="T2">Человек, читающий подобное описание, является «виртуальным компьютером» и предполагается способным правильно «выполнить» команды описания и распознать эффект такого «выполнения».</text:span></text:p>
      <text:p text:style-name="P21"><text:span text:style-name="T2">В качестве примера низкоуровневого языка, который можно применять для операционной семантики, рассмотрим список операторов, соответствующих простым управляющим операторам типичного языка программирования:</text:span></text:p>
      <text:p text:style-name="P43">ident := var</text:p>
      <text:p text:style-name="P44">ident := ident - 1</text:p>
      <text:p text:style-name="P19"><text:soft-page-break/><text:span text:style-name="T15">goto</text:span><text:span text:style-name="T13"> label</text:span></text:p>
      <text:p text:style-name="P19"><text:span text:style-name="T15">if</text:span><text:span text:style-name="T13"> var relop var </text:span><text:span text:style-name="T15">goto</text:span><text:span text:style-name="T13"> label</text:span></text:p>
      <text:p text:style-name="P22"><text:span text:style-name="T2">Здесь </text:span><text:span text:style-name="T13">relop</text:span><text:span text:style-name="T2">-одни из операторов отношений из набора {= , &lt;&gt;, &gt;, &lt;, &gt;=, &lt;=}, </text:span><text:span text:style-name="T13">ident</text:span><text:span text:style-name="T2"> - идентификатор, </text:span><text:span text:style-name="T13">a</text:span><text:span text:style-name="T2"> </text:span><text:span text:style-name="T13">var</text:span><text:span text:style-name="T2"> - идентификатор или константа. Все эти операторы просты и легки для понимания и реализации.</text:span></text:p>
      <text:p text:style-name="P21"><text:span text:style-name="T2">Незначительное обобщение приведенных выше трех операторов присваивания позволяет описывать более общие арифметические выражения и операторы присваивания. Например:</text:span></text:p>
      <text:p text:style-name="P20"><text:span text:style-name="T13">ident</text:span><text:span text:style-name="T2"> := </text:span><text:span text:style-name="T13">var</text:span><text:span text:style-name="T2"> </text:span><text:span text:style-name="T13">bin</text:span><text:span text:style-name="T2">_</text:span><text:span text:style-name="T13">op</text:span><text:span text:style-name="T2"> </text:span><text:span text:style-name="T13">var</text:span><text:span text:style-name="T2"> </text:span></text:p>
      <text:p text:style-name="P19"><text:span text:style-name="T13">ident</text:span><text:span text:style-name="T2"> := </text:span><text:span text:style-name="T13">un</text:span><text:span text:style-name="T2">_</text:span><text:span text:style-name="T13">op</text:span><text:span text:style-name="T2"> </text:span><text:span text:style-name="T13">var</text:span></text:p>
      <text:p text:style-name="P22"><text:span text:style-name="T2">Здесь </text:span><text:span text:style-name="T13">bin</text:span><text:span text:style-name="T2">_</text:span><text:span text:style-name="T13">op</text:span><text:span text:style-name="T2"> - бинарный арифметический оператор, </text:span><text:span text:style-name="T13">a</text:span><text:span text:style-name="T2"> </text:span><text:span text:style-name="T13">un</text:span><text:span text:style-name="T2">_</text:span><text:span text:style-name="T13">op</text:span><text:span text:style-name="T2"> - унарный оператор. Многочисленные арифметические типы данных и автоматическое преобразование типов, конечно, несколько усложняют это обобщение. Введение небольшого количества новых относительно простых команд позволит описывать семантику массивов, записей, указателей и подпрограмм.</text:span></text:p>
      <text:p text:style-name="P21"><text:span text:style-name="T2">Описание операционной семантики функций рассмотрим на примере системы равенств:</text:span></text:p>
      <text:p text:style-name="P22"><text:span text:style-name="T24">f</text:span><text:span text:style-name="T46">1</text:span><text:span text:style-name="T24">(x</text:span><text:span text:style-name="T46">1</text:span><text:span text:style-name="T24">, x</text:span><text:span text:style-name="T46">2</text:span><text:span text:style-name="T24">, ... , x</text:span><text:span text:style-name="T46">k</text:span><text:span text:style-name="T24">)= E</text:span><text:span text:style-name="T46">1</text:span><text:span text:style-name="T24">,</text:span></text:p>
      <text:p text:style-name="P21"><text:span text:style-name="T24">f</text:span><text:span text:style-name="T46">2</text:span><text:span text:style-name="T24">(x</text:span><text:span text:style-name="T46">1</text:span><text:span text:style-name="T24">, x</text:span><text:span text:style-name="T46">2</text:span><text:span text:style-name="T24">, ... , x</text:span><text:span text:style-name="T46">k</text:span><text:span text:style-name="T24">)= E</text:span><text:span text:style-name="T46">2</text:span><text:span text:style-name="T24">,</text:span></text:p>
      <text:p text:style-name="P52"><text:span text:style-name="T24">f</text:span><text:span text:style-name="T44">3</text:span><text:span text:style-name="T2">(</text:span><text:span text:style-name="T24">x</text:span><text:span text:style-name="T44">1</text:span><text:span text:style-name="T2">, </text:span><text:span text:style-name="T24">x</text:span><text:span text:style-name="T44">2</text:span><text:span text:style-name="T2">, ... , </text:span><text:span text:style-name="T24">x</text:span><text:span text:style-name="T46">k</text:span><text:span text:style-name="T2">)= </text:span><text:span text:style-name="T24">E</text:span><text:span text:style-name="T44">3</text:span><text:span text:style-name="T2">,<text:tab/><text:tab/><text:tab/><text:tab/></text:span><text:span text:style-name="T13"><text:tab/></text:span><text:span text:style-name="T2"><text:tab/><text:tab/><text:tab/><text:tab/>(2.1)</text:span></text:p>
      <text:p text:style-name="P35">. . . . . . . . . . . . . </text:p>
      <text:p text:style-name="P21"><text:span text:style-name="T24">f</text:span><text:span text:style-name="T46">m</text:span><text:span text:style-name="T2">(</text:span><text:span text:style-name="T24">x</text:span><text:span text:style-name="T44">1</text:span><text:span text:style-name="T2">, </text:span><text:span text:style-name="T24">x</text:span><text:span text:style-name="T44">2</text:span><text:span text:style-name="T2">, ... , </text:span><text:span text:style-name="T24">x</text:span><text:span text:style-name="T46">k</text:span><text:span text:style-name="T2">)= </text:span><text:span text:style-name="T24">E</text:span><text:span text:style-name="T46">m</text:span><text:span text:style-name="T2">,</text:span></text:p>
      <text:p text:style-name="P25"><text:span text:style-name="T2">где в левых частях равенств явно указаны определяемые функции с формальными параметрами, включающими обозначения всех входных данных x</text:span><text:span text:style-name="T44">1</text:span><text:span text:style-name="T2">, x</text:span><text:span text:style-name="T44">2</text:span><text:span text:style-name="T2">, ... , x</text:span><text:span text:style-name="T44">k</text:span><text:span text:style-name="T2">, а правые части представляют собой выражения, содержащие, вообще говоря, вхождения этих функций с аргументами, задаваемыми некоторыми выражениями, зависящими от входных данных x</text:span><text:span text:style-name="T44">1</text:span><text:span text:style-name="T2">, x</text:span><text:span text:style-name="T44">2</text:span><text:span text:style-name="T2">, ... , x</text:span><text:span text:style-name="T44">k</text:span><text:span text:style-name="T2">.</text:span></text:p>
      <text:p text:style-name="P21"><text:span text:style-name="T2">Операционная семантика интерпретирует эти равенства как систему подстановок. Под подстановкой &lt;s, E, </text:span><text:span text:style-name="T52"></text:span><text:span text:style-name="T2">&gt; терма </text:span><text:span text:style-name="T50"></text:span><text:span text:style-name="T2"> в выражение E вместо символа s (в частности, переменной) будем понимать переписывание выражения E с заменой каждого вхождения в него символа s на выражение </text:span><text:span text:style-name="T50"></text:span><text:span text:style-name="T2">. Каждое равенство f</text:span><text:span text:style-name="T44">i</text:span><text:span text:style-name="T2">(x</text:span><text:span text:style-name="T44">1</text:span><text:span text:style-name="T2">, x</text:span><text:span text:style-name="T44">2</text:span><text:span text:style-name="T2">, ... , x</text:span><text:span text:style-name="T44">k</text:span><text:span text:style-name="T2">) = E</text:span><text:span text:style-name="T44">i</text:span><text:span text:style-name="T2"> задает в параметрической форме множество правил подстановок:</text:span></text:p>
      <text:p text:style-name="P23"><text:span text:style-name="T2">&lt;</text:span><text:span text:style-name="T13">x</text:span><text:span text:style-name="T44">1</text:span><text:span text:style-name="T2">, </text:span><text:span text:style-name="T13">x</text:span><text:span text:style-name="T44">2</text:span><text:span text:style-name="T2">, ... , </text:span><text:span text:style-name="T13">x</text:span><text:span text:style-name="T48">k</text:span><text:span text:style-name="T2">; </text:span><text:span text:style-name="T13">f</text:span><text:span text:style-name="T48">i</text:span><text:span text:style-name="T2">(</text:span><text:span text:style-name="T52"></text:span><text:span text:style-name="T44">1</text:span><text:span text:style-name="T2">, </text:span><text:span text:style-name="T56"></text:span><text:span text:style-name="T44">2</text:span><text:span text:style-name="T2">, ... , </text:span><text:span text:style-name="T56"></text:span><text:span text:style-name="T48">k</text:span><text:span text:style-name="T2">) → </text:span><text:span text:style-name="T13">E</text:span><text:span text:style-name="T48">i</text:span><text:span text:style-name="T2">; </text:span><text:span text:style-name="T52"></text:span><text:span text:style-name="T44">1</text:span><text:span text:style-name="T2">, </text:span><text:span text:style-name="T56"></text:span><text:span text:style-name="T44">2</text:span><text:span text:style-name="T2">, ... , </text:span><text:span text:style-name="T56"></text:span><text:span text:style-name="T48">k</text:span><text:span text:style-name="T2">&gt;</text:span></text:p>
      <text:p text:style-name="P26"><text:span text:style-name="T2">где </text:span><text:span text:style-name="T52"></text:span><text:span text:style-name="T44">1</text:span><text:span text:style-name="T2">, </text:span><text:span text:style-name="T56"></text:span><text:span text:style-name="T44">2</text:span><text:span text:style-name="T2">, ... , </text:span><text:span text:style-name="T56"></text:span><text:span text:style-name="T46">k</text:span><text:span text:style-name="T2"> - конкретные аргументы (значения или определяющие их выражения) данной функции. Это правило допускает замену вхождения левой его части в какое-либо выражение на его правую часть.</text:span></text:p>
      <text:p text:style-name="P21"><text:span text:style-name="T2">Интерпретация системы равенств (2.1) для получения значений определяемых функций в рамках операционной семантики производится следующим образом. Пусть задан набор входных данных (аргументов) d</text:span><text:span text:style-name="T44">1</text:span><text:span text:style-name="T2">, d</text:span><text:span text:style-name="T44">2</text:span><text:span text:style-name="T2">, ... , d</text:span><text:span text:style-name="T44">k</text:span><text:span text:style-name="T2">. На первом шаге осуществляется подстановка этих данных в левые и правые части равенств с выполнением там, где это возможно, предопределенных операций и с выписыванием получаемых в результате этого </text:span><text:soft-page-break/><text:span text:style-name="T2">равенств. На каждом следующем шаге просматриваются правые части полученных равенств. Если правая часть является каким-либо значением, то оно и является значением функции, указанной в левой части этого равенства. В противном случае правая часть является выражением, содержащим вхождения каких-либо определяемых функций с теми или иными наборами аргументов. Если для такого вхождения соответствующая функция с данным набором аргументов имеется в левой части какого-либо из полученных равенств, то либо вместо этого вхождения подставляется вычисленное значение правой части этого равенства, либо не производится никаких изменений. В том же случае, если эта функция с данным набором аргументов не является левой частью никакого из полученных равенств, то формируется (и дописывается к имеющимся) новое равенство. Оно получается из исходного равенства для данной функций подстановкой в него вместо параметров указанных аргументов этой функции. Такие шаги осуществляются до тех пор, пока все определяемые функции не будут иметь вычисленные значения.</text:span></text:p>
      <text:p text:style-name="P21"><text:span text:style-name="T20">Пример 2.2.</text:span><text:span text:style-name="T4"> Р</text:span><text:span text:style-name="T2">ассмотрим систему равенств, определяющую функцию </text:span><text:span text:style-name="T13">FACT(n)=n!</text:span></text:p>
      <text:p text:style-name="P45">FACT(0)=1,</text:p>
      <text:p text:style-name="P24"><text:span text:style-name="T13">FACT(n)=n</text:span><text:span text:style-name="T52"></text:span><text:span text:style-name="T13">FACT(n-1)</text:span><text:span text:style-name="T2"></text:span><text:span text:style-name="T13">.</text:span></text:p>
      <text:p text:style-name="P35">Для вычисления значения FACT(3) осуществляются следующие 6 шагов.</text:p>
      <text:p text:style-name="P36">1-й шаг: <text:tab/><text:tab/><text:tab/>2-й шаг:<text:tab/><text:tab/><text:tab/>3-й шаг:</text:p>
      <text:p text:style-name="P21"><text:span text:style-name="T13">FACT(0)=1,<text:tab/><text:tab/><text:tab/>FACT(0)=1,<text:tab/><text:tab/><text:tab/>FACT(0)=1,</text:span></text:p>
      <text:p text:style-name="P21"><text:span text:style-name="T13">FACT(3)=3</text:span><text:span text:style-name="T52"></text:span><text:span text:style-name="T13">FACT(2)</text:span><text:span text:style-name="T2"></text:span><text:span text:style-name="T13">.<text:tab/>FACT(3)=3</text:span><text:span text:style-name="T52"></text:span><text:span text:style-name="T13">FACT(2)</text:span><text:span text:style-name="T2"></text:span><text:span text:style-name="T13">,<text:tab/>FACT(3)=3</text:span><text:span text:style-name="T52"></text:span><text:span text:style-name="T13">FACT(2)</text:span><text:span text:style-name="T2"></text:span></text:p>
      <text:p text:style-name="P26"><text:span text:style-name="T13"><text:tab/><text:tab/><text:tab/><text:tab/><text:tab/>FACT(2)=2</text:span><text:span text:style-name="T52"></text:span><text:span text:style-name="T13">FACT(1).<text:tab/>FACT(2)=2</text:span><text:span text:style-name="T52"></text:span><text:span text:style-name="T13">FACT(1),</text:span></text:p>
      <text:p text:style-name="P26"><text:span text:style-name="T13"><text:tab/><text:tab/><text:tab/><text:tab/><text:tab/><text:tab/><text:tab/><text:tab/><text:tab/>FACT(1)=1</text:span><text:span text:style-name="T52"></text:span><text:span text:style-name="T13">FACT(0).</text:span></text:p>
      <text:p text:style-name="P21"><text:span text:style-name="T2">4-й шаг:<text:tab/><text:tab/><text:tab/>5-й шаг:<text:tab/><text:tab/><text:tab/>6-й шаг:</text:span></text:p>
      <text:p text:style-name="P21"><text:span text:style-name="T13">FACT(0)=1,<text:tab/><text:tab/><text:tab/>FACT(0)=1,<text:tab/><text:tab/><text:tab/>FACT(0)=1,</text:span></text:p>
      <text:p text:style-name="P21"><text:span text:style-name="T13">FACT(3)=3</text:span><text:span text:style-name="T52"></text:span><text:span text:style-name="T13">FACT(2)</text:span><text:span text:style-name="T2"></text:span><text:span text:style-name="T13">,<text:tab/>FACT(3)=3</text:span><text:span text:style-name="T52"></text:span><text:span text:style-name="T13">FACT(2)</text:span><text:span text:style-name="T2"></text:span><text:span text:style-name="T13">,<text:tab/>FACT(3)=6,</text:span></text:p>
      <text:p text:style-name="P21"><text:span text:style-name="T13">FACT</text:span><text:span text:style-name="T2">(2)=2</text:span><text:span text:style-name="T52"></text:span><text:span text:style-name="T13">FACT</text:span><text:span text:style-name="T2">(1),<text:tab/></text:span><text:span text:style-name="T13">FACT</text:span><text:span text:style-name="T2">(2)=2,<text:tab/><text:tab/><text:tab/></text:span><text:span text:style-name="T13">FACT</text:span><text:span text:style-name="T2">(2)=2,</text:span></text:p>
      <text:p text:style-name="P21"><text:span text:style-name="T13">FACT</text:span><text:span text:style-name="T2">(1)=1.<text:tab/><text:tab/><text:tab/></text:span><text:span text:style-name="T13">FACT</text:span><text:span text:style-name="T2">(1)=1.<text:tab/><text:tab/></text:span><text:span text:style-name="T13"><text:tab/>FACT</text:span><text:span text:style-name="T2">(1)=1.</text:span></text:p>
      <text:p text:style-name="P22"><text:span text:style-name="T2">Первым и самым значительным использованием формальной операционной семантики было описание семантики языка </text:span><text:span text:style-name="T13">PL</text:span><text:span text:style-name="T2">/</text:span><text:span text:style-name="T13">I</text:span><text:span text:style-name="T2">. Эта абстрактная машина и правила трансляции языка </text:span><text:span text:style-name="T13">PL</text:span><text:span text:style-name="T2">/</text:span><text:span text:style-name="T13">I</text:span><text:span text:style-name="T2"> были названы общим именем </text:span><text:span text:style-name="T13">Vienna</text:span><text:span text:style-name="T2"> </text:span><text:span text:style-name="T13">Definition</text:span><text:span text:style-name="T2"> </text:span><text:span text:style-name="T13">Language</text:span><text:span text:style-name="T2"> (</text:span><text:span text:style-name="T13">VDL</text:span><text:span text:style-name="T2">) в честь города, в котором они были созданы корпорацией </text:span><text:span text:style-name="T13">IBM</text:span><text:span text:style-name="T2">.</text:span></text:p>
      <text:p text:style-name="P21"><text:span text:style-name="T2">Операционная семантика является эффективной до тех пор, пока описание языка остается простым и неформальным. К сожалению, описание </text:span><text:span text:style-name="T13">VDL</text:span><text:span text:style-name="T2"> языка </text:span><text:span text:style-name="T13">PL</text:span><text:span text:style-name="T2">/</text:span><text:span text:style-name="T13">I</text:span><text:span text:style-name="T2"> настолько сложно, что практическим целям оно фактически не служит.</text:span></text:p>
      <text:p text:style-name="P21"><text:span text:style-name="T2">Операционная семантика зависит от алгоритмов, а не от математики. Операторы одного языка программирования описываются в терминах операторов другого языка программирования, имеющего более низкий уровень. Этот подход может привести к порочному кругу, когда концепции неявно выражаются через самих себя. Методы, описываемые в следующих двух </text:span><text:soft-page-break/><text:span text:style-name="T2">разделах, значительно более формальны в том смысле, что они опираются на логику и математику, а не на машины.</text:span></text:p>
      <text:h text:style-name="P15" text:outline-level="3">2.1.2. Аксиоматическая семантика</text:h>
      <text:p text:style-name="P21"><text:span text:style-name="T8">Аксиоматическая семантика</text:span><text:span text:style-name="T2"> была создана в процессе разработки метода доказательства правильности программ. Данный метод распространяет на программы область применения исчисления предикатов. Семантику каждой синтаксической конструкции языка можно определить как некий набор аксиом или правил вывода, который можно использовать для вывода результатов выполнения этой конструкции. Чтобы понять смысл всей программы (то есть разобраться, что и как она делает), эти аксиомы и правила вывода следует использовать так же, как при доказательстве обычных математических теорем. В предположении, что значения входных переменных удовлетворяют некоторым ограничениям, аксиомы и правила вывода могут быть использованы для получения (вывода) ограничений на значения других переменных после выполнения каждого оператора программы. В конце концов, когда программа выполнена, мы получаем доказательство того, что вычисленные результаты удовлетворяют необходимым ограничениям на их значения относительно входных значений. То есть, доказано, что выходные данные представляют значения соответствующей функции, вычисленной по значениям входных данных. </text:span></text:p>
      <text:p text:style-name="P21"><text:span text:style-name="T2">Такие доказательства показывают, что программа выполняет вычисления, описанные ее спецификацией. В доказательстве каждый оператор программы сопровождается предшествующим и последующим логическими выражениями, устанавливающими ограничения на переменные в программе. Эти выражения используются для определения смысла оператора вместо полного описания состояния абстрактной машины (как в операционной семантике).</text:span></text:p>
      <text:p text:style-name="P21"><text:span text:style-name="T2">Аксиоматическая семантика основана на математической логике. </text:span><text:span text:style-name="T1">Будем называть предикат, помещенный в программу</text:span><text:span text:style-name="T2"> </text:span><text:span text:style-name="T8">утверждением</text:span><text:span text:style-name="T2">. Утверждение, непосредственно предшествующее оператору программы, описывает ограничения, наложенные на переменные в данном месте программы. Утверждение, следующее непосредственно за оператором программы, описывает новые ограничения на те же (а возможно, и другие) переменные после выполнения оператора. </text:span></text:p>
      <text:p text:style-name="P56"><text:span text:style-name="T1">Введем обозначение (</text:span><text:span text:style-name="T5">триада</text:span><text:span text:style-name="T1"> Хоара)</text:span></text:p>
      <text:p text:style-name="P62"><text:span text:style-name="T2">{Q} S {R}</text:span><text:span text:style-name="T1">, <text:tab/><text:tab/></text:span><text:span text:style-name="T12"><text:tab/></text:span><text:span text:style-name="T1"><text:tab/><text:tab/><text:tab/><text:tab/><text:tab/><text:tab/><text:tab/><text:tab/>(2.2)</text:span></text:p>
      <text:p text:style-name="P58"><text:span text:style-name="T1">где Q, R - предикаты, S - программа (оператор или последовательность операторов). Обозначение определяет следующий смысл: «Если выполнение S началось в состоянии, удовлетворяющем Q, то имеется гарантия, что оно завершится через конечное время в состоянии, удовлетворяющем R».</text:span></text:p>
      <text:p text:style-name="P56"><text:span text:style-name="T1">Предикат Q называется </text:span><text:span text:style-name="T6">предусловием</text:span><text:span text:style-name="T1"> или входным утверждением S, предикат R - </text:span><text:span text:style-name="T6">постусловием</text:span><text:span text:style-name="T1"> или выходным утверждением. Следовательно, R определяет то, что нужно установить. Можно сказать, что R определяет </text:span><text:soft-page-break/><text:span text:style-name="T1">спецификацию задачи. В предусловии Q нужно отражать тот факт, что входные переменные получили начальные значения.</text:span></text:p>
      <text:p text:style-name="P21"><text:span text:style-name="T2">В дальнейшем при изучении утверждений мы будем предполагать, что предусловия операторов вычисляются на основе постусловий, хотя этот процесс можно рассматривать и с противоположной точки зрения. </text:span></text:p>
      <text:p text:style-name="P21"><text:span text:style-name="T20">Пример 2.3.</text:span><text:span text:style-name="T2"> Рассмотрим оператор присваивания для целочисленных переменных и постусловие:</text:span></text:p>
      <text:p text:style-name="P23"><text:span text:style-name="T13">sum</text:span><text:span text:style-name="T2"> := 2 * х + 1 {</text:span><text:span text:style-name="T13">sum</text:span><text:span text:style-name="T2"> &gt; 1}</text:span></text:p>
      <text:p text:style-name="P21"><text:span text:style-name="T2">Одним из возможных предусловий данного оператора может быть <text:s text:c="11"/>{х &gt; 10}.</text:span></text:p>
      <text:p text:style-name="P21"><text:span text:style-name="T7">Слабейшими предусловиями</text:span><text:span text:style-name="T2"> называются наименьшие предусловия, обеспечивающие выполнение соответствующего постусловия. Например, для приведенного выше оператора и его постусловия предусловия {х &gt; 10}, {х &gt; 50} и <text:s text:c="2"/>{х &gt; 1000} являются правильными. Слабейшим из всех предусловий в данном случае будет {х &gt; 0}.</text:span></text:p>
      <text:h text:style-name="P17" text:outline-level="4">2.1.2.1. Преобразователь предикатов.</text:h>
      <text:p text:style-name="P56"><text:span text:style-name="T1">Э. Дейкстра рассматривает слабейшие предусловия, т.е. предусловия, необходимые и достаточные для гарантии желаемого результата.</text:span></text:p>
      <text:p text:style-name="P56"><text:span text:style-name="T1">«Условие, характеризующее множество всех начальных состояний, при которых запуск обязательно приведет к событию правильного завершения, причем система (машина, конструкция) останется в конечном состоянии, удовлетворяющем заданному постусловию, называется слабейшим предусловием, соответствующим этому постусловию».</text:span></text:p>
      <text:p text:style-name="P56"><text:span text:style-name="T1">Условие называют слабейшим, так как чем слабее условие, тем больше состояний удовлетворяют ему. Наша цель - охарактеризовать все возможные начальные состояния, которые приведут к желаемому конечному состоянию.</text:span></text:p>
      <text:p text:style-name="P56"><text:span text:style-name="T1">Если S - некоторый оператор (последовательность операторов), R - желаемое постусловие, то соответствующее слабейшее предусловие будем обозначать </text:span><text:span text:style-name="T2">wp(S, R)</text:span><text:span text:style-name="T1">.</text:span></text:p>
      <text:p text:style-name="P56"><text:span text:style-name="T1">Аббревиатура wp определяется начальными буквами английских слов weakest (слабейший) и precondition (предусловие). Предполагается, что известно, как работает оператор S (известна семантика S), если можно вывести для любого постусловия R соответствующее слабейшее предусловие wp(S, R).</text:span></text:p>
      <text:p text:style-name="P56"><text:span text:style-name="T1">Определение семантики оператора дается в виде правила, описывающего, как для любого заданного постусловия R можно вывести соответствующее слабейшее предусловие wp(S, R).</text:span></text:p>
      <text:p text:style-name="P56"><text:span text:style-name="T1">Для фиксированного оператора S такое правило, которое по заданному предикату R вырабатывает предикат wp(S,R), называется </text:span><text:span text:style-name="T5">«</text:span><text:span text:style-name="T7">преобразователем предикатов»</text:span><text:span text:style-name="T5">: </text:span><text:span text:style-name="T1">{wp(S, R)} S {R}.</text:span></text:p>
      <text:p text:style-name="P56"><text:span text:style-name="T1">Это значит, что описание семантики оператора S представимо с помощью преобразователя предикатов. Применительно к конкретным S и R часто бывает неважным точный вид wp(S,R), бывает достаточно более сильного условия Q, т.е. условия, для которого можно доказать, что утверждение Q =&gt; wp(S, R) </text:span><text:soft-page-break/><text:span text:style-name="T1">справедливо для всех состояний. Значит, множество состояний, для которых Q - истина, является подмножеством того множества состояний, для которых <text:s text:c="2"/>wp(S, R) - истина. Возможность работать с предусловиями Q, не являющимися слабейшими, полезна, поскольку выводить wp(S, R) явно не всегда практично.</text:span></text:p>
      <text:p text:style-name="P64"/>
      <text:p text:style-name="P39">Сформулируем свойства (по Э. Дейкстра) wp(S, R).</text:p>
      <text:p text:style-name="P21"><text:span text:style-name="T21">Свойство 1.</text:span><text:span text:style-name="T1"> wp (S, </text:span><text:span text:style-name="T10">F</text:span><text:span text:style-name="T1">) = </text:span><text:span text:style-name="T10">F</text:span><text:span text:style-name="T1"> для любого S. (Закон исключенного чуда).</text:span></text:p>
      <text:p text:style-name="P21"><text:bookmark text:name="2"/><text:span text:style-name="T21">Свойство 2.</text:span><text:span text:style-name="T1"> Закон монотонности. Для любого S и предикатов P и R таких, что P =&gt; R для всех состояний, справедливо для всех состояний <text:s text:c="19"/>wp(S, P) =&gt; wp(S, R).</text:span><text:bookmark text:name="3"/></text:p>
      <text:p text:style-name="P21"><text:span text:style-name="T21">Свойство 3.</text:span><text:span text:style-name="T1"> Дистрибутивность конъюнкции. Для любых S, P, R справедливо</text:span></text:p>
      <text:p text:style-name="P23"><text:span text:style-name="T12">wp(S, P) </text:span><text:span text:style-name="T14">AND</text:span><text:span text:style-name="T12"> wp(S, R) = wp(S, P </text:span><text:span text:style-name="T14">AND</text:span><text:span text:style-name="T12"> R).</text:span><text:bookmark text:name="4"/></text:p>
      <text:p text:style-name="P21"><text:span text:style-name="T21">Свойство 4.</text:span><text:span text:style-name="T1"> Дистрибутивность дизъюнкции. Для любых S, P, R справедливо </text:span></text:p>
      <text:p text:style-name="P23"><text:span text:style-name="T12">wp(S, P) </text:span><text:span text:style-name="T14">OR</text:span><text:span text:style-name="T12"> wp(S, R) = wp(S, P </text:span><text:span text:style-name="T14">OR</text:span><text:span text:style-name="T12"> R).</text:span></text:p>
      <text:p text:style-name="P21"><text:span text:style-name="T2">Если для каждого оператора языка по заданным постусловиям можно вычислить слабейшее предусловие, то для программ на данном языке может быть построено корректное доказательство. Доказательство начинается с использования результатов, которые надо получить при выполнении программы, в качестве постусловия последнего оператора программы, и выполняется с помощью отслеживания программы от конца к началу с последовательным вычислением слабейших предусловий для каждого оператора. При достижении начала программы первое ее предусловие отражает условия, при которых программа вычислит требуемые результаты.</text:span></text:p>
      <text:p text:style-name="P21"><text:span text:style-name="T2">Для некоторых операторов программы вычисление слабейшего предусловия на основе оператора и его постусловия является достаточно простым и может быть задано с помощью аксиомы. Однако, как правило, слабейшее предусловие вычисляется только с помощью </text:span><text:span text:style-name="T8">правила логического вывода, </text:span><text:span text:style-name="T2">т.е. метода выведения истинности одного утверждения на основе значений остальных утверждений.</text:span></text:p>
      <text:h text:style-name="P18" text:outline-level="4">2.1.2.2. Аксиоматическое определение операторов в терминах wp.</text:h>
      <text:p text:style-name="P64">Определим слабейшее предусловие для основных операторов: оператора присваивания, составного оператора, оператора выбора и оператора цикла.</text:p>
      <text:p text:style-name="P21"><text:span text:style-name="T5">Оператор присваивания</text:span><text:span text:style-name="T1"> имеет вид: x := </text:span><text:span text:style-name="T12">E</text:span><text:span text:style-name="T1">, где x - простая переменная, </text:span><text:span text:style-name="T12">E</text:span><text:span text:style-name="T1"> – выражение (типы x и </text:span><text:span text:style-name="T12">E</text:span><text:span text:style-name="T1"> совпадают).</text:span></text:p>
      <text:p text:style-name="P21"><text:span text:style-name="T1">Определим слабейшее предусловие оператора присваивания как <text:s text:c="16"/></text:span><text:span text:style-name="T2">Q = wp(x := </text:span><text:span text:style-name="T13">E</text:span><text:span text:style-name="T2">, R)</text:span><text:span text:style-name="T1">, где Q получается из R заменой каждого вхождения x на </text:span><text:span text:style-name="T12">E</text:span><text:span text:style-name="T1">, что обозначим Q = R</text:span><text:span text:style-name="T59">x</text:span><text:span text:style-name="T43">Е</text:span><text:span text:style-name="T1">.</text:span></text:p>
      <text:p text:style-name="P56"><text:span text:style-name="T1">Предполагается, что значение Е определено и вычисление выражения Е не может изменить значения ни одной переменной. Последнее ограничение запрещает функции с побочным эффектом. Следовательно, можно использовать </text:span><text:soft-page-break/><text:span text:style-name="T1">обычные свойства выражений такие, как ассоциативность, коммутативность и логические законы. </text:span></text:p>
      <text:p text:style-name="P21"><text:span text:style-name="T8">Составной оператор</text:span><text:span text:style-name="T1"> имеет вид: </text:span><text:span text:style-name="T10">begin</text:span><text:span text:style-name="T1"> S</text:span><text:span text:style-name="T43">1</text:span><text:span text:style-name="T1">; S</text:span><text:span text:style-name="T43">2</text:span><text:span text:style-name="T1">; ... ; S</text:span><text:span text:style-name="T43">n</text:span><text:span text:style-name="T1"> </text:span><text:span text:style-name="T10">end</text:span></text:p>
      <text:p text:style-name="P21"><text:span text:style-name="T1">Слабейшее предусловие для последовательности двух операторов:</text:span></text:p>
      <text:p text:style-name="P23"><text:span text:style-name="T12">wp(S</text:span><text:span text:style-name="T47">1</text:span><text:span text:style-name="T12">;S</text:span><text:span text:style-name="T47">2</text:span><text:span text:style-name="T12">, R) = wp(S</text:span><text:span text:style-name="T47">1</text:span><text:span text:style-name="T12">, wp(S</text:span><text:span text:style-name="T47">2</text:span><text:span text:style-name="T12">, R)).</text:span></text:p>
      <text:p text:style-name="P21"><text:span text:style-name="T1">Аналогично слабейшее предусловие определяется для последовательности из n операторов.</text:span></text:p>
      <text:p text:style-name="P21"><text:span text:style-name="T5">Оператор выбора</text:span><text:span text:style-name="T1"> определим так: </text:span><text:span text:style-name="T14">if</text:span><text:span text:style-name="T1"> </text:span><text:span text:style-name="T12">B</text:span><text:span text:style-name="T43">1</text:span><text:span text:style-name="T1"> → </text:span><text:span text:style-name="T12">S</text:span><text:span text:style-name="T43">1</text:span><text:span text:style-name="T1"> П </text:span><text:span text:style-name="T12">B</text:span><text:span text:style-name="T43">2</text:span><text:span text:style-name="T1"> → </text:span><text:span text:style-name="T12">S</text:span><text:span text:style-name="T43">2 </text:span><text:span text:style-name="T1">... П </text:span><text:span text:style-name="T12">B</text:span><text:span text:style-name="T47">n</text:span><text:span text:style-name="T1"> → </text:span><text:span text:style-name="T12">S</text:span><text:span text:style-name="T47">n</text:span><text:span text:style-name="T1"> </text:span><text:span text:style-name="T10">fi</text:span></text:p>
      <text:p text:style-name="P56"><text:span text:style-name="T1">Здесь n </text:span><text:span text:style-name="T49"></text:span><text:span text:style-name="T1"> 0, B</text:span><text:span text:style-name="T43">1</text:span><text:span text:style-name="T1">, B</text:span><text:span text:style-name="T43">2</text:span><text:span text:style-name="T1">, ..., B</text:span><text:span text:style-name="T43">n</text:span><text:span text:style-name="T1"> - логические выражения, называемые охранами, S</text:span><text:span text:style-name="T43">1</text:span><text:span text:style-name="T1">, S</text:span><text:span text:style-name="T43">2</text:span><text:span text:style-name="T1">, ..., S</text:span><text:span text:style-name="T43">n</text:span><text:span text:style-name="T1"> - операторы, пара B</text:span><text:span text:style-name="T43">i</text:span><text:span text:style-name="T1"> → S</text:span><text:span text:style-name="T43">i</text:span><text:span text:style-name="T1"> называется охраняемой командой, П - разделитель, </text:span><text:span text:style-name="T10">if</text:span><text:span text:style-name="T1"> и </text:span><text:span text:style-name="T10">fi</text:span><text:span text:style-name="T1"> играют роль операторных скобок.</text:span></text:p>
      <text:p text:style-name="P39">Выполняется оператор следующим образом. </text:p>
      <text:p text:style-name="P56"><text:span text:style-name="T1">Проверяются все B</text:span><text:span text:style-name="T43">i</text:span><text:span text:style-name="T1">. Если одна из охран не определена, то происходит аварийное завершение. Далее, по крайней мере, одна из охран должна иметь значение истина, иначе выполнение завершается аварийно.</text:span></text:p>
      <text:p text:style-name="P56"><text:span text:style-name="T1">Выбирается одна из охраняемых команд B</text:span><text:span text:style-name="T43">i</text:span><text:span text:style-name="T1"> → S</text:span><text:span text:style-name="T43">i</text:span><text:span text:style-name="T1">, у которой значение B</text:span><text:span text:style-name="T43">i</text:span><text:span text:style-name="T1"> истина, и выполняется S</text:span><text:span text:style-name="T43">i</text:span><text:span text:style-name="T1">.</text:span></text:p>
      <text:p text:style-name="P39">Определим слабейшее предусловие: </text:p>
      <text:p text:style-name="P23"><text:span text:style-name="T12">wp</text:span><text:span text:style-name="T1">(</text:span><text:span text:style-name="T14">if</text:span><text:span text:style-name="T1">, </text:span><text:span text:style-name="T12">R</text:span><text:span text:style-name="T1">) = </text:span><text:span text:style-name="T12">BB</text:span><text:span text:style-name="T1"> </text:span><text:span text:style-name="T14">AND</text:span><text:span text:style-name="T1"> (</text:span><text:span text:style-name="T12">B</text:span><text:span text:style-name="T43">1</text:span><text:span text:style-name="T1"> =&gt; </text:span><text:span text:style-name="T12">wp</text:span><text:span text:style-name="T1">(</text:span><text:span text:style-name="T12">S</text:span><text:span text:style-name="T43">1</text:span><text:span text:style-name="T1">, </text:span><text:span text:style-name="T12">R</text:span><text:span text:style-name="T1">)) </text:span><text:span text:style-name="T14">AND</text:span><text:span text:style-name="T1"> ... </text:span><text:span text:style-name="T14">AND </text:span><text:span text:style-name="T12">(B</text:span><text:span text:style-name="T47">n</text:span><text:span text:style-name="T12"> =&gt; wp(S</text:span><text:span text:style-name="T47">n</text:span><text:span text:style-name="T12">, R)),</text:span></text:p>
      <text:p text:style-name="P26"><text:span text:style-name="T1">где</text:span><text:span text:style-name="T12"> BB = B</text:span><text:span text:style-name="T47">1</text:span><text:span text:style-name="T12"> </text:span><text:span text:style-name="T14">OR</text:span><text:span text:style-name="T12"> B</text:span><text:span text:style-name="T47">2</text:span><text:span text:style-name="T12"> </text:span><text:span text:style-name="T14">OR</text:span><text:span text:style-name="T12"> ... </text:span><text:span text:style-name="T14">OR</text:span><text:span text:style-name="T1"> </text:span><text:span text:style-name="T12">B</text:span><text:span text:style-name="T47">n</text:span><text:span text:style-name="T1">.</text:span></text:p>
      <text:p text:style-name="P21"><text:span text:style-name="T1">Предполагается, что охраны являются всюду определенными функциями (значение их определено во всех состояниях).</text:span></text:p>
      <text:p text:style-name="P21"><text:span text:style-name="T1">Естественно определить wp(</text:span><text:span text:style-name="T10">if</text:span><text:span text:style-name="T1">, R) с помощью кванторов:</text:span></text:p>
      <text:p text:style-name="P23"><text:span text:style-name="T12">wp(</text:span><text:span text:style-name="T14">if</text:span><text:span text:style-name="T12">, R) = (</text:span><text:span text:style-name="T53"></text:span><text:span text:style-name="T12"> i: 1 </text:span><text:span text:style-name="T51"></text:span><text:span text:style-name="T12"> i </text:span><text:span text:style-name="T51"></text:span><text:span text:style-name="T12"> n : B</text:span><text:span text:style-name="T47">i</text:span><text:span text:style-name="T12"> ) </text:span><text:span text:style-name="T14">AND</text:span><text:span text:style-name="T12"> (</text:span><text:span text:style-name="T53"></text:span><text:span text:style-name="T12">i: 1 </text:span><text:span text:style-name="T51"></text:span><text:span text:style-name="T12"> i </text:span><text:span text:style-name="T51"></text:span><text:span text:style-name="T12"> n : B</text:span><text:span text:style-name="T47">i</text:span><text:span text:style-name="T12"> =&gt; wp(S</text:span><text:span text:style-name="T47">i</text:span><text:span text:style-name="T12">, R))</text:span></text:p>
      <text:p text:style-name="P21"><text:span text:style-name="T19">Пример 2.4.</text:span><text:span text:style-name="T1"> Определить z = |x|.</text:span></text:p>
      <text:p text:style-name="P21"><text:span text:style-name="T1">С использованием оператора выбора :</text:span><text:span text:style-name="T10">if</text:span><text:span text:style-name="T1"> x </text:span><text:span text:style-name="T49"></text:span><text:span text:style-name="T1"> 0 → z := x П x </text:span><text:span text:style-name="T49"></text:span><text:span text:style-name="T1"> 0 → z := -x </text:span><text:span text:style-name="T10">fi</text:span><text:span text:style-name="T1">.</text:span></text:p>
      <text:p text:style-name="P21"><text:span text:style-name="T1">К особенностям оператора выбора следует отнести, во-первых, тот факт, что он включает условный оператор (</text:span><text:span text:style-name="T10">if</text:span><text:span text:style-name="T1">... </text:span><text:span text:style-name="T10">then</text:span><text:span text:style-name="T1">..), альтернативный оператор <text:s text:c="2"/></text:span><text:span text:style-name="T10">(if</text:span><text:span text:style-name="T1">… </text:span><text:span text:style-name="T10">then</text:span><text:span text:style-name="T1">... </text:span><text:span text:style-name="T10">else</text:span><text:span text:style-name="T1">...) и оператор выбора (</text:span><text:span text:style-name="T10">case</text:span><text:span text:style-name="T1">).</text:span></text:p>
      <text:p text:style-name="P56"><text:bookmark text:name="pr7"/><text:span text:style-name="T1">Во-вторых, оператор выбора не допускает умолчаний, что помогает при разработке сложных программ, так как каждая альтернатива представлена подробно, и возможность что-либо упустить уменьшается.</text:span></text:p>
      <text:p text:style-name="P56"><text:span text:style-name="T1">В-третьих, благодаря отсутствию умолчаний, запись оператора выбора представлена в симметричном виде.</text:span></text:p>
      <text:p text:style-name="P21"><text:span text:style-name="T8">Оператор цикла.</text:span><text:span text:style-name="T1"> В обозначениях Дейкстры цикл имеет вид: </text:span><text:span text:style-name="T10">do</text:span><text:span text:style-name="T1"> B → S </text:span><text:span text:style-name="T10">do</text:span><text:span text:style-name="T1">.</text:span></text:p>
      <text:p text:style-name="P21"><text:span text:style-name="T1">Обозначим это соотношение через DO и представим его в виде:</text:span></text:p>
      <text:p text:style-name="P23"><text:span text:style-name="T12">DO</text:span><text:span text:style-name="T1">: </text:span><text:span text:style-name="T14">do</text:span><text:span text:style-name="T1"> </text:span><text:span text:style-name="T12">B</text:span><text:span text:style-name="T43">1</text:span><text:span text:style-name="T1"> → </text:span><text:span text:style-name="T12">S</text:span><text:span text:style-name="T43">1 </text:span><text:span text:style-name="T1">П </text:span><text:span text:style-name="T12">B</text:span><text:span text:style-name="T43">2</text:span><text:span text:style-name="T1"> → </text:span><text:span text:style-name="T12">S</text:span><text:span text:style-name="T43">2 </text:span><text:span text:style-name="T1">... П </text:span><text:span text:style-name="T12">B</text:span><text:span text:style-name="T47">n</text:span><text:span text:style-name="T1"> → </text:span><text:span text:style-name="T12">S</text:span><text:span text:style-name="T47">n</text:span><text:span text:style-name="T43"> <text:s/></text:span><text:span text:style-name="T10">od</text:span><text:span text:style-name="T1">, </text:span></text:p>
      <text:p text:style-name="P26"><text:span text:style-name="T1">где n </text:span><text:span text:style-name="T49"></text:span><text:span text:style-name="T1"> 0, B</text:span><text:span text:style-name="T43">i</text:span><text:span text:style-name="T1"> → S</text:span><text:span text:style-name="T43">i</text:span><text:span text:style-name="T1"> - охраняемые команды.</text:span></text:p>
      <text:p text:style-name="P56"><text:span text:style-name="T1">Выполняется оператор следующим образом. Пока возможно выбирается охрана B</text:span><text:span text:style-name="T43">i</text:span><text:span text:style-name="T1"> со значением истина, и выполняется соответствующий оператор S</text:span><text:span text:style-name="T43">i</text:span><text:span text:style-name="T1">. Как только все охраны будут иметь значение ложь, выполнение DO завершится.</text:span></text:p>
      <text:p text:style-name="P56"><text:soft-page-break/><text:span text:style-name="T1">Выбор охраны со значением истина и выполнение соответствующего оператора называется выполнением шага цикла. Если истинными являются несколько охран, то выбирается любая из них. </text:span></text:p>
      <text:p text:style-name="P39">Следовательно, оператор DO эквивалентен оператору </text:p>
      <text:p text:style-name="P23"><text:span text:style-name="T14">do</text:span><text:span text:style-name="T1"> </text:span><text:span text:style-name="T12">BB</text:span><text:span text:style-name="T1"> </text:span><text:span text:style-name="T10">→ </text:span><text:span text:style-name="T14">if</text:span><text:span text:style-name="T1"> </text:span><text:span text:style-name="T12">B</text:span><text:span text:style-name="T1">2 → </text:span><text:span text:style-name="T12">S</text:span><text:span text:style-name="T1">1 П </text:span><text:span text:style-name="T12">B</text:span><text:span text:style-name="T1">2 → </text:span><text:span text:style-name="T12">S</text:span><text:span text:style-name="T1">2 ... </text:span><text:span text:style-name="T12">П Bn → Sn <text:s/></text:span><text:span text:style-name="T14">fi od</text:span><text:span text:style-name="T12"> или </text:span><text:span text:style-name="T14">do</text:span><text:span text:style-name="T12"> BB → IF </text:span><text:span text:style-name="T14">od</text:span><text:span text:style-name="T12">, </text:span></text:p>
      <text:p text:style-name="P26"><text:span text:style-name="T1">где </text:span><text:span text:style-name="T12">BB</text:span><text:span text:style-name="T1"> - дизъюнкция охран, </text:span><text:span text:style-name="T12">IF</text:span><text:span text:style-name="T1"> - оператор выбора.</text:span></text:p>
      <text:p text:style-name="P21"><text:span text:style-name="T19">Пример 2.5.</text:span><text:span text:style-name="T1"> Алгоритм Евклида.</text:span></text:p>
      <text:p text:style-name="P40">Вариант 1.</text:p>
      <text:p text:style-name="P21"><text:span text:style-name="T1">задать (</text:span><text:span text:style-name="T12">N</text:span><text:span text:style-name="T1">, </text:span><text:span text:style-name="T12">M</text:span><text:span text:style-name="T1">);</text:span></text:p>
      <text:p text:style-name="P21"><text:span text:style-name="T14">if</text:span><text:span text:style-name="T12"> N &gt; 0 </text:span><text:span text:style-name="T14">AND</text:span><text:span text:style-name="T12"> M &gt; 0 →n, m := N, M;</text:span></text:p>
      <text:p text:style-name="P21"><text:span text:style-name="T14">do</text:span><text:span text:style-name="T12"> n ≠ m → </text:span><text:span text:style-name="T14">if</text:span><text:span text:style-name="T12"> n &gt; m → n := n – m </text:span><text:span text:style-name="T1">П</text:span><text:span text:style-name="T12"> m &gt; n → m := m – n </text:span><text:span text:style-name="T14">fi od</text:span><text:span text:style-name="T12">;</text:span></text:p>
      <text:p text:style-name="P21"><text:span text:style-name="T1">выдать (</text:span><text:span text:style-name="T12">n</text:span><text:span text:style-name="T1">)</text:span></text:p>
      <text:p text:style-name="P50">fi </text:p>
      <text:p text:style-name="P40">Вариант 2.</text:p>
      <text:p text:style-name="P39">задать (N, M);</text:p>
      <text:p text:style-name="P21"><text:span text:style-name="T14">if</text:span><text:span text:style-name="T12"> N &gt; 0 </text:span><text:span text:style-name="T14">AND</text:span><text:span text:style-name="T12"> M &gt; 0 → n, m := N, M;</text:span></text:p>
      <text:p text:style-name="P21"><text:span text:style-name="T14">do</text:span><text:span text:style-name="T12"> n &gt; m → n := n – m </text:span><text:span text:style-name="T1">П</text:span><text:span text:style-name="T12"> m &gt; n → m := m – n </text:span><text:span text:style-name="T14">od</text:span><text:span text:style-name="T12">;</text:span></text:p>
      <text:p text:style-name="P39">выдать (n)</text:p>
      <text:p text:style-name="P48">fi</text:p>
      <text:p text:style-name="P21"><text:span text:style-name="T1">Дадим формальное определение слабейшего предусловия для оператора цикла DO.</text:span></text:p>
      <text:p text:style-name="P21"><text:span text:style-name="T1">Пусть предикат H</text:span><text:span text:style-name="T43">0</text:span><text:span text:style-name="T1">(R) определяет множество состояний, в которых выполнение DO завершается за 0 шагов (в этом случае все охраны с самого начала ложны, после завершения R имеет значение истина):</text:span></text:p>
      <text:p text:style-name="P23"><text:span text:style-name="T12">H</text:span><text:span text:style-name="T47">0</text:span><text:span text:style-name="T12">(R) = </text:span><text:span text:style-name="T14">NOT</text:span><text:span text:style-name="T12"> BB </text:span><text:span text:style-name="T14">AND</text:span><text:span text:style-name="T12"> R</text:span></text:p>
      <text:p text:style-name="P21"><text:span text:style-name="T1">Другими словами, требуется, чтобы оператор цикла DO завершил работу, не производя выборки охраняемой команды, что гарантируется первым конъюнктивным членом предиката H</text:span><text:span text:style-name="T43">0</text:span><text:span text:style-name="T1">(R): </text:span><text:span text:style-name="T10">NOT</text:span><text:span text:style-name="T1"> BB = T. При этом истинность R до выполнения DO является необходимым условием для истинности R после выполнения DO.</text:span></text:p>
      <text:p text:style-name="P21"><text:span text:style-name="T1">Определим предикат H</text:span><text:span text:style-name="T43">k</text:span><text:span text:style-name="T1">(R) как множество состояний, в которых выполнение DO заканчивается за k шагов при значении R истина (H</text:span><text:span text:style-name="T43">k</text:span><text:span text:style-name="T1">(R) будет определяться через H</text:span><text:span text:style-name="T43">k-1</text:span><text:span text:style-name="T1">(R)):</text:span></text:p>
      <text:p text:style-name="P23"><text:span text:style-name="T12">H</text:span><text:span text:style-name="T47">k</text:span><text:span text:style-name="T12">(R) = H</text:span><text:span text:style-name="T47">0</text:span><text:span text:style-name="T12">(R) </text:span><text:span text:style-name="T14">OR</text:span><text:span text:style-name="T12"> wp(IF, H</text:span><text:span text:style-name="T47">k-1</text:span><text:span text:style-name="T12">(R)), k &gt; 0 → wp(DO, R) = (</text:span><text:span text:style-name="T53"></text:span><text:span text:style-name="T12"> k: k </text:span><text:span text:style-name="T51"></text:span><text:span text:style-name="T12"> 0: H</text:span><text:span text:style-name="T47">k</text:span><text:span text:style-name="T12">(R)).</text:span></text:p>
      <text:p text:style-name="P56"><text:span text:style-name="T1">Это значит, что должно существовать такое значение k, что потребуется не более, чем k шагов, для обеспечения завершения работы в конечном состоянии, удовлетворяющем постусловию R.</text:span></text:p>
      <text:p text:style-name="P21"><text:span text:style-name="T1">Определение DO. Если предикаты H</text:span><text:span text:style-name="T43">k</text:span><text:span text:style-name="T1">(R) задаются в виде</text:span></text:p>
      <text:p text:style-name="P22"><text:span text:style-name="T12">H</text:span><text:span text:style-name="T47">k</text:span><text:span text:style-name="T1">(</text:span><text:span text:style-name="T12">R</text:span><text:span text:style-name="T1">) = </text:span><text:span text:style-name="T14">NOT</text:span><text:span text:style-name="T1"> </text:span><text:span text:style-name="T12">B</text:span><text:span text:style-name="T1"> </text:span><text:span text:style-name="T14">AND</text:span><text:span text:style-name="T1"> </text:span><text:span text:style-name="T12">R</text:span><text:span text:style-name="T1">, </text:span><text:span text:style-name="T12">k</text:span><text:span text:style-name="T1"> = 0</text:span></text:p>
      <text:p text:style-name="P24"><text:span text:style-name="T12">H</text:span><text:span text:style-name="T47">k</text:span><text:span text:style-name="T12">(R) = wp(IF, H</text:span><text:span text:style-name="T47">k-1</text:span><text:span text:style-name="T12">(R)), k &gt; 0, → wp (DO,R)=(</text:span><text:span text:style-name="T53"></text:span><text:span text:style-name="T12"> k: k </text:span><text:span text:style-name="T51"></text:span><text:span text:style-name="T12"> 0: H</text:span><text:span text:style-name="T47">k</text:span><text:span text:style-name="T12">(R))</text:span></text:p>
      <text:p text:style-name="P21"><text:bookmark text:name="tc"/><text:span text:style-name="T21">Основная теорема для оператора цикла</text:span><text:span text:style-name="T19">.</text:span><text:span text:style-name="T1"> Пусть оператор выбора IF и предикат P таковы, что для всех состояний справедливо</text:span></text:p>
      <text:p text:style-name="P53"><text:span text:style-name="T12">(P </text:span><text:span text:style-name="T14">AND</text:span><text:span text:style-name="T12"> BB) =&gt; wp(IF, R). <text:tab/><text:tab/><text:tab/><text:tab/><text:tab/><text:tab/><text:tab/><text:tab/></text:span><text:span text:style-name="T1">(2.3)</text:span></text:p>
      <text:p text:style-name="P39"><text:soft-page-break/>Тогда для оператора цикла справедливо:</text:p>
      <text:p text:style-name="P23"><text:span text:style-name="T12">(P </text:span><text:span text:style-name="T14">AND</text:span><text:span text:style-name="T12"> wp(DO, T)) =&gt; wp(DO, P </text:span><text:span text:style-name="T14">AND NOT</text:span><text:span text:style-name="T12"> BB).</text:span></text:p>
      <text:p text:style-name="P56"><text:span text:style-name="T1">Эта теорема известна как основная теорема инвариантности для цикла. Предикат Р, истинный перед выполнением и после выполнения каждого шага цикла, называется </text:span><text:span text:style-name="T6">инвариантным отношением</text:span><text:span text:style-name="T1"> или просто </text:span><text:span text:style-name="T6">инвариантом цикла</text:span><text:span text:style-name="T1">. В математике термин «инвариантный» означает не изменяющийся под воздействием совокупности рассматриваемых математических операций. </text:span></text:p>
      <text:p text:style-name="P56"><text:span text:style-name="T1">Поясним смысл теоремы. Условие (2.3) означает, что если предикат P первоначально истинен и одна из охраняемых команд выбирается для выполнения, то после ее выполнения P сохранит значение истинности. После завершения оператора, когда ни одна из охран не является истиной, будем иметь:</text:span></text:p>
      <text:p text:style-name="P23"><text:span text:style-name="T12">P</text:span><text:span text:style-name="T1"> </text:span><text:span text:style-name="T14">AND</text:span><text:span text:style-name="T10"> </text:span><text:span text:style-name="T14">NOT</text:span><text:span text:style-name="T1"> </text:span><text:span text:style-name="T12">BB</text:span><text:span text:style-name="T1">.</text:span></text:p>
      <text:p text:style-name="P56"><text:span text:style-name="T1">Работа завершится правильно, если условие wp(DO, </text:span><text:span text:style-name="T10">T</text:span><text:span text:style-name="T1">) справедливо и до выполнения DO. Так как любое состояние удовлетворяет </text:span><text:span text:style-name="T10">T</text:span><text:span text:style-name="T1">, то wp(DO,</text:span><text:span text:style-name="T10">T</text:span><text:span text:style-name="T1">) является слабейшим предусловием для начального состояния такого, что запуск оператора цикла DO приведет к правильно завершаемой работе. </text:span></text:p>
      <text:p text:style-name="P21"><text:span text:style-name="T6">Доказательство.<text:tab/></text:span><text:span text:style-name="T1">Из определения DO следует:</text:span></text:p>
      <text:p text:style-name="P22"><text:span text:style-name="T1">Если </text:span><text:span text:style-name="T12">H</text:span><text:span text:style-name="T43">0</text:span><text:span text:style-name="T1">(</text:span><text:span text:style-name="T12">T</text:span><text:span text:style-name="T1">)= </text:span><text:span text:style-name="T14">NOT</text:span><text:span text:style-name="T1"> </text:span><text:span text:style-name="T12">BB</text:span><text:span text:style-name="T1"> </text:span><text:span text:style-name="T14">AND</text:span><text:span text:style-name="T1"> </text:span><text:span text:style-name="T12">T</text:span><text:span text:style-name="T1">, </text:span><text:span text:style-name="T12">k</text:span><text:span text:style-name="T1">=0</text:span></text:p>
      <text:p text:style-name="P21"><text:span text:style-name="T23">H</text:span><text:span text:style-name="T45">k</text:span><text:span text:style-name="T1">(</text:span><text:span text:style-name="T25">T</text:span><text:span text:style-name="T1">)=</text:span><text:span text:style-name="T23">wp</text:span><text:span text:style-name="T1">(</text:span><text:span text:style-name="T23">IF</text:span><text:span text:style-name="T1">, </text:span><text:span text:style-name="T23">H</text:span><text:span text:style-name="T45">k</text:span><text:span text:style-name="T43">-1</text:span><text:span text:style-name="T1">(</text:span><text:span text:style-name="T25">T</text:span><text:span text:style-name="T1">)), </text:span><text:span text:style-name="T23">k</text:span><text:span text:style-name="T1">&gt;0, → </text:span><text:span text:style-name="T23">wp</text:span><text:span text:style-name="T1">(</text:span><text:span text:style-name="T23">DO</text:span><text:span text:style-name="T1">,</text:span><text:span text:style-name="T25">T</text:span><text:span text:style-name="T1">)=(</text:span><text:span text:style-name="T57"></text:span><text:span text:style-name="T1"> </text:span><text:span text:style-name="T23">k</text:span><text:span text:style-name="T1">: </text:span><text:span text:style-name="T23">k</text:span><text:span text:style-name="T1"> </text:span><text:span text:style-name="T55"></text:span><text:span text:style-name="T1"> 0: </text:span><text:span text:style-name="T23">H</text:span><text:span text:style-name="T45">k</text:span><text:span text:style-name="T1">(</text:span><text:span text:style-name="T25">T</text:span><text:span text:style-name="T1">))</text:span></text:p>
      <text:p text:style-name="P21"><text:span text:style-name="T12">H</text:span><text:span text:style-name="T43">0</text:span><text:span text:style-name="T1">(</text:span><text:span text:style-name="T12">P</text:span><text:span text:style-name="T1"> </text:span><text:span text:style-name="T14">AND</text:span><text:span text:style-name="T10"> </text:span><text:span text:style-name="T14">NOT</text:span><text:span text:style-name="T1"> </text:span><text:span text:style-name="T12">BB</text:span><text:span text:style-name="T1">)=</text:span><text:span text:style-name="T12">P</text:span><text:span text:style-name="T1"> </text:span><text:span text:style-name="T14">AND</text:span><text:span text:style-name="T10"> </text:span><text:span text:style-name="T14">NOT</text:span><text:span text:style-name="T1"> </text:span><text:span text:style-name="T12">BB</text:span><text:span text:style-name="T1">;</text:span></text:p>
      <text:p text:style-name="P21"><text:span text:style-name="T12">H</text:span><text:span text:style-name="T47">k</text:span><text:span text:style-name="T1">(</text:span><text:span text:style-name="T12">P</text:span><text:span text:style-name="T1"> </text:span><text:span text:style-name="T14">AND NOT</text:span><text:span text:style-name="T12"> BB)=wp(IF, H</text:span><text:span text:style-name="T47">k-1</text:span><text:span text:style-name="T12">(P </text:span><text:span text:style-name="T14">AND NOT</text:span><text:span text:style-name="T12"> BB), → </text:span></text:p>
      <text:p text:style-name="P21"><text:span text:style-name="T12">→ wp(DO, P </text:span><text:span text:style-name="T14">AND NOT</text:span><text:span text:style-name="T12"> BB)=(</text:span><text:span text:style-name="T57"></text:span><text:span text:style-name="T12"> k </text:span><text:span text:style-name="T51"></text:span><text:span text:style-name="T12"> 0: H</text:span><text:span text:style-name="T47">k</text:span><text:span text:style-name="T12">(P </text:span><text:span text:style-name="T14">AND NOT</text:span><text:span text:style-name="T12"> BB))</text:span></text:p>
      <text:p text:style-name="P23"><text:span text:style-name="T1">С помощью метода математической индукции можно доказать, что из условия (2.3) следует</text:span></text:p>
      <text:p text:style-name="P21"><text:span text:style-name="T12">(P </text:span><text:span text:style-name="T14">AND</text:span><text:span text:style-name="T12"> H</text:span><text:span text:style-name="T47">k</text:span><text:span text:style-name="T12">(</text:span><text:span text:style-name="T14">T</text:span><text:span text:style-name="T12">)) =&gt; H</text:span><text:span text:style-name="T47">k</text:span><text:span text:style-name="T12">(P </text:span><text:span text:style-name="T14">AND NOT</text:span><text:span text:style-name="T12"> BB), k </text:span><text:span text:style-name="T51"></text:span><text:span text:style-name="T12"> 0</text:span></text:p>
      <text:p text:style-name="P23"><text:span text:style-name="T12">Тогда </text:span><text:span text:style-name="T1">имеем</text:span></text:p>
      <text:p text:style-name="P24"><text:span text:style-name="T12">P </text:span><text:span text:style-name="T14">AND</text:span><text:span text:style-name="T12"> wp(DO, </text:span><text:span text:style-name="T14">T</text:span><text:span text:style-name="T12">) = (</text:span><text:span text:style-name="T57"></text:span><text:span text:style-name="T12">k: k </text:span><text:span text:style-name="T51"></text:span><text:span text:style-name="T12"> 0: P and H</text:span><text:span text:style-name="T47">k</text:span><text:span text:style-name="T12">(</text:span><text:span text:style-name="T14">T</text:span><text:span text:style-name="T12">)) =&gt; </text:span></text:p>
      <text:p text:style-name="P27"><text:span text:style-name="T12">=&gt; (</text:span><text:span text:style-name="T57"></text:span><text:span text:style-name="T12">k: k </text:span><text:span text:style-name="T51"></text:span><text:span text:style-name="T12"> 0: H</text:span><text:span text:style-name="T47">k</text:span><text:span text:style-name="T12">(P </text:span><text:span text:style-name="T14">AND NOT</text:span><text:span text:style-name="T12"> BB)) = wp(DO, P </text:span><text:span text:style-name="T14">AND NOT</text:span><text:span text:style-name="T12"> BB)</text:span></text:p>
      <text:p text:style-name="P21"><text:span text:style-name="T1">Следовательно</text:span><text:span text:style-name="T12">, (P </text:span><text:span text:style-name="T14">AND</text:span><text:span text:style-name="T12"> wp(DO, </text:span><text:span text:style-name="T14">T</text:span><text:span text:style-name="T12">)) =&gt; wp(DO, P </text:span><text:span text:style-name="T14">AND NOT</text:span><text:span text:style-name="T12"> BB).</text:span></text:p>
      <text:p text:style-name="P21"><text:span text:style-name="T2">Чтобы использовать аксиоматическую семантику с данным языком программирования для доказательства правильности программ или для описания формальной семантики, для каждого вида операторов языка должны быть определены аксиомы или правила логического вывода. С ними мы познакомимся в п. 2.3 «Верификация программ».</text:span></text:p>
      <text:p text:style-name="P21"><text:span text:style-name="T2">В аксиоматической семантике система (2.1) интерпретируется как набор аксиом в рамках некоторой формальной логической системы, в которой есть правила вывода и/или интерпретации определяемых объектов.</text:span></text:p>
      <text:p text:style-name="P21"><text:span text:style-name="T2">Для интерпретации системы функций (2.1) вводится понятие аксиоматического описания &lt;</text:span><text:span text:style-name="T13">S</text:span><text:span text:style-name="T2">, </text:span><text:span text:style-name="T13">A</text:span><text:span text:style-name="T2">&gt; - логически связанной пары понятий: </text:span><text:span text:style-name="T13">S</text:span><text:span text:style-name="T2"> - сигнатура используемых в системе символов функций f</text:span><text:span text:style-name="T44">1</text:span><text:span text:style-name="T2">, f</text:span><text:span text:style-name="T44">2</text:span><text:span text:style-name="T2">, ..., f</text:span><text:span text:style-name="T44">m</text:span><text:span text:style-name="T2"> и символов констант (нульместных функциональных символов) c</text:span><text:span text:style-name="T44">1</text:span><text:span text:style-name="T2">, c</text:span><text:span text:style-name="T44">2</text:span><text:span text:style-name="T2">, ..., c</text:span><text:span text:style-name="T48">I</text:span><text:span text:style-name="T2">, а </text:span><text:span text:style-name="T13">A</text:span><text:span text:style-name="T2"> - набор </text:span><text:soft-page-break/><text:span text:style-name="T2">аксиом, представленный системой. Предполагается, что каждая переменная x</text:span><text:span text:style-name="T44">i</text:span><text:span text:style-name="T2">, i=1, ..., k, и каждая константа c</text:span><text:span text:style-name="T44">i</text:span><text:span text:style-name="T2">, i=1, ..., l, используемая в </text:span><text:span text:style-name="T13">A</text:span><text:span text:style-name="T2">, принадлежит к какому-либо из типов данных t</text:span><text:span text:style-name="T44">1</text:span><text:span text:style-name="T2">, t</text:span><text:span text:style-name="T44">2</text:span><text:span text:style-name="T2">, ..., t</text:span><text:span text:style-name="T44">r</text:span><text:span text:style-name="T2">, а каждый символ f</text:span><text:span text:style-name="T48">j</text:span><text:span text:style-name="T2">, </text:span><text:span text:style-name="T13">j</text:span><text:span text:style-name="T2">=1, ..., m, представляет функцию, типа:<text:tab/>t</text:span><text:span text:style-name="T44">i1</text:span><text:span text:style-name="T2"> t</text:span><text:span text:style-name="T44">i2</text:span><text:span text:style-name="T2"> ...  t</text:span><text:span text:style-name="T44">ik</text:span><text:span text:style-name="T2"> </text:span><text:span text:style-name="T50"></text:span><text:span text:style-name="T2"> t</text:span><text:span text:style-name="T44">i0</text:span><text:span text:style-name="T2">. Такое аксиоматическое описание получит конкретную интерпретацию, если будут заданы конкретные типы данных t</text:span><text:span text:style-name="T44">i </text:span><text:span text:style-name="T2">= t</text:span><text:span text:style-name="T44">i</text:span><text:span text:style-name="T2">', i=1, ..., r, и конкретные значения констант c</text:span><text:span text:style-name="T44">i</text:span><text:span text:style-name="T2"> = c</text:span><text:span text:style-name="T44">i</text:span><text:span text:style-name="T2">', i = 1, ..., l. </text:span></text:p>
      <text:p text:style-name="P21"><text:span text:style-name="T2">К. Хо</text:span><text:span text:style-name="T13">a</text:span><text:span text:style-name="T2">р построил аксиоматическое определение набора типов данных, которые потом Н. Вирт использовал при создании языка Паскаль. </text:span></text:p>
      <text:p text:style-name="P21"><text:span text:style-name="T20">Пример 2.6.</text:span><text:span text:style-name="T4"> Р</text:span><text:span text:style-name="T2">ассмотрим систему равенств:</text:span></text:p>
      <text:p text:style-name="P36">УДАЛИТЬ(ДОБАВИТЬ(m,d))=m,</text:p>
      <text:p text:style-name="P35">ВЕРХ(ДОБАВИТЬ(m,d))=d,</text:p>
      <text:p text:style-name="P35">УДАЛИТЬ(ПУСТ)=ПУСТ,</text:p>
      <text:p text:style-name="P35">ВЕРХ(ПУСТ)=ДНО,</text:p>
      <text:p text:style-name="P25"><text:span text:style-name="T2">где УДАЛИТЬ, ДОБАВИТЬ, ВЕРХ - символы функций, а ПУСТ и ДНО - символы констант, образующие сигнатуру этой системы. Пусть D, D1 и М - некоторые типы данных, такие, что m </text:span><text:span text:style-name="T50"></text:span><text:span text:style-name="T2"> M, d </text:span><text:span text:style-name="T50"></text:span><text:span text:style-name="T2"> D, ПУСТ </text:span><text:span text:style-name="T50"></text:span><text:span text:style-name="T2"> M, ДНО </text:span><text:span text:style-name="T50"></text:span><text:span text:style-name="T2"> D1, а функциональные символы представляют функции следующих типов:</text:span></text:p>
      <text:p text:style-name="P22"><text:span text:style-name="T2">УДАЛИТЬ: <text:tab/></text:span><text:span text:style-name="T13"><text:tab/></text:span><text:span text:style-name="T2">M </text:span><text:span text:style-name="T50"></text:span><text:span text:style-name="T2"> M,</text:span></text:p>
      <text:p text:style-name="P21"><text:span text:style-name="T2">ДОБАВИТЬ: <text:tab/>M, D </text:span><text:span text:style-name="T50"></text:span><text:span text:style-name="T2"> M,</text:span></text:p>
      <text:p text:style-name="P21"><text:span text:style-name="T2">ВЕРХ: <text:tab/><text:tab/>M </text:span><text:span text:style-name="T50"></text:span><text:span text:style-name="T2"> D1.</text:span></text:p>
      <text:p text:style-name="P22"><text:span text:style-name="T2">Данная сигнатура вместе с указанной системой равенств, рассматриваемой как набор аксиом, образует аксиоматическое описание абстрактного типа данных, называемого </text:span><text:span text:style-name="T8">магазином</text:span><text:span text:style-name="T2">. </text:span></text:p>
      <text:p text:style-name="P21"><text:span text:style-name="T2">Зададим интерпретацию символов ее сигнатуры: D - множество значений, которые являются элементами магазина, M - множество состояний магазина, <text:s text:c="2"/></text:span><text:span text:style-name="T13">M</text:span><text:span text:style-name="T2"> = {</text:span><text:span text:style-name="T13">d</text:span><text:span text:style-name="T44">1</text:span><text:span text:style-name="T2">,</text:span><text:span text:style-name="T13">d</text:span><text:span text:style-name="T44">2</text:span><text:span text:style-name="T2">, ... ,</text:span><text:span text:style-name="T13">d</text:span><text:span text:style-name="T48">n</text:span><text:span text:style-name="T2">: </text:span><text:span text:style-name="T13">d</text:span><text:span text:style-name="T48">i</text:span><text:span text:style-name="T2"> </text:span><text:span text:style-name="T52"></text:span><text:span text:style-name="T2"> </text:span><text:span text:style-name="T13">D</text:span><text:span text:style-name="T2">, </text:span><text:span text:style-name="T13">i</text:span><text:span text:style-name="T2">=1, ..., </text:span><text:span text:style-name="T13">n</text:span><text:span text:style-name="T2">, </text:span><text:span text:style-name="T13">n</text:span><text:span text:style-name="T2"> </text:span><text:span text:style-name="T50"></text:span><text:span text:style-name="T2"> 0}, <text:s text:c="3"/>D1=D </text:span><text:span text:style-name="T50"></text:span><text:span text:style-name="T2"> {ДНО}, ПУСТ={}, а ДНО - особое значение (зависящее от реализации магазина), не принадлежащее D. Тогда указанный набор аксиом определяют свойства магазина.</text:span></text:p>
      <text:p text:style-name="P21"><text:span text:style-name="T2">При определении семантики полного языка программирования с использованием аксиоматического метода для каждого вида операторов языка должны быть сформулированы аксиома или правило логического вывода. Но определение аксиом и правил логического вывода для некоторых операторов языков программирования - очень сложная задача. Трудно построить «множество основных аксиом, достаточно ограниченное для того, чтобы избежать противоречий, но достаточно богатое для того, чтобы служить отправной точкой для доказательства утверждений о программах» (Э. Дейкстра).</text:span></text:p>
      <text:p text:style-name="P21"><text:span text:style-name="T2">Напрашивающимся решением такой проблемы является разработка языка, подразумевающего использование аксиоматического метода, т.е. содержащей только те операторы, для которых могут быть написаны аксиомы или правила логического вывода. К сожалению, подобный язык оказался бы слишком маленьким и простым что отражает нынешнее состояние аксиоматической семантики как науки.</text:span></text:p>
      <text:p text:style-name="P21"><text:soft-page-break/><text:span text:style-name="T2">Аксиоматическая семантика является мощным инструментом для исследований в области доказательств правильности программ, она также создает великолепную основу для анализа программ, как во время их создания, так и позднее. Однако ее полезность при описании содержания языков программирования весьма ограничена как для пользователей языка, так и для разработчиков компиляторов.</text:span></text:p>
      <text:h text:style-name="P15" text:outline-level="3">2.1.3. Денотационная семантика</text:h>
      <text:p text:style-name="P21"><text:span text:style-name="T8">Денотационная семантика </text:span><text:span text:style-name="T2">- самый строгий широко известный метод описания значения программ. Она прочно опирается на теорию рекурсивных функций. Всестороннее рассмотрение денотационной семантики - длительное и сложное дело. Здесь мы познакомимся лишь с ее основными принципами.</text:span></text:p>
      <text:p text:style-name="P21"><text:span text:style-name="T2">Основной концепцией денотационной семантики является определение для каждой сущности языка некоего математического объекта и некоей функции, отображающей экземпляры этой сущности в экземпляры этого математического объекта. Поскольку объекты определены строго, то они представляют собой точный смысл соответствующих сущностей. Сама идея основана на факте существования строгих методов оперирования математическими объектами, а не конструкциями языков программирования. Сложность использования этого метода заключается в создании объектов и функций отображения. Название метода «денотационная семантика» происходит от английского слова </text:span><text:span text:style-name="T13">denote</text:span><text:span text:style-name="T2"> (обозначать), поскольку математический объект обозначает смысл соответствующей синтаксической сущности.</text:span></text:p>
      <text:p text:style-name="P21"><text:span text:style-name="T2">Для введения в денотационный метод мы используем очень простую языковую конструкцию - двоичные числа. Синтаксис этих чисел можно описать следующими грамматическими правилами:</text:span></text:p>
      <text:p text:style-name="P36">&lt;двоичное_число&gt;<text:tab/>→<text:tab/>0</text:p>
      <text:p text:style-name="P21"><text:span text:style-name="T2"><text:tab/><text:tab/><text:tab/><text:tab/>|<text:tab/></text:span><text:span text:style-name="T13"><text:tab/></text:span><text:span text:style-name="T2">1</text:span></text:p>
      <text:p text:style-name="P28"><text:span text:style-name="T2">|<text:tab/><text:tab/>&lt;двоичное_число&gt;<text:tab/>0</text:span></text:p>
      <text:p text:style-name="P28"><text:span text:style-name="T2">|<text:tab/></text:span><text:span text:style-name="T13"><text:tab/></text:span><text:span text:style-name="T2">&lt;двоичное_число&gt;<text:tab/>1</text:span></text:p>
      <text:p text:style-name="P22"><text:span text:style-name="T2">Для описания двоичных чисел с использованием денотационной семантики и грамматических правил, указанных выше, их фактическое значение связывается с каждым правилом, имеющим в своей правой части один терминальный (основной) символ. Объектами в данном случае являются десятичные числа.</text:span></text:p>
      <text:p text:style-name="P21"><text:span text:style-name="T2">В нашем примере значащие объекты должны связываться с первыми двумя правилами. Остальные два правила являются, в известном смысле, правилами вычислений, поскольку они объединяют терминальный символ, с которым может ассоциироваться объект, с нетерминальным, который может представлять собой некоторую конструкцию.</text:span></text:p>
      <text:p text:style-name="P21"><text:span text:style-name="T2">Пусть область определения семантических значений объектов представляет собой множество неотрицательных десятичных целых чисел </text:span><text:span text:style-name="T13">Nat</text:span><text:span text:style-name="T2">. Это именно те объекты, которые мы хотим связать с двоичными числами. Семантическая функция М</text:span><text:span text:style-name="T48">b</text:span><text:span text:style-name="T2"> отображает синтаксические объекты в объекты </text:span><text:soft-page-break/><text:span text:style-name="T2">множества </text:span><text:span text:style-name="T13">Nat</text:span><text:span text:style-name="T2"> согласно указанным выше правилам и определяется следующим образом:</text:span></text:p>
      <text:p text:style-name="P22"><text:span text:style-name="T2">М</text:span><text:span text:style-name="T48">b</text:span><text:span text:style-name="T2">('0') = 0, М</text:span><text:span text:style-name="T48">b</text:span><text:span text:style-name="T2">('1')=1</text:span></text:p>
      <text:p text:style-name="P21"><text:span text:style-name="T2">М</text:span><text:span text:style-name="T48">b</text:span><text:span text:style-name="T2">(&lt;двоичное_число&gt; '0') = 2 * М</text:span><text:span text:style-name="T48">b</text:span><text:span text:style-name="T2">(&lt;двоичное_число&gt;)</text:span></text:p>
      <text:p text:style-name="P21"><text:span text:style-name="T2">М</text:span><text:span text:style-name="T48">b</text:span><text:span text:style-name="T2">(&lt;двоичное_число&gt; ‘1’) = </text:span><text:span text:style-name="T7">+ </text:span><text:span text:style-name="T4">2</text:span><text:span text:style-name="T7"> </text:span><text:span text:style-name="T2">* М</text:span><text:span text:style-name="T48">b</text:span><text:span text:style-name="T2">(&lt;двоичное_число&gt;) + 1</text:span></text:p>
      <text:p text:style-name="P22"><text:span text:style-name="T13">C</text:span><text:span text:style-name="T2">интаксические цифры заключены </text:span><text:span text:style-name="T4">в</text:span><text:span text:style-name="T7"> </text:span><text:span text:style-name="T2">апострофы, чтобы отличать их от математических цифр. Отношение между этими категориями подобно отношениям между цифрами в кодировке </text:span><text:span text:style-name="T13">ASCII</text:span><text:span text:style-name="T2"> и математическими цифрами. Когда программа считывает число как строку, то прежде, чем это число сможет использоваться в программе, оно должно быть преобразовано в математическое число.</text:span></text:p>
      <text:p text:style-name="P21"><text:span text:style-name="T20">Пример 2.7.</text:span><text:span text:style-name="T4"> О</text:span><text:span text:style-name="T2">писание значения десятичных синтаксических литеральных констант.</text:span></text:p>
      <text:p text:style-name="P22"><text:span text:style-name="T2">&lt;десятичное_число&gt; <text:tab/>→<text:tab/>0|1|2|3|4|5|6|7|8|9</text:span></text:p>
      <text:p text:style-name="P28"><text:span text:style-name="T2">|<text:tab/><text:tab/>&lt;десятичное_число&gt; (0|1|2|3|4|5|6|7|8|9)</text:span></text:p>
      <text:p text:style-name="P23"><text:span text:style-name="T2">Денотационные отображения для этих синтаксических правил имеют следующий вид:</text:span></text:p>
      <text:p text:style-name="P21"><text:span text:style-name="T13">M</text:span><text:span text:style-name="T48">d</text:span><text:span text:style-name="T2">(‘0') = 0, </text:span><text:span text:style-name="T13">M</text:span><text:span text:style-name="T48">d</text:span><text:span text:style-name="T2">('1') = 1, ,..., </text:span><text:span text:style-name="T13">M</text:span><text:span text:style-name="T48">d</text:span><text:span text:style-name="T2">('9') = 9 </text:span></text:p>
      <text:p text:style-name="P21"><text:span text:style-name="T2">М</text:span><text:span text:style-name="T48">d</text:span><text:span text:style-name="T2">(&lt;десятичное_число&gt; '0') = 10 * М</text:span><text:span text:style-name="T48">d</text:span><text:span text:style-name="T2">(&lt;двоичное_число&gt;) </text:span></text:p>
      <text:p text:style-name="P21"><text:span text:style-name="T2">М</text:span><text:span text:style-name="T48">d</text:span><text:span text:style-name="T2">(&lt;десятичное_число&gt; ‘1’) = 10 * М</text:span><text:span text:style-name="T48">d</text:span><text:span text:style-name="T2">(&lt;десятичное_число&gt;) + 1</text:span></text:p>
      <text:p text:style-name="P54">…</text:p>
      <text:p text:style-name="P55">…</text:p>
      <text:p text:style-name="P21"><text:span text:style-name="T2">М</text:span><text:span text:style-name="T48">d</text:span><text:span text:style-name="T2">(&lt;десятичное_число&gt; '9') = 10 * М</text:span><text:span text:style-name="T48">d</text:span><text:span text:style-name="T2">(&lt;десятичное_число&gt;) + 9</text:span></text:p>
      <text:p text:style-name="P23"><text:span text:style-name="T2">Денотационную семантику программы можно определить в терминах изменений состояний идеального компьютера. Подобным образом определялись операционные </text:span><text:span text:style-name="T13">ce</text:span><text:span text:style-name="T2">мантики, приблизительно так же определяются и денотационные. Правда, для простоты они определяются только в терминах значений всех переменных, объявленных в программе. Операционная и денотационная семантики различаются тем, что изменения состояний в операционной семантике определяются запрограммированными алгоритмами, а в денотационной семантике они определяются строгими математическими функциями. Пусть состояние </text:span><text:span text:style-name="T13">s</text:span><text:span text:style-name="T2"> программы определяется следующим набором упорядоченных пар: <text:tab/><text:tab/>{&lt;</text:span><text:span text:style-name="T13">i</text:span><text:span text:style-name="T44">1</text:span><text:span text:style-name="T2">, </text:span><text:span text:style-name="T13">v</text:span><text:span text:style-name="T44">1</text:span><text:span text:style-name="T2">&gt;, &lt;</text:span><text:span text:style-name="T13">i</text:span><text:span text:style-name="T44">2</text:span><text:span text:style-name="T2">, </text:span><text:span text:style-name="T13">v</text:span><text:span text:style-name="T44">2</text:span><text:span text:style-name="T2">&gt;, …, &lt;</text:span><text:span text:style-name="T13">i</text:span><text:span text:style-name="T48">n</text:span><text:span text:style-name="T2">, </text:span><text:span text:style-name="T13">v</text:span><text:span text:style-name="T48">n</text:span><text:span text:style-name="T2">&gt;}.</text:span></text:p>
      <text:p text:style-name="P21"><text:span text:style-name="T2">Каждый параметр </text:span><text:span text:style-name="T13">i</text:span><text:span text:style-name="T2"> является именем переменной, а соответствующие параметры </text:span><text:span text:style-name="T13">v</text:span><text:span text:style-name="T2"> являются текущими значениями данных переменных. Любой из параметров </text:span><text:span text:style-name="T13">v</text:span><text:span text:style-name="T2"> может иметь специальное значение </text:span><text:span text:style-name="T15">undef</text:span><text:span text:style-name="T2">, указывающее, что связанная с ним величина в данный момент не определена. </text:span></text:p>
      <text:p text:style-name="P21"><text:span text:style-name="T2">Пусть </text:span><text:span text:style-name="T13">VARMAP</text:span><text:span text:style-name="T2"> - функция двух параметров, имени переменной и состояния программы. Значение функции </text:span><text:span text:style-name="T13">VARMAP</text:span><text:span text:style-name="T2">(</text:span><text:span text:style-name="T13">i</text:span><text:span text:style-name="T48">k</text:span><text:span text:style-name="T2">, </text:span><text:span text:style-name="T13">s</text:span><text:span text:style-name="T2">) равно </text:span><text:span text:style-name="T13">v</text:span><text:span text:style-name="T48">k</text:span><text:span text:style-name="T2"> (значение, соответствующее параметру </text:span><text:span text:style-name="T13">i</text:span><text:span text:style-name="T48">k</text:span><text:span text:style-name="T2"> в состоянии </text:span><text:span text:style-name="T13">s</text:span><text:span text:style-name="T2">). </text:span></text:p>
      <text:p text:style-name="P21"><text:span text:style-name="T2">Большинство семантических функций отображения для программ и программных конструкций отображают состояния в состояния. Эти изменения состояний используются для определения смысла программ и программных </text:span><text:soft-page-break/><text:span text:style-name="T2">конструкций. Отметим, что такие языковые конструкции, как выражения, отображаются не в состояния, а в величины.</text:span></text:p>
      <text:p text:style-name="P21"><text:span text:style-name="T2">Выражения являются основой большинства языков программирования. Более того, мы имеем дело только с очень простыми выражениями. Единственными операторами являются операторы + и *; выражения могут содержать не более одного оператора; единственными операндами являются скалярные переменные и целочисленные литеральные константы; круглые скобки не используются; значение выражения является целым числом. Ниже следует описание этих выражений в форме БНФ:</text:span></text:p>
      <text:p text:style-name="P22"><text:span text:style-name="T2">&lt;выражение&gt; <text:tab/><text:tab/>→&lt;десятичное_число&gt; | &lt;переменная&gt;</text:span></text:p>
      <text:p text:style-name="P29"><text:span text:style-name="T2">| &lt;двоичное_выражение&gt;</text:span></text:p>
      <text:p text:style-name="P21"><text:span text:style-name="T2">&lt;двоичное_выражение&gt; → &lt;выражение_слева&gt; <text:tab/>&lt;оператор&gt;</text:span></text:p>
      <text:p text:style-name="P37">&lt;выражение_справа&gt;</text:p>
      <text:p text:style-name="P21"><text:span text:style-name="T2">&lt;оператор&gt; <text:tab/><text:tab/><text:tab/>→ + | *</text:span></text:p>
      <text:p text:style-name="P22"><text:span text:style-name="T2">Единственной рассматриваемой нами ошибкой в выражениях является неопределенное значение переменной. Разумеется, могут появляться и другие ошибки, но большинство из них зависят от машины. Пусть </text:span><text:span text:style-name="T13">Z</text:span><text:span text:style-name="T2"> - набор целых чисел, </text:span><text:span text:style-name="T13">a</text:span><text:span text:style-name="T2"> </text:span><text:span text:style-name="T13">error</text:span><text:span text:style-name="T2"> - ошибочное значение. Тогда множество </text:span><text:span text:style-name="T13">Z</text:span><text:span text:style-name="T2"> </text:span><text:span text:style-name="T50"></text:span><text:span text:style-name="T2"> {</text:span><text:span text:style-name="T13">error</text:span><text:span text:style-name="T2">} является множеством значений, для которых выражение может быть вычислено.</text:span></text:p>
      <text:p text:style-name="P21"><text:span text:style-name="T2">Ниже приведена функция отображения для данного выражения Е и состояния </text:span><text:span text:style-name="T13">s</text:span><text:span text:style-name="T2">. Символ </text:span><text:span text:style-name="T50"></text:span><text:span text:style-name="T2"> обозначает равенство по определению функции.</text:span></text:p>
      <text:p text:style-name="P22"><text:span text:style-name="T13">M</text:span><text:span text:style-name="T48">e</text:span><text:span text:style-name="T2"> (&lt;выражение&gt;, </text:span><text:span text:style-name="T13">s</text:span><text:span text:style-name="T2">) </text:span><text:span text:style-name="T50"></text:span><text:span text:style-name="T2"> </text:span></text:p>
      <text:p text:style-name="P21"><text:span text:style-name="T15">case</text:span><text:span text:style-name="T2"><text:tab/>&lt;выражение&gt;<text:tab/></text:span><text:span text:style-name="T15">of</text:span></text:p>
      <text:p text:style-name="P30"><text:span text:style-name="T2">&lt;десятичное_число&gt; =&gt; </text:span><text:span text:style-name="T13">M</text:span><text:span text:style-name="T48">d</text:span><text:span text:style-name="T2">(&lt;десятичное_число&gt;, </text:span><text:span text:style-name="T13">s</text:span><text:span text:style-name="T2">)</text:span></text:p>
      <text:p text:style-name="P30"><text:span text:style-name="T2">&lt;переменная&gt; =&gt; <text:tab/></text:span><text:span text:style-name="T15">if</text:span><text:span text:style-name="T2"> </text:span><text:span text:style-name="T13">VARMAP</text:span><text:span text:style-name="T2">(&lt;переменная&gt;,</text:span><text:span text:style-name="T11"> </text:span><text:span text:style-name="T13">s</text:span><text:span text:style-name="T2">) = </text:span><text:span text:style-name="T15">undef</text:span><text:span text:style-name="T11"> </text:span></text:p>
      <text:p text:style-name="P21"><text:span text:style-name="T15">then</text:span><text:span text:style-name="T2"> </text:span><text:span text:style-name="T13">error</text:span></text:p>
      <text:p text:style-name="P21"><text:span text:style-name="T15">else</text:span><text:span text:style-name="T2"> </text:span><text:span text:style-name="T13">VARMAP</text:span><text:span text:style-name="T2">(&lt;переменная</text:span><text:span text:style-name="T13">&gt;, s)</text:span></text:p>
      <text:p text:style-name="P35">&lt;двоичное_выражение&gt; =&gt; </text:p>
      <text:p text:style-name="P21"><text:span text:style-name="T15">if</text:span><text:span text:style-name="T2">(</text:span><text:span text:style-name="T13">M</text:span><text:span text:style-name="T48">e</text:span><text:span text:style-name="T2">(&lt;двоичное_выражение&gt;.&lt;выражение_слева&gt;, </text:span><text:span text:style-name="T13">s</text:span><text:span text:style-name="T2">) = </text:span><text:span text:style-name="T15">undef</text:span><text:span text:style-name="T11"> </text:span><text:span text:style-name="T15">OR</text:span></text:p>
      <text:p text:style-name="P30"><text:span text:style-name="T13">M</text:span><text:span text:style-name="T48">e</text:span><text:span text:style-name="T2">(&lt;двоичное_выражение&gt;.&lt; выражение_справа &gt;, </text:span><text:span text:style-name="T13">s</text:span><text:span text:style-name="T2">) = </text:span><text:span text:style-name="T15">undef</text:span><text:span text:style-name="T11">)</text:span></text:p>
      <text:p text:style-name="P21"><text:span text:style-name="T15">then</text:span><text:span text:style-name="T2"> </text:span><text:span text:style-name="T13">error</text:span></text:p>
      <text:p text:style-name="P21"><text:span text:style-name="T15">else</text:span><text:span text:style-name="T11"> </text:span><text:span text:style-name="T15">if</text:span><text:span text:style-name="T2">(&lt;двоичное_выражение&gt;.&lt; оператор &gt; = '+' </text:span><text:span text:style-name="T15">then</text:span></text:p>
      <text:p text:style-name="P21"><text:span text:style-name="T2"><text:tab/></text:span><text:span text:style-name="T13">M</text:span><text:span text:style-name="T48">e</text:span><text:span text:style-name="T2">(&lt;двоичное_выражение&gt;.&lt;выражение_слева&gt;, </text:span><text:span text:style-name="T13">s</text:span><text:span text:style-name="T2">) + </text:span></text:p>
      <text:p text:style-name="P21"><text:span text:style-name="T13">M</text:span><text:span text:style-name="T48">e</text:span><text:span text:style-name="T2">(&lt;двоичное_выражение&gt;.&lt;выражение_справа&gt;, </text:span><text:span text:style-name="T13">s</text:span><text:span text:style-name="T2">) </text:span></text:p>
      <text:p text:style-name="P21"><text:span text:style-name="T2"><text:s text:c="4"/></text:span><text:span text:style-name="T15">else</text:span><text:span text:style-name="T2"> </text:span><text:span text:style-name="T13">M</text:span><text:span text:style-name="T48">e</text:span><text:span text:style-name="T2">(&lt;двоичное_выражение&gt;.&lt;выражение_слева&gt;, </text:span><text:span text:style-name="T13">s</text:span><text:span text:style-name="T2">) * </text:span></text:p>
      <text:p text:style-name="P21"><text:span text:style-name="T2"><text:tab/></text:span><text:span text:style-name="T13">M</text:span><text:span text:style-name="T48">e</text:span><text:span text:style-name="T2">(&lt;двоичное_выражение&gt;.&lt;выражение_справа&gt;, </text:span><text:span text:style-name="T13">s</text:span><text:span text:style-name="T2">)</text:span></text:p>
      <text:p text:style-name="P22"><text:span text:style-name="T2">Оператор присваивания - это вычисление выражения плюс присваивание его значения переменной, находящейся в левой части. Сказанное можно описать следующей функцией:</text:span></text:p>
      <text:p text:style-name="P22"><text:span text:style-name="T2">М</text:span><text:span text:style-name="T44">а</text:span><text:span text:style-name="T2">(х = Е, </text:span><text:span text:style-name="T13">s</text:span><text:span text:style-name="T2">) </text:span><text:span text:style-name="T52"></text:span><text:span text:style-name="T2"> </text:span><text:span text:style-name="T15">if</text:span><text:span text:style-name="T2"> </text:span><text:span text:style-name="T13">M</text:span><text:span text:style-name="T48">e</text:span><text:span text:style-name="T2">(</text:span><text:span text:style-name="T13">E</text:span><text:span text:style-name="T2">, </text:span><text:span text:style-name="T13">s</text:span><text:span text:style-name="T2">) = </text:span><text:span text:style-name="T13">error</text:span><text:span text:style-name="T11"> </text:span></text:p>
      <text:p text:style-name="P21"><text:span text:style-name="T15">then</text:span><text:span text:style-name="T13"> error</text:span></text:p>
      <text:p text:style-name="P21"><text:span text:style-name="T15">else</text:span><text:span text:style-name="T13"> s' = {&lt; i</text:span><text:span text:style-name="T48">1</text:span><text:span text:style-name="T13">', v</text:span><text:span text:style-name="T48">1</text:span><text:span text:style-name="T13">' &gt;, &lt; i</text:span><text:span text:style-name="T48">2</text:span><text:span text:style-name="T13">', v</text:span><text:span text:style-name="T48">2</text:span><text:span text:style-name="T13">' &gt;,..., &lt; i</text:span><text:span text:style-name="T48">n</text:span><text:span text:style-name="T13">', v</text:span><text:span text:style-name="T48">n</text:span><text:span text:style-name="T13">' &gt;} </text:span><text:span text:style-name="T15">where</text:span><text:span text:style-name="T13"> </text:span></text:p>
      <text:p text:style-name="P21"><text:span text:style-name="T15">for</text:span><text:span text:style-name="T13"> j = 1, 2, ..., n, v</text:span><text:span text:style-name="T48">j</text:span><text:span text:style-name="T13">’ = VARMAP(i</text:span><text:span text:style-name="T48">j</text:span><text:span text:style-name="T13">’, s) </text:span><text:span text:style-name="T15">if</text:span><text:span text:style-name="T13"> i</text:span><text:span text:style-name="T48">j</text:span><text:span text:style-name="T13"> &lt;&gt;x; </text:span></text:p>
      <text:p text:style-name="P21"><text:span text:style-name="T13">M</text:span><text:span text:style-name="T48">e</text:span><text:span text:style-name="T2">(</text:span><text:span text:style-name="T13">E</text:span><text:span text:style-name="T2">, </text:span><text:span text:style-name="T13">s</text:span><text:span text:style-name="T2">) </text:span><text:span text:style-name="T15">if</text:span><text:span text:style-name="T2"> </text:span><text:span text:style-name="T13">i</text:span><text:span text:style-name="T48">j</text:span><text:span text:style-name="T2"> = </text:span><text:span text:style-name="T13">x</text:span></text:p>
      <text:p text:style-name="P22"><text:soft-page-break/><text:span text:style-name="T2">Отметим, что два сравнения, выполняющиеся в двух последних строках (</text:span><text:span text:style-name="T13">i</text:span><text:span text:style-name="T48">j</text:span><text:span text:style-name="T2">&lt;&gt; </text:span><text:span text:style-name="T13">x</text:span><text:span text:style-name="T2"> и </text:span><text:span text:style-name="T13">i</text:span><text:span text:style-name="T48">j</text:span><text:span text:style-name="T2"> = х), относятся к именам, а не значениям.</text:span></text:p>
      <text:p text:style-name="P21"><text:span text:style-name="T2">После определения полной системы для заданного языка ее можно использовать для определения смысла полных программ этого языка. Это создает основу для очень строгого способа мышления в программировании.</text:span></text:p>
      <text:p text:style-name="P21"><text:span text:style-name="T2">Денотационная семантика может использоваться для разработки языка. Операторы, описать которые с помощью денотационной семантики трудно, могут оказаться сложными и для понимания пользователями языка, и тогда разработчику следует подумать об альтернативной конструкции.</text:span></text:p>
      <text:p text:style-name="P35">С одной стороны, денотационные описания очень сложны, с другой - они дают великолепный метод краткого описания языка.</text:p>
      <text:h text:style-name="P15" text:outline-level="3">2.1.4. Декларативная семантика</text:h>
      <text:p text:style-name="P21"><text:span text:style-name="T8">Декларативная семантика </text:span><text:span text:style-name="T2">является существенной характеристикой языков логического программирования, в которых программы состоят из объявлений (деклараций), а не из операторов присваивания и управляющих операторов. Эти объявления в действительности являются операторами, или высказываниями, в символьной логике.</text:span></text:p>
      <text:p text:style-name="P21"><text:span text:style-name="T2">Основная концепция декларативной семантики заключается в том, что существует простой способ определения смысла каждого оператора, и он не зависит от того, как именно этот оператор используется для решения задачи. Декларативная семантика значительно проще, чем семантика императивных (применяющихся в компьютерах с фон-неймановской архитектурой) языков. Она не требует для проверки отдельного оператора рассмотрения его контекста, локальных объявлений или последовательности выполнения программы.</text:span></text:p>
      <text:p text:style-name="P21"><text:span text:style-name="T2">Формальное определение семантики становится общепринятой частью определения нового языка. Стандартное описание языка PL/I включает в себя VDL-подобную нотацию, описывающую семантику операторов PL/I, а для языка Ada было разработано определение на основе денотационной семантики. Тем не менее, изучение формальных определений семантики не оказало такого сильного влияния на практическое определение языков, как изучение формальных грамматик — на определение синтаксиса. Ни один из методов определения семантики не оказался по настоящему полезным ни для пользователя, ни для разработчиков компиляторов языков программирования.</text:span></text:p>
      <text:h text:style-name="P7" text:outline-level="2">2.2. Языки формальной спецификации.</text:h>
      <text:p text:style-name="P21"><text:span text:style-name="T2">Языки и методы формальной спецификации, как средство проектирования и анализа программного обеспечения появились более сорока лет назад. За это время было немало попыток разработать как универсальные, так и специализированные языки формальных спецификаций (ЯФС), которые могли бы стать практическим инструментом разработки программ, таким же, как, например, языки программирования. За свою недолгую историю ЯФС уже прошли через несколько периодов подъема и спада. Оценки перспектив ЯФС варьировались от оптимистических прогнозов, предсказывающих появление </text:span><text:soft-page-break/><text:span text:style-name="T2">языков описания требований, по которым будет генерироваться готовое программное обеспечение, до пессимистических утверждений, что ЯФС всегда будут только игрушкой для экспериментов в академических исследованиях. Вместе с тем, хотя сейчас даже термин «языки формальных спецификаций» известен далеко не всем программистам, нужно констатировать, что в этой отрасли программирования получены значительные результаты. Они выражаются, во-первых, в том, что есть несколько ЯФС, которые уже нельзя назвать экспериментальными, более того, некоторые ЯФС подкреплены соответствующими стандартами. Во-вторых, более четким стало представление о способах использования ЯФС, о месте формальных методов в жизненном цикле разработки программного обеспечения и в процессах его разработки и использования.</text:span></text:p>
      <text:p text:style-name="P21"><text:span text:style-name="T2">Второй из перечисленных факторов важен, поскольку способ использования языка, как, оказалось, серьезно влияет на эволюцию языка. Если рассматривать историю языков спецификации общего назначения (универсальных, не специализированных), то видно, что они развивались в соответствии со следующим представлением о «правильном порядке» разработки программного обеспечения:</text:span></text:p>
      <text:p text:style-name="P38">описать эскизную модель (функциональности, поведения);</text:p>
      <text:p text:style-name="P35">доказать, что модель корректна (не противоречива, консистентна);</text:p>
      <text:p text:style-name="P35">детализировать (уточнить) модель;</text:p>
      <text:p text:style-name="P35">доказать, что детализация проведена корректно;</text:p>
      <text:p text:style-name="P21"><text:span text:style-name="T2">повторять два предыдущих шага до тех пор, пока не будет получена готовая программа.</text:span></text:p>
      <text:p text:style-name="P21"><text:span text:style-name="T2">Установка на данную схему процесса разработки приводила к акцентированному вниманию на средства обобщенного описания функциональности, средства уточнения, средства аналитического доказательства корректности в стиле традиционных математических доказательств. Как следствие, появились языки, которые не содержали в себе конструкций, затрудняющих аналитические доказательства, при этом они лишались и тех конструкций, без которых трудно описать реализацию сколько-нибудь сложной программной системы.</text:span></text:p>
      <text:p text:style-name="P21"><text:span text:style-name="T2">У специализированных языков несколько другая история. Некоторые из них, например SDL (</text:span><text:span text:style-name="T26">Specification</text:span><text:span text:style-name="T2"> </text:span><text:span text:style-name="T26">and</text:span><text:span text:style-name="T2"> </text:span><text:span text:style-name="T26">Design</text:span><text:span text:style-name="T2"> </text:span><text:span text:style-name="T26">Language</text:span><text:span text:style-name="T2">), родились из практики проектирования систем релейного управления, где проект традиционно был больше похож на чертеж, чем на текстовое (языковое) описание. Здесь эволюция заключалась во взаимном сближении графической и текстовой нотации на основе взаимных компромиссов и ограничений. При этом участниками компромисса была некоторая графическая нотация и языки программирования, опыт, накопленный в других языках формальных спецификаций, либо игнорировался, либо заимствовался с большим опозданием.</text:span></text:p>
      <text:p text:style-name="P21"><text:span text:style-name="T2">ЯФС традиционно рассматривались как средство проектирования. Новый взгляд на ЯФС появился когда стала актуальной задача анализа уже существующего программного обеспечения. Существенное продвижение на </text:span><text:soft-page-break/><text:span text:style-name="T2">этом фронте было связано с направлением Объектно-Ориентированного Анализа. Его идеи во многом созвучны с Объектно-Ориентированным Проектированием. Не удивительно, что оба эти направления предлагают близкие изобразительные средства для описания архитектуры и поведения систем. В последнее время наиболее известным средством такого рода является (преимущественно) графический язык UML (Unified Modelling Language). Заметим, что UML и подобные ему языки спецификации, безусловно, являются неплохими средствами проектирования, но обычно непригодны для доказательства правильности, на что делался акцент в классических языках спецификации.</text:span></text:p>
      <text:p text:style-name="P21"><text:span text:style-name="T2">Совершенно новые требования к языкам спецификации появились с идеей использования их как источников для генерации тестов. Оказалось, что разные виды приложений требуют различных подходов к спецификации и имеют непохожие друг на друга возможности для генерации тестов. В частности, одни виды спецификаций в большей степени пригодны для генерации последовательностей тестовых воздействий (цепочек), тогда как другие предоставляют удобные возможности для генерации тестовых оракулов – программ, оценивающих результат, полученный в ответ на тестовое воздействие.</text:span></text:p>
      <text:p text:style-name="P21"><text:span text:style-name="T2">Имеется несколько способов классификации подходов к спецификации. Различают моделе-ориентированные и свойство-ориентированные спецификации или спецификации, основанные на описании состояний и действий. Единой классификации не существует, мы рассмотрим следующие четыре класса подходов к спецификации: исполняемые, алгебраические, сценарные и ограничения.</text:span></text:p>
      <text:p text:style-name="P21"><text:span text:style-name="T8">Исполнимые спецификации, исполнимые модели.</text:span><text:span text:style-name="T2"> Этот подход предполагает разработку прототипов (моделей) систем для демонстрации возможности достижения поставленной цели и проведения экспериментов при частичной реализации функциональности. Примерами таких методологий и языков являются SDL, RSL (</text:span><text:span text:style-name="T26">RAISE</text:span><text:span text:style-name="T2"> </text:span><text:span text:style-name="T26">Specification</text:span><text:span text:style-name="T2"> </text:span><text:span text:style-name="T26">Language</text:span><text:span text:style-name="T2">).</text:span></text:p>
      <text:p text:style-name="P21"><text:span text:style-name="T8">Алгебраические спецификации</text:span><text:span text:style-name="T2"> предполагают описание свойств композиций операций. Композиции могут быть последовательными, параллельными, с временными ограничениями и без. Преимуществом этого подхода является то, что в идеале можно полностью абстрагироваться от структур данных, которые используются в качестве входных и выходных значений и, возможно, используются для сохранения внутреннего состояния моделей. Основной недостаток – это нетрадиционность приемов спецификации, что затрудняет их внедрение в промышленных разработках. В качестве примера языка алгебраических спецификаций можно назвать ASN1 (Abstract Syntax Notation One), стандарт которого входит в группу стандартов, описывающих SDL, RSL.</text:span></text:p>
      <text:p text:style-name="P21"><text:span text:style-name="T8">Сценарные спецификации</text:span><text:span text:style-name="T2"> описывают не непосредственно целевую систему, а способы ее использования или взаимодействия с ней. Оказывается, что такие косвенные описания, с одной стороны, позволяют судить о некоторых свойствах системы (тем самым, они, конечно, являются спецификациями), и, с другой стороны, такие спецификации могут служить хорошим руководством по </text:span><text:soft-page-break/><text:span text:style-name="T2">использованию системы, что не всегда можно сказать о других видах спецификаций. Наибольшее распространение получили работы </text:span><text:span text:style-name="T26">OMG</text:span><text:span text:style-name="T2"> группы и продукты компании </text:span><text:span text:style-name="T26">Rational</text:span><text:span text:style-name="T2"> Corporation. </text:span></text:p>
      <text:p text:style-name="P21"><text:span text:style-name="T8">Ограничения </text:span><text:span text:style-name="T2">состоят из пред- и постусловий функций, процедур и других операций и инвариантов данных. Имеются расширения этого подхода для объектно-ориентированных спецификаций. В этом случае к спецификациям операций добавляются спецификации методов классов, а к инвариантам – инварианты объектов и классов. Языком, поддерживающим спецификацию ограничений, является RSL.</text:span></text:p>
      <text:p text:style-name="P35"/>
      <text:h text:style-name="P8" text:outline-level="2">2.3. Верификация программ.</text:h>
      <text:h text:style-name="P16" text:outline-level="3">2.3.1. Методы доказательства правильности программ.</text:h>
      <text:p text:style-name="P56"><text:span text:style-name="T1">Как известно, универсальные вычислительные машины могут быть запрограммированы для решения самых разнородных задач - в этом заключается одна из основных их особенностей, имеющая огромную практическую ценность. Один и тот же компьютер, в зависимости от того, какая программа находится у него в памяти, способен осуществлять арифметические вычисления, доказывать теоремы и редактировать тексты, управлять ходом эксперимента и создавать проект автомобиля будущего, играть в шахматы и обучать иностранному языку. Однако успешное решение всех этих и многих других задач возможно лишь при том условии, что компьютерные программы не содержат ошибок, которые способны привести к неверным результатам. </text:span></text:p>
      <text:p text:style-name="P56"><text:span text:style-name="T1">Можно сказать, что требование отсутствия ошибок в программном обеспечении совершенно естественно и не нуждается в обосновании. Но как убедиться в том, что ошибки, в самом деле, отсутствуют? Вопрос не так прост, как может показаться на первый взгляд.</text:span></text:p>
      <text:p text:style-name="P56"><text:span text:style-name="T1">К неформальным методам доказательства правильности программ относят </text:span><text:span text:style-name="T5">отладку и тестирование</text:span><text:span text:style-name="T1">, которые являются необходимой составляющей на всех этапах процесса программирования, хотя и не решают полностью проблемы правильности. Существенные ошибки легко найти, если использовать соответствующие приемы отладки (контрольные распечатки, трассировки).</text:span></text:p>
      <text:p text:style-name="P56"><text:span text:style-name="T8">Тестирование </text:span><text:span text:style-name="T1">– процесс выполнения программы с намерением найти ошибку, а не подтвердить правильность программы. Суть его сводится к следующему. Подлежащую проверке программу неоднократно запускают с теми входными данными, относительно которых результат известен заранее. Затем сравнивают полученный машиной результат с ожидаемым. Если во всех случаях тестирования налицо совпадение этих результатов, появляется некоторая уверенность в том, что и последующие вычисления не приведут к ошибочному итогу, т.е. что исходная программа работает правильно.</text:span></text:p>
      <text:p text:style-name="P56"><text:span text:style-name="T1">Мы уже обсуждали понятие правильности программы с точки зрения отсутствия в ней ошибок. С интуитивной точки зрения программа будет правильной, если в результате ее выполнения будет достигнут результат, с </text:span><text:soft-page-break/><text:span text:style-name="T1">целью получения которого и была написана программа. Сам по себе факт безаварийного завершения программы еще ни о чем не говорит: вполне возможно, что программа в действительности делает совсем не то, что было задумано. Ошибки такого рода могут возникать по различным причинам. </text:span></text:p>
      <text:p text:style-name="P56"><text:span text:style-name="T1">В дальнейшем мы будем предполагать, что обсуждаемые программы не содержат синтаксических ошибок, поэтому при обосновании их правильности внимание будет обращаться только на содержательную сторону дела, связанную с вопросом о том, достигается ли при помощи данной программы данная конкретная цель. Целью можно считать поиск решения поставленной задачи, а программу рассматривать как способ ее решения.</text:span><text:span text:style-name="T6"> </text:span><text:span text:style-name="T3">Программа будет</text:span><text:span text:style-name="T6"> правильной</text:span><text:span text:style-name="T3">, если она</text:span><text:span text:style-name="T6"> решит сформулированную задачу.</text:span></text:p>
      <text:p text:style-name="P56"><text:span text:style-name="T1">Метод установления правильности программ при помощи строгих средств известен как </text:span><text:span text:style-name="T8">верификация программ.</text:span></text:p>
      <text:p text:style-name="P56"><text:span text:style-name="T1">В отличие от тестирования программ, где анализируются свойства отдельных процессов выполнения программы, верификация имеет дело </text:span><text:span text:style-name="T5">со свойствами</text:span><text:span text:style-name="T1"> программ.</text:span></text:p>
      <text:p text:style-name="P56"><text:span text:style-name="T1">В основе метода верификации лежит предположение о том, что существует программная документация, соответствие которой требуется доказать. Документация должна содержать:</text:span></text:p>
      <text:p text:style-name="P56"><text:span text:style-name="T1">спецификацию ввода-вывода (описание данных, не зависящих от процесса обработки);</text:span></text:p>
      <text:p text:style-name="P56"><text:span text:style-name="T1">свойства отношений между элементами векторов состояний в выбранных точках программы;</text:span></text:p>
      <text:p text:style-name="P64">спецификации и свойства структурных подкомпонентов программы;</text:p>
      <text:p text:style-name="P64">спецификацию структур данных, зависящих от процесса обработки.</text:p>
      <text:p text:style-name="P56"><text:span text:style-name="T1">К такому методу доказательства правильности программ относится</text:span><text:bookmark text:name="21"/><text:span text:style-name="T1"> </text:span><text:span text:style-name="T5">метод индуктивных утверждений</text:span><text:span text:style-name="T1">, независимо сформулированный К. Флойдом и П. Науром.</text:span></text:p>
      <text:p text:style-name="P64">Суть этого метода состоит в следующем:</text:p>
      <text:p text:style-name="P56"><text:span text:style-name="T1">1) формулируются входное и выходное утверждения: входное утверждение описывает все необходимые входные условия для программы (или программного фрагмента), выходное утверждение описывает ожидаемый результат;</text:span></text:p>
      <text:p text:style-name="P56"><text:span text:style-name="T1">2) предполагая истинным входное утверждение, строится промежуточное утверждение, которое выводится на основании семантики операторов, расположенных между входом и выходом (входным и выходным утверждениями); такое утверждение называется выведенным утверждением;</text:span></text:p>
      <text:p text:style-name="P64">3) формулируется теорема (условия верификации): </text:p>
      <text:p text:style-name="P67">из выведенного утверждения следует выходное утверждение;</text:p>
      <text:p text:style-name="P56"><text:span text:style-name="T1">4) доказывается теорема; доказательство свидетельствует о правильности программы (программного фрагмента).</text:span></text:p>
      <text:p text:style-name="P56"><text:span text:style-name="T1">Доказательство проводится при помощи хорошо разработанных математических методов, использующих исчисление предикатов первого порядка.</text:span></text:p>
      <text:p text:style-name="P56"><text:soft-page-break/><text:span text:style-name="T1">Условия верификации можно построить и в обратном направлении, т.е., считая истинным выходное утверждение, получить входное утверждение и доказывать теорему: </text:span></text:p>
      <text:p text:style-name="P67">из входного утверждения следует выведенное утверждение.</text:p>
      <text:p text:style-name="P56"><text:span text:style-name="T1">Такой метод построения условий верификации моделирует выполнение программы в обратном направлении. Другими словами, условия верификации должны отвечать на такой вопрос: если некоторое утверждение истинно после выполнения оператора программы, то, какое утверждение должно быть истинным перед оператором?</text:span></text:p>
      <text:p text:style-name="P56"><text:span text:style-name="T1">Построение индуктивных утверждений помогает формализовать интуитивные представления о логике программы. Оно и является самым сложным в процессе доказательства правильности программы. Это объясняется, во-первых, тем, что необходимо описать все содержательные условия, и, во-вторых, тем, что необходимо аксиоматическое описание семантики языка программирования.</text:span></text:p>
      <text:p text:style-name="P56"><text:span text:style-name="T1">Важным шагом в процессе доказательства является доказательство завершения выполнения программы, для чего бывает достаточно неформальных рассуждений.</text:span></text:p>
      <text:p text:style-name="P56"><text:span text:style-name="T1">Таким образом, алгоритм доказательства правильности программы методом индуктивных утверждений представляется в следующем виде:</text:span></text:p>
      <text:p text:style-name="P64">1) Построить структуру программы.</text:p>
      <text:p text:style-name="P64">2) Выписать входное и выходное утверждения.</text:p>
      <text:p text:style-name="P64">3) Сформулировать для всех циклов индуктивные утверждения.</text:p>
      <text:p text:style-name="P64">4) Составить список выделенных путей.</text:p>
      <text:p text:style-name="P64">5) Построить условия верификации.</text:p>
      <text:p text:style-name="P64">6) Доказать условие верификации.</text:p>
      <text:p text:style-name="P64">7) Доказать, что выполнение программы закончится.</text:p>
      <text:p text:style-name="P56"><text:span text:style-name="T1">Этот метод сравним с обычным процессом чтения текста программы (метод сквозного контроля). Различие заключается в степени формализации.</text:span></text:p>
      <text:p text:style-name="P56"><text:span text:style-name="T1">Преимущество верификации состоит в том, что процесс доказательства настолько формализуем, что он может выполняться на вычислительной машине. В этом направлении в восьмидесятые годы проводились исследования, даже создавались автоматизированные диалоговые системы, но они не нашли практического применения.</text:span></text:p>
      <text:p text:style-name="P56"><text:span text:style-name="T1">Для автоматизированной диалоговой системы программист должен задать индуктивные утверждения на языке исчисления предикатов. Синтаксис и семантика языка программирования должны храниться в системе в виде аксиом на языке исчисления предикатов. Система должна определять пути в программе и строить условия верификации.</text:span></text:p>
      <text:p text:style-name="P56"><text:span text:style-name="T1">Основной компонент доказывающей системы - это построитель условий верификации, содержащий операции манипулирования предикатами, алгоритмы интерпретации операторов программы. Вторым компонентом системы является подсистема доказательства теорем.</text:span></text:p>
      <text:p text:style-name="P56"><text:span text:style-name="T1">Отметим трудности, связанные с методом индуктивных утверждений. Трудно построить «множество основных аксиом, достаточно ограниченное для </text:span><text:soft-page-break/><text:span text:style-name="T1">того, чтобы избежать противоречий, но достаточно богатое для того, чтобы служить отправной точкой для доказательства утверждений о программах» (Э. Дейкстра). Вторая трудность - семантическая, заключающаяся в формировании самих утверждений, подлежащих доказательству. Если задача, для которой пишется программа, не имеет строгого математического описания, то для нее сложнее сформулировать условия верификации.</text:span></text:p>
      <text:p text:style-name="P56"><text:span text:style-name="T1">Перечисленные методы имеют одно общее свойство: они рассматривают программу как уже существующий объект и затем доказывают ее правильность.</text:span></text:p>
      <text:p text:style-name="P56"><text:span text:style-name="T1">Метод, который сформулировали К. Хоар и Э. Дейкстра основан на формальном выводе программ из математической постановки задачи.</text:span></text:p>
      <text:h text:style-name="P16" text:outline-level="3">2.3.2. Использование утверждений в программах.</text:h>
      <text:p text:style-name="P56"><text:span text:style-name="T1">Утверждения используются для доказательства правильности программ. Тогда утверждения необходимо формулировать в некоторой формальной логической системе. Обычно используется исчисление предикатов первого порядка.</text:span></text:p>
      <text:p text:style-name="P56"><text:span text:style-name="T7">Исчисление </text:span><text:span text:style-name="T3">- это</text:span><text:span text:style-name="T6"> </text:span><text:span text:style-name="T3">метод или процесс рассуждений посредством вычислений над символами.</text:span><text:span text:style-name="T1"> В исчислении предикатов утверждения являются логическими переменными или выражениями, имеющими значение </text:span><text:span text:style-name="T14">T</text:span><text:span text:style-name="T1"> - истина или </text:span><text:span text:style-name="T14">F</text:span><text:span text:style-name="T1"> - ложь. Наша цель - при написании программы некоторым способом доказать истинность утверждения (2.2) - триады Хоара </text:span><text:span text:style-name="T2">{Q} S {R}</text:span><text:span text:style-name="T1">. Нужно уметь записывать его в исчислении предикатов и формально доказывать его истинность.</text:span></text:p>
      <text:p text:style-name="P56"><text:span text:style-name="T1">Предикат, помещенный в программу, был нами назван </text:span><text:span text:style-name="T3">утверждением</text:span><text:span text:style-name="T1">. Утверждается, что он истинен в соответствующий момент выполнения программы. В предусловии Q нужно отражать тот факт, что входные переменные получили начальные значения. Для обозначения начальных значений будем использовать большие буквы.</text:span></text:p>
      <text:h text:style-name="P59" text:outline-level="3"><text:span text:style-name="T19">Пример 2.8.</text:span><text:span text:style-name="T1"> Пусть надо определить приближенное значение квадратного корня: s = sqrt(n), где n, s </text:span><text:span text:style-name="T49"></text:span><text:span text:style-name="T1"> </text:span><text:span text:style-name="T12">Nat</text:span><text:span text:style-name="T1">. Определим постусловие в виде: </text:span></text:h>
      <text:h text:style-name="P60" text:outline-level="3"><text:span text:style-name="T1">R: s*s </text:span><text:span text:style-name="T49"></text:span><text:span text:style-name="T1"> n &lt; (s+1)*(s+1).</text:span></text:h>
      <text:h text:style-name="P59" text:outline-level="3"><text:span text:style-name="T19">Пример 2.9.</text:span><text:span text:style-name="T1"> Даны целочисленные n &gt; 0 и массив a[1,..., n]. Отсортировать массив, т.е. установить</text:span></text:h>
      <text:h text:style-name="P60" text:outline-level="3"><text:span text:style-name="T1">R: (</text:span><text:span text:style-name="T57"></text:span><text:span text:style-name="T1"> </text:span><text:span text:style-name="T12">i</text:span><text:span text:style-name="T1">: 1 </text:span><text:span text:style-name="T51"></text:span><text:span text:style-name="T1"> </text:span><text:span text:style-name="T12">i</text:span><text:span text:style-name="T1"> &lt; </text:span><text:span text:style-name="T12">n</text:span><text:span text:style-name="T1">: </text:span><text:span text:style-name="T12">a</text:span><text:span text:style-name="T1">[</text:span><text:span text:style-name="T12">i</text:span><text:span text:style-name="T1">] </text:span><text:span text:style-name="T51"></text:span><text:span text:style-name="T1"> </text:span><text:span text:style-name="T12">a</text:span><text:span text:style-name="T1">[</text:span><text:span text:style-name="T12">i</text:span><text:span text:style-name="T1">+1]).</text:span></text:h>
      <text:h text:style-name="P59" text:outline-level="3"><text:span text:style-name="T19">Пример 2.10.</text:span><text:span text:style-name="T1"> Определить x как максимальное значение массива a[1,..., n]. Определим постусловие:</text:span></text:h>
      <text:h text:style-name="P60" text:outline-level="3"><text:span text:style-name="T1">R: {x = max({y | y </text:span><text:span text:style-name="T49"></text:span><text:span text:style-name="T1"> a})}.</text:span></text:h>
      <text:h text:style-name="P60" text:outline-level="3"><text:span text:style-name="T1">Для построения программы следует определить математическое понятие max. Тогда</text:span><text:span text:style-name="T12"> </text:span></text:h>
      <text:h text:style-name="P60" text:outline-level="3"><text:span text:style-name="T12">R: {(</text:span><text:span text:style-name="T53"></text:span><text:span text:style-name="T12"> i: 1 </text:span><text:span text:style-name="T51"></text:span><text:span text:style-name="T12"> i </text:span><text:span text:style-name="T51"></text:span><text:span text:style-name="T12"> n: x = a[i]) </text:span><text:span text:style-name="T14">AND</text:span><text:span text:style-name="T12"> (</text:span><text:span text:style-name="T53"></text:span><text:span text:style-name="T12"> i: 1 </text:span><text:span text:style-name="T51"></text:span><text:span text:style-name="T12"> i </text:span><text:span text:style-name="T51"></text:span><text:span text:style-name="T12"> n: a[i] = x)}.</text:span></text:h>
      <text:h text:style-name="P59" text:outline-level="3"><text:span text:style-name="T19">Пример 2.11.</text:span><text:span text:style-name="T1"> Пусть имеем программу S обмена значениями двух целых переменных a и b. Сформулируем входное и выходное утверждения программы и представим программу S в виде предиката:</text:span></text:h>
      <text:h text:style-name="P63" text:outline-level="3"><text:soft-page-break/><text:span text:style-name="T12">{a = A </text:span><text:span text:style-name="T14">AND</text:span><text:span text:style-name="T12"> b = B} S {a = B </text:span><text:span text:style-name="T14">AND</text:span><text:span text:style-name="T12"> b = A},<text:tab/><text:tab/></text:span><text:span text:style-name="T1"><text:tab/></text:span><text:span text:style-name="T12"><text:tab/><text:tab/><text:tab/>(2.4)</text:span></text:h>
      <text:h text:style-name="P65" text:outline-level="3">где A, B - конкретные значения переменных a, b.</text:h>
      <text:h text:style-name="P59" text:outline-level="3"><text:span text:style-name="T1">Программа вместе с утверждениями между каждой парой соседних операторов называется </text:span><text:span text:style-name="T6">наброском доказательства</text:span><text:span text:style-name="T1">. Последовательно, для каждого оператора программы формулируя предикат (2.4), можно доказать, что программа удовлетворяет своим спецификациям. Представим набросок доказательства для программы </text:span><text:span text:style-name="T12">S</text:span><text:span text:style-name="T1">:</text:span></text:h>
      <text:h text:style-name="P61" text:outline-level="3"><text:span text:style-name="T12">{a = A </text:span><text:span text:style-name="T14">AND</text:span><text:span text:style-name="T12"> b = B}</text:span></text:h>
      <text:h text:style-name="P59" text:outline-level="3"><text:span text:style-name="T12">r := a; {r = a </text:span><text:span text:style-name="T14">AND</text:span><text:span text:style-name="T12"> a = A </text:span><text:span text:style-name="T14">AND</text:span><text:span text:style-name="T12"> b = B}; </text:span></text:h>
      <text:h text:style-name="P59" text:outline-level="3"><text:span text:style-name="T12">a := b; {r = a </text:span><text:span text:style-name="T14">AND</text:span><text:span text:style-name="T12"> a = B </text:span><text:span text:style-name="T14">AND</text:span><text:span text:style-name="T12"> b = B}; </text:span></text:h>
      <text:h text:style-name="P59" text:outline-level="3"><text:span text:style-name="T12">b</text:span><text:span text:style-name="T1"> := </text:span><text:span text:style-name="T12">r</text:span><text:span text:style-name="T1">; {</text:span><text:span text:style-name="T12">a</text:span><text:span text:style-name="T1"> = </text:span><text:span text:style-name="T12">B</text:span><text:span text:style-name="T1"> </text:span><text:span text:style-name="T14">AND</text:span><text:span text:style-name="T1"> </text:span><text:span text:style-name="T12">b</text:span><text:span text:style-name="T1"> = </text:span><text:span text:style-name="T12">A</text:span><text:span text:style-name="T1">}.</text:span></text:h>
      <text:h text:style-name="P66" text:outline-level="3">Не обязательно набросок доказательства должен быть настолько полным. Для документирования программы нужно вставить достаточно утверждений, чтобы программа стала понимаемой. </text:h>
      <text:h text:style-name="P59" text:outline-level="3"><text:span text:style-name="T1">Программа, содержащая утверждения для ее документирования, называется </text:span><text:span text:style-name="T6">аннотированной программой. </text:span><text:span text:style-name="T1">Чтобы использовать утверждения для доказательства правильности программы, необходимы соответствующие правила верификации.</text:span></text:h>
      <text:h text:style-name="P15" text:outline-level="3">2.3.3. Правила верификации К. Хоара.</text:h>
      <text:p text:style-name="P56"><text:span text:style-name="T1">Сформулируем правила (аксиомы) К.Хоара, которые определяют предусловия как достаточные предусловия, гарантирующие, что исполнение соответствующего оператора при успешном завершении приведет к желаемым постусловиям.</text:span></text:p>
      <text:p text:style-name="P21"><text:bookmark text:name="1"/><text:span text:style-name="T21">A1.</text:span><text:span text:style-name="T1"> Аксиома присваивания: {R</text:span><text:span text:style-name="T43">o</text:span><text:span text:style-name="T1">} x := Е {R} </text:span></text:p>
      <text:p text:style-name="P56"><text:span text:style-name="T1">Неформальное объяснение аксиомы: так как x после выполнения будет содержать значение Е, то R будет истинно после выполнения, если результат подстановки Е вместо x в R истинен перед выполнением. Таким образом, R</text:span><text:span text:style-name="T43">o</text:span><text:span text:style-name="T1"> = R(x) при x = E. Для R</text:span><text:span text:style-name="T43">o</text:span><text:span text:style-name="T1"> вводится обозначение: R</text:span><text:span text:style-name="T43">o</text:span><text:span text:style-name="T1"> = R</text:span><text:span text:style-name="T59">x</text:span><text:span text:style-name="T43">Е</text:span><text:span text:style-name="T1"> (у Вирта) или R</text:span><text:span text:style-name="T43">x→Е</text:span><text:span text:style-name="T1"> (у Дейкстры), что означает, что x заменяется на Е. </text:span></text:p>
      <text:p text:style-name="P56"><text:span text:style-name="T1">Аксиома присваивания будет иметь вид:{R</text:span><text:span text:style-name="T59">x</text:span><text:span text:style-name="T43">Е</text:span><text:span text:style-name="T1">} x := Е {R}.</text:span></text:p>
      <text:p text:style-name="P64">Сформулируем два очевидных правила монотонности. </text:p>
      <text:p text:style-name="P56"><text:span text:style-name="T21">A2</text:span><text:span text:style-name="T22">.</text:span><text:span text:style-name="T1"> Если известно: {Q} S {P} и {P} =&gt; {R}, то {Q} S {R}</text:span></text:p>
      <text:p text:style-name="P56"><text:span text:style-name="T21">A3.</text:span><text:span text:style-name="T1"> Если известно: {Q} S {P} и {R} =&gt; {Q}, то {R} S {P}</text:span></text:p>
      <text:p text:style-name="P21"><text:span text:style-name="T1">Пусть S - это последовательность из двух операторов S1; S2 (составной оператор). </text:span></text:p>
      <text:p text:style-name="P56"><text:span text:style-name="T21">A4.</text:span><text:span text:style-name="T1"> Если известно:{Q} S1 {P1} и {P1} S2 {R}, то {Q} S {R}.</text:span></text:p>
      <text:p text:style-name="P56"><text:span text:style-name="T1">Это правило можно сформулировать для последовательности, состоящей из n операторов.</text:span></text:p>
      <text:p text:style-name="P39"><text:bookmark text:name="5"/>Сформулируем правило для условного оператора (краткая форма). </text:p>
      <text:p text:style-name="P56"><text:span text:style-name="T21">A5.</text:span><text:span text:style-name="T1"> Если известно:</text:span></text:p>
      <text:p text:style-name="P57"><text:span text:style-name="T12">{Q </text:span><text:span text:style-name="T14">AND</text:span><text:span text:style-name="T12"> B} S1 {R} </text:span><text:span text:style-name="T1">и</text:span><text:span text:style-name="T12"> {Q </text:span><text:span text:style-name="T14">NOT</text:span><text:span text:style-name="T12"> B} =&gt; {R},</text:span><text:span text:style-name="T1">то</text:span><text:span text:style-name="T12"> {Q} </text:span><text:span text:style-name="T14">if</text:span><text:span text:style-name="T12"> B </text:span><text:span text:style-name="T14">then</text:span><text:span text:style-name="T12"> S1 {R}.</text:span></text:p>
      <text:p text:style-name="P64">Правило A5 соответствует интерпретации условного оператора в языке программирования.</text:p>
      <text:p text:style-name="P56"><text:bookmark text:name="6"/><text:soft-page-break/><text:span text:style-name="T1">Сформулируем правило для альтернативного оператора (полная форма условного оператора).</text:span></text:p>
      <text:p text:style-name="P56"><text:span text:style-name="T16">A6.</text:span><text:span text:style-name="T12"> </text:span><text:span text:style-name="T1">Если</text:span><text:span text:style-name="T12"> </text:span><text:span text:style-name="T1">известно</text:span><text:span text:style-name="T12">: </text:span></text:p>
      <text:p text:style-name="P57"><text:span text:style-name="T12">{Q </text:span><text:span text:style-name="T14">AND</text:span><text:span text:style-name="T12"> B} S1 {R} </text:span><text:span text:style-name="T1">и</text:span><text:span text:style-name="T12"> {Q </text:span><text:span text:style-name="T14">NOT</text:span><text:span text:style-name="T12"> B} S2 {R}, </text:span><text:span text:style-name="T1">то</text:span><text:span text:style-name="T12"> {Q} </text:span><text:span text:style-name="T14">if</text:span><text:span text:style-name="T12"> B </text:span><text:span text:style-name="T14">then</text:span><text:span text:style-name="T12"> S1 </text:span><text:span text:style-name="T14">else</text:span><text:span text:style-name="T12"> S2 {R}.</text:span></text:p>
      <text:p text:style-name="P64"><text:bookmark text:name="7"/>Сформулируем правила для операторов цикла. </text:p>
      <text:p text:style-name="P56"><text:span text:style-name="T1">Предусловия и постусловия цикла</text:span><text:span text:style-name="T10"> until</text:span><text:span text:style-name="T1"> удовлетворяют правилу:</text:span></text:p>
      <text:p text:style-name="P56"><text:span text:style-name="T16">A7.</text:span><text:span text:style-name="T12"> </text:span><text:span text:style-name="T1">Если</text:span><text:span text:style-name="T12"> </text:span><text:span text:style-name="T1">известно</text:span><text:span text:style-name="T12">: </text:span></text:p>
      <text:p text:style-name="P57"><text:span text:style-name="T12">{Q </text:span><text:span text:style-name="T14">AND</text:span><text:span text:style-name="T12"> </text:span><text:span text:style-name="T14">NOT</text:span><text:span text:style-name="T12"> B} S1 {Q}, </text:span><text:span text:style-name="T1">то</text:span><text:span text:style-name="T12"> {Q}</text:span><text:span text:style-name="T14"> repeat</text:span><text:span text:style-name="T12"> S1 </text:span><text:span text:style-name="T14">until</text:span><text:span text:style-name="T12"> B {Q </text:span><text:span text:style-name="T14">AND</text:span><text:span text:style-name="T12"> </text:span><text:span text:style-name="T14">NOT</text:span><text:span text:style-name="T12"> B}</text:span></text:p>
      <text:p text:style-name="P56"><text:span text:style-name="T1">Правило отражает инвариантность цикла. В данном случае единственная операция - это выполнение шага цикла при условии истинности Q вначале.</text:span></text:p>
      <text:p text:style-name="P56"><text:span text:style-name="T1">Предусловия и постусловия цикла </text:span><text:span text:style-name="T10">while</text:span><text:span text:style-name="T1"> удовлетворяют правилу:</text:span></text:p>
      <text:p text:style-name="P21"><text:span text:style-name="T16">A</text:span><text:span text:style-name="T21">8.</text:span><text:span text:style-name="T1"> Если известно: </text:span></text:p>
      <text:p text:style-name="P23"><text:span text:style-name="T12">{Q </text:span><text:span text:style-name="T14">AND</text:span><text:span text:style-name="T12"> B} S1 {Q} , </text:span><text:span text:style-name="T1">то</text:span><text:span text:style-name="T12"> {Q} </text:span><text:span text:style-name="T14">while</text:span><text:span text:style-name="T12"> B</text:span><text:span text:style-name="T14"> do</text:span><text:span text:style-name="T12"> S1 {Q </text:span><text:span text:style-name="T14">AND</text:span><text:span text:style-name="T12"> </text:span><text:span text:style-name="T14">NOT</text:span><text:span text:style-name="T12"> B} </text:span></text:p>
      <text:p text:style-name="P56"><text:span text:style-name="T1">Правила A7 - A8 используются для аксиоматического представления стратегия построения циклов на основе инварианта цикла Р.</text:span></text:p>
      <text:p text:style-name="P51">Стратегия построения циклов №1.</text:p>
      <text:p text:style-name="P21"><text:span text:style-name="T1">1. Построить охрану В такую, что P </text:span><text:span text:style-name="T10">AND NOT</text:span><text:span text:style-name="T1"> B </text:span><text:span text:style-name="T49"></text:span><text:span text:style-name="T1"> R; </text:span></text:p>
      <text:p text:style-name="P21"><text:span text:style-name="T1">2. Построить тело цикла так, чтобы оно уменьшало ограничивающую функцию при сохранении инварианта цикла.</text:span></text:p>
      <text:p text:style-name="P51">Стратегия построения циклов №2.</text:p>
      <text:p text:style-name="P21"><text:span text:style-name="T1">1. Стройте охраняемые команды так, чтобы каждая из них приближала цикл к завершению, а соответствующая охрана обеспечивала сохранение инварианта. </text:span></text:p>
      <text:p text:style-name="P21"><text:span text:style-name="T1">2. Завершайте процесс создания охраняемых команд, если их создано достаточно для доказательства P </text:span><text:span text:style-name="T10">AND NOT</text:span><text:span text:style-name="T1"> BB </text:span><text:span text:style-name="T49"></text:span><text:span text:style-name="T1"> R.</text:span></text:p>
      <text:p text:style-name="P56"><text:span text:style-name="T1">Правила A1 - A8 можно использовать для проверки согласованности передачи данных от оператора к оператору, для анализа структурных свойств текстов программ, для установления условий окончания цикла и для анализа результатов выполнения программы. </text:span></text:p>
      <text:p text:style-name="P21"><text:bookmark text:name="pr5"/><text:span text:style-name="T19">Пример 2.12.</text:span><text:span text:style-name="T1"> Определить частное q и остаток r от деления x на y. </text:span><text:span text:style-name="T3">Входные данные</text:span><text:span text:style-name="T1"> x, y и </text:span><text:span text:style-name="T3">выходные данные</text:span><text:span text:style-name="T1"> q, r </text:span><text:span text:style-name="T49"></text:span><text:span text:style-name="T1"> </text:span><text:span text:style-name="T12">Nat</text:span><text:span text:style-name="T1">, причем y &gt; 0.</text:span></text:p>
      <text:p text:style-name="P40">Задать(x,y); /* x,y получают конкретные значения X,Y */</text:p>
      <text:p text:style-name="P46">r := x; q := 0;</text:p>
      <text:p text:style-name="P21"><text:span text:style-name="T14">while</text:span><text:span text:style-name="T12"> y </text:span><text:span text:style-name="T51"></text:span><text:span text:style-name="T12"> r </text:span><text:span text:style-name="T14">do</text:span></text:p>
      <text:p text:style-name="P49">begin</text:p>
      <text:p text:style-name="P47">r := r - y; q := q + 1</text:p>
      <text:p text:style-name="P21"><text:span text:style-name="T14">end</text:span><text:span text:style-name="T1">;</text:span></text:p>
      <text:p text:style-name="P21"><text:span text:style-name="T1">выдать(</text:span><text:span text:style-name="T12">q</text:span><text:span text:style-name="T1">,</text:span><text:span text:style-name="T12">r</text:span><text:span text:style-name="T1">); </text:span></text:p>
      <text:p text:style-name="P56"><text:span text:style-name="T2">Сформулируем постусловие:<text:tab/></text:span><text:span text:style-name="T13">R</text:span><text:span text:style-name="T2">: </text:span><text:span text:style-name="T1">(</text:span><text:span text:style-name="T12">r</text:span><text:span text:style-name="T1"> &lt; </text:span><text:span text:style-name="T12">y</text:span><text:span text:style-name="T1">) </text:span><text:span text:style-name="T14">AND</text:span><text:span text:style-name="T1"> (</text:span><text:span text:style-name="T12">x</text:span><text:span text:style-name="T1"> = </text:span><text:span text:style-name="T12">y</text:span><text:span text:style-name="T1">*</text:span><text:span text:style-name="T12">q</text:span><text:span text:style-name="T1"> + </text:span><text:span text:style-name="T12">r</text:span><text:span text:style-name="T1">).</text:span></text:p>
      <text:p text:style-name="P56"><text:span text:style-name="T1">Нужно доказать, что:</text:span></text:p>
      <text:p text:style-name="P57"><text:span text:style-name="T12">{y &gt; 0 </text:span><text:span text:style-name="T14">AND</text:span><text:span text:style-name="T12"> x/y} S {(r &lt; y) </text:span><text:span text:style-name="T14">AND</text:span><text:span text:style-name="T12"> (x = y*q + r )}.</text:span></text:p>
      <text:h text:style-name="P9" text:outline-level="2"><text:span text:style-name="T9">Доказательство</text:span><text:span text:style-name="T17">.</text:span></text:h>
      <text:list xml:id="list2643547886" text:style-name="WW8Num6">
        <text:list-item>
          <text:h text:style-name="P4" text:outline-level="2">Очевидно, что Q =&gt; x = x + y * 0.</text:h>
        </text:list-item>
        <text:list-item>
          <text:h text:style-name="P10" text:outline-level="2"><text:soft-page-break/><text:span text:style-name="T27">Применим аксиому A1 к оператору r := x, тогда получим {x = x + y*0} <text:s text:c="2"/>r := x {x = r + y*0}</text:span></text:h>
        </text:list-item>
        <text:list-item>
          <text:h text:style-name="P10" text:outline-level="2"><text:span text:style-name="T27">Аналогично, применяя A1 к оператору q := 0, получим: {x = r + y*0} <text:s text:c="5"/>q := 0 {x = r + y*q}</text:span></text:h>
        </text:list-item>
        <text:list-item>
          <text:h text:style-name="P10" text:outline-level="2"><text:span text:style-name="T27">Применяя правило A3 к результатам пунктов 1 и 2, получим {Q} r := x {x = r + y*0}</text:span></text:h>
        </text:list-item>
        <text:list-item>
          <text:h text:style-name="P10" text:outline-level="2"><text:span text:style-name="T27">Применяя правило A4 к результатам пунктов 4 и 3, получим {Q} r := x; q := 0 {x = r + y*q}</text:span></text:h>
        </text:list-item>
        <text:list-item>
          <text:h text:style-name="P10" text:outline-level="2"><text:span text:style-name="T27">Выполним равносильное преобразование x = r + y*q </text:span><text:span text:style-name="T1">AND</text:span><text:span text:style-name="T27"> y </text:span><text:span text:style-name="T58"></text:span><text:span text:style-name="T27"> r =&gt; <text:s text:c="9"/>x = (r - y) + y*(q + 1)</text:span></text:h>
        </text:list-item>
        <text:list-item>
          <text:h text:style-name="P10" text:outline-level="2"><text:span text:style-name="T27">Применяя правило </text:span><text:span text:style-name="T18">A</text:span><text:span text:style-name="T27">1 к оператору </text:span><text:span text:style-name="T18">r</text:span><text:span text:style-name="T27">:= </text:span><text:span text:style-name="T18">r</text:span><text:span text:style-name="T27"> - </text:span><text:span text:style-name="T18">y</text:span><text:span text:style-name="T27">, получим </text:span></text:h>
        </text:list-item>
      </text:list>
      <text:h text:style-name="P11" text:outline-level="2"><text:span text:style-name="T27">{</text:span><text:span text:style-name="T18">x</text:span><text:span text:style-name="T27"> = (</text:span><text:span text:style-name="T18">r</text:span><text:span text:style-name="T27"> - </text:span><text:span text:style-name="T18">y</text:span><text:span text:style-name="T27">) + </text:span><text:span text:style-name="T18">y</text:span><text:span text:style-name="T27">*(</text:span><text:span text:style-name="T18">q</text:span><text:span text:style-name="T27"> + 1)} </text:span><text:span text:style-name="T18">r</text:span><text:span text:style-name="T27">:= </text:span><text:span text:style-name="T18">r</text:span><text:span text:style-name="T27"> - </text:span><text:span text:style-name="T18">y</text:span><text:span text:style-name="T27"> {</text:span><text:span text:style-name="T18">x</text:span><text:span text:style-name="T27"> = </text:span><text:span text:style-name="T18">r</text:span><text:span text:style-name="T27">+ </text:span><text:span text:style-name="T18">y</text:span><text:span text:style-name="T27">*(</text:span><text:span text:style-name="T18">q</text:span><text:span text:style-name="T27">+1)}</text:span></text:h>
      <text:list xml:id="list122232546021554" text:continue-numbering="true" text:style-name="WW8Num6">
        <text:list-item>
          <text:h text:style-name="P10" text:outline-level="2"><text:span text:style-name="T27">Для оператора q := q+1 аналогично получим {x = r + y*(q + 1) } q := q +1 {x = r + y*q}</text:span></text:h>
        </text:list-item>
        <text:list-item>
          <text:h text:style-name="P4" text:outline-level="2">Применяя правило A4 к результатам пунктов 7 и 8, получим </text:h>
        </text:list-item>
      </text:list>
      <text:h text:style-name="P12" text:outline-level="2"><text:span text:style-name="T27">{x = (r - y) + y*( q + 1)} r := r - y; q := q + 1 {x = r + y*q}</text:span></text:h>
      <text:list xml:id="list122233381074149" text:continue-numbering="true" text:style-name="WW8Num6">
        <text:list-item>
          <text:h text:style-name="P4" text:outline-level="2">Применяя правило A2 к результатам пунктов 6 и 9, получим </text:h>
        </text:list-item>
      </text:list>
      <text:h text:style-name="P12" text:outline-level="2"><text:span text:style-name="T27">{x = r + y*q </text:span><text:span text:style-name="T1">AND</text:span><text:span text:style-name="T27"> y </text:span><text:span text:style-name="T58"></text:span><text:span text:style-name="T27"> r} r := r - y; q := q + 1 {x = r + y*q}</text:span></text:h>
      <text:list xml:id="list122232707289844" text:continue-numbering="true" text:style-name="WW8Num6">
        <text:list-item>
          <text:h text:style-name="P4" text:outline-level="2"><text:s/>Применяя правило A8 к результату пункта 10, получим </text:h>
        </text:list-item>
      </text:list>
      <text:h text:style-name="P13" text:outline-level="2"><text:span text:style-name="T18">{x = r + y*q} </text:span><text:span text:style-name="T12">while</text:span><text:span text:style-name="T18"> y </text:span><text:span text:style-name="T54"></text:span><text:span text:style-name="T18"> r </text:span><text:span text:style-name="T12">do begin</text:span><text:span text:style-name="T18"> r := r - y; q := q + 1 </text:span><text:span text:style-name="T12">end</text:span><text:span text:style-name="T18"> <text:s text:c="25"/>{</text:span><text:span text:style-name="T12">NOT</text:span><text:span text:style-name="T18"> (y &lt;= r) </text:span><text:span text:style-name="T12">AND</text:span><text:span text:style-name="T18"> (x = r + y*q)}</text:span></text:h>
      <text:h text:style-name="P11" text:outline-level="2"><text:span text:style-name="T27">Утверждение x = r + y*q является инвариантом цикла, так как значение его остается истинным до цикла и после выполнения каждого шага цикла.</text:span></text:h>
      <text:list xml:id="list122232005686891" text:continue-numbering="true" text:style-name="WW8Num6">
        <text:list-item>
          <text:h text:style-name="P10" text:outline-level="2"><text:span text:style-name="T27">Применяя правило A4 к результатам пунктов 5 и 11, получаем то, что требовалось доказать: {</text:span><text:span text:style-name="T18">Q</text:span><text:span text:style-name="T27">} </text:span><text:span text:style-name="T18">S</text:span><text:span text:style-name="T27"> {</text:span><text:span text:style-name="T12">NOT</text:span><text:span text:style-name="T27"> (</text:span><text:span text:style-name="T18">y</text:span><text:span text:style-name="T27"> </text:span><text:span text:style-name="T54"></text:span><text:span text:style-name="T27"> </text:span><text:span text:style-name="T18">r</text:span><text:span text:style-name="T27">) </text:span><text:span text:style-name="T12">AND</text:span><text:span text:style-name="T27"> (</text:span><text:span text:style-name="T18">x</text:span><text:span text:style-name="T27"> = </text:span><text:span text:style-name="T18">r</text:span><text:span text:style-name="T27"> + </text:span><text:span text:style-name="T18">y</text:span><text:span text:style-name="T27">*</text:span><text:span text:style-name="T18">q</text:span><text:span text:style-name="T27">)}</text:span></text:h>
        </text:list-item>
      </text:list>
      <text:h text:style-name="P5" text:outline-level="2">Осталось доказать, что выполнение программы заканчивается.</text:h>
      <text:h text:style-name="P9" text:outline-level="2"><text:span text:style-name="T27">Доказывать будем от противного, т.е. предположим, что программа не заканчивается. Тогда должна существовать бесконечная последовательность значений r и q, удовлетворяющая условиям </text:span></text:h>
      <text:h text:style-name="P9" text:outline-level="2"><text:span text:style-name="T27">1) y </text:span><text:span text:style-name="T58"></text:span><text:span text:style-name="T27"> r; </text:span></text:h>
      <text:h text:style-name="P9" text:outline-level="2"><text:span text:style-name="T27">2) r, q </text:span><text:span text:style-name="T58"></text:span><text:span text:style-name="T27"> </text:span><text:span text:style-name="T18">Nat</text:span><text:span text:style-name="T27">.</text:span></text:h>
      <text:h text:style-name="P9" text:outline-level="2"><text:span text:style-name="T27">Но значение r на каждом шаге цикла уменьшается на положительную величину: r := r - y (y &gt; 0). Значит, последовательность значений r и q является конечной, т.е. найдется такое значение r, для которого не будет выполняться условие y </text:span><text:span text:style-name="T58"></text:span><text:span text:style-name="T27"> r и циклический процесс завершится.</text:span></text:h>
      <text:h text:style-name="P3" text:outline-level="2"><text:span text:style-name="T32">2.4. Контрольные вопросы и задания</text:span></text:h>
      <text:list xml:id="list26391670" text:style-name="WW8Num2">
        <text:list-item>
          <text:p text:style-name="P31"><text:span text:style-name="T1">По каким причинам следует заниматься описанием семантики?</text:span></text:p>
        </text:list-item>
        <text:list-item>
          <text:p text:style-name="P31"><text:span text:style-name="T1">Каковы основные подходы к спецификации семантики функций?</text:span></text:p>
        </text:list-item>
        <text:list-item>
          <text:p text:style-name="P32"><text:span text:style-name="T1">Функции: F(n), G(n) определены с помощью операционной семантики равенствами: F(0)=1, G(0)=2, F(n)=G(n-1), G(n)=F(n-1) + G(n-1). Найти значения F(3) и G(3).</text:span></text:p>
        </text:list-item>
        <text:list-item>
          <text:p text:style-name="P41">Каковы недостатки операционной семантики?</text:p>
        </text:list-item>
        <text:list-item>
          <text:p text:style-name="P41">Охарактеризуйте понятие триады Хоара.</text:p>
        </text:list-item>
        <text:list-item>
          <text:p text:style-name="P32"><text:soft-page-break/><text:span text:style-name="T1">Поясните смысл понятия «слабейшее предусловие» и его роль в аксиоматической семантике.</text:span></text:p>
        </text:list-item>
        <text:list-item>
          <text:p text:style-name="P32"><text:span text:style-name="T1">Докажите</text:span><text:span text:style-name="T12"> (wp(S, R) </text:span><text:span text:style-name="T14">AND</text:span><text:span text:style-name="T12"> wp(S, </text:span><text:span text:style-name="T14">NOT</text:span><text:span text:style-name="T12"> R) = </text:span><text:span text:style-name="T14">F</text:span><text:span text:style-name="T12">.</text:span></text:p>
        </text:list-item>
        <text:list-item>
          <text:p text:style-name="P32"><text:span text:style-name="T1">Приведите пример, показывающий, что утверждение не является истинным во всех состояниях: (</text:span><text:span text:style-name="T12">wp</text:span><text:span text:style-name="T1">(</text:span><text:span text:style-name="T12">S</text:span><text:span text:style-name="T1">, </text:span><text:span text:style-name="T12">R</text:span><text:span text:style-name="T1">) </text:span><text:span text:style-name="T14">AND</text:span><text:span text:style-name="T1"> </text:span><text:span text:style-name="T12">wp</text:span><text:span text:style-name="T1">(</text:span><text:span text:style-name="T12">S</text:span><text:span text:style-name="T1">, </text:span><text:span text:style-name="T14">NOT</text:span><text:span text:style-name="T1"> </text:span><text:span text:style-name="T12">R</text:span><text:span text:style-name="T1">) = </text:span><text:span text:style-name="T10">Т</text:span><text:span text:style-name="T1">.</text:span></text:p>
        </text:list-item>
        <text:list-item>
          <text:p text:style-name="P32"><text:span text:style-name="T1">Формальные языки E и T определены над алфавитом {</text:span><text:span text:style-name="T12">a</text:span><text:span text:style-name="T1">, *, &amp;, &lt;, &gt;} с помощью денотационной семантики равенствами </text:span><text:span text:style-name="T23">E</text:span><text:span text:style-name="T1"> = </text:span><text:span text:style-name="T23">T</text:span><text:span text:style-name="T1"> </text:span><text:span text:style-name="T60"></text:span><text:span text:style-name="T1"> * </text:span><text:span text:style-name="T23">T</text:span><text:span text:style-name="T1"> </text:span><text:span text:style-name="T60"></text:span><text:span text:style-name="T1"> </text:span><text:span text:style-name="T23">E</text:span><text:span text:style-name="T1"> &amp; </text:span><text:span text:style-name="T23">T</text:span><text:span text:style-name="T1"> и <text:s text:c="12"/></text:span><text:span text:style-name="T23">T</text:span><text:span text:style-name="T1"> = </text:span><text:span text:style-name="T23">a</text:span><text:span text:style-name="T1"> </text:span><text:span text:style-name="T60"></text:span><text:span text:style-name="T1"> </text:span><text:span text:style-name="T23">a</text:span><text:span text:style-name="T1">* </text:span><text:span text:style-name="T60"></text:span><text:span text:style-name="T1"> &lt;</text:span><text:span text:style-name="T23">E</text:span><text:span text:style-name="T1">&gt;. Какие из следующих строк *</text:span><text:span text:style-name="T12">a</text:span><text:span text:style-name="T1">&amp;*</text:span><text:span text:style-name="T12">a</text:span><text:span text:style-name="T1">*&amp;</text:span><text:span text:style-name="T12">a</text:span><text:span text:style-name="T1">*; *</text:span><text:span text:style-name="T12">a</text:span><text:span text:style-name="T1">&amp;&lt;</text:span><text:span text:style-name="T12">a</text:span><text:span text:style-name="T1">&amp;</text:span><text:span text:style-name="T12">a</text:span><text:span text:style-name="T1">*&gt;; *&lt;*</text:span><text:span text:style-name="T12">a</text:span><text:span text:style-name="T1">*&amp;</text:span><text:span text:style-name="T12">a</text:span><text:span text:style-name="T1">&gt;&amp;&lt;*</text:span><text:span text:style-name="T12">a</text:span><text:span text:style-name="T1">*&gt;* принадлежат языку E и какие не принадлежат.</text:span></text:p>
        </text:list-item>
        <text:list-item>
          <text:p text:style-name="P32"><text:span text:style-name="T1">Чем отличаются описания смысла программ в операционной семантике, в денотационной семантике, в декларативной семантике и аксиоматической семантике?</text:span></text:p>
        </text:list-item>
        <text:list-item>
          <text:p text:style-name="P41">Какая программа называется правильной?</text:p>
        </text:list-item>
        <text:list-item>
          <text:p text:style-name="P32"><text:span text:style-name="T1">Что проще: доказывать правильность уже существующей программы или использовать идеи доказательства правильности во время программирования?</text:span></text:p>
        </text:list-item>
        <text:list-item>
          <text:p text:style-name="P41">В чем заключается смысл верификации программ?</text:p>
        </text:list-item>
        <text:list-item>
          <text:p text:style-name="P32"><text:span text:style-name="T1">Доказать методом индукции для n </text:span><text:span text:style-name="T49"></text:span><text:span text:style-name="T1"> 0 свойство чисел Фибоначчи: <text:s text:c="6"/></text:span><text:span text:style-name="T23">f</text:span><text:span text:style-name="T43">0</text:span><text:span text:style-name="T59">2</text:span><text:span text:style-name="T1"> + </text:span><text:span text:style-name="T23">f</text:span><text:span text:style-name="T43">1</text:span><text:span text:style-name="T59">2</text:span><text:span text:style-name="T1"> + … + </text:span><text:span text:style-name="T23">f</text:span><text:span text:style-name="T45">n</text:span><text:span text:style-name="T59">2</text:span><text:span text:style-name="T1"> = </text:span><text:span text:style-name="T12">f</text:span><text:span text:style-name="T47">n</text:span><text:span text:style-name="T51"></text:span><text:span text:style-name="T12">f</text:span><text:span text:style-name="T47">n</text:span><text:span text:style-name="T43">+1</text:span><text:span text:style-name="T1">. Для чисел Фибоначчи f</text:span><text:span text:style-name="T43">n+1</text:span><text:span text:style-name="T1"> = f</text:span><text:span text:style-name="T43">n</text:span><text:span text:style-name="T1"> + f</text:span><text:span text:style-name="T43">n-1</text:span><text:span text:style-name="T1">, f</text:span><text:span text:style-name="T43">0</text:span><text:span text:style-name="T1"> = 0, f</text:span><text:span text:style-name="T43">1</text:span><text:span text:style-name="T1"> = 1.</text:span></text:p>
        </text:list-item>
        <text:list-item>
          <text:p text:style-name="P32"><text:span text:style-name="T1">Напишите и докажите с помощью метода индуктивных утверждений правильность программы для формирования в лексикографическом порядке и печати всех перестановок из чисел 1, 2, …, </text:span><text:span text:style-name="T12">n</text:span><text:span text:style-name="T1">.</text:span></text:p>
        </text:list-item>
        <text:list-item>
          <text:p text:style-name="P32"><text:span text:style-name="T1">Записать на языке логики предикатов, что данный предикат P(x, y)</text:span> <text:span text:style-name="T1">является отношением эквивалентности.</text:span></text:p>
        </text:list-item>
        <text:list-item>
          <text:p text:style-name="P32"><text:span text:style-name="T1">Переведите на язык предикатов, используя кванторы, предложение: некоторые элементы массива </text:span><text:span text:style-name="T12">b</text:span><text:span text:style-name="T1">[</text:span><text:span text:style-name="T12">j</text:span><text:span text:style-name="T1">:</text:span><text:span text:style-name="T12">k</text:span><text:span text:style-name="T1">] нулевые.</text:span></text:p>
        </text:list-item>
        <text:list-item>
          <text:p text:style-name="P32"><text:span text:style-name="T1">Если </text:span><text:span text:style-name="T12">fool</text:span><text:span text:style-name="T1"> (</text:span><text:span text:style-name="T12">p</text:span><text:span text:style-name="T1">, </text:span><text:span text:style-name="T12">t</text:span><text:span text:style-name="T1">) означает: «Можно обманывать человека в течение времени </text:span><text:span text:style-name="T12">t</text:span><text:span text:style-name="T1">», то переведите предложения на язык исчисления предикатов: нельзя обманывать всех людей все время.</text:span></text:p>
        </text:list-item>
        <text:list-item>
          <text:p text:style-name="P41">В чем состоит стратегия построения цикла?</text:p>
        </text:list-item>
        <text:list-item>
          <text:p text:style-name="P32"><text:span text:style-name="T1">Написать программу, используя аксиоматическую стратегию построения и проверки цикла. Дано n &gt; 0. Присвоить переменной х наивысшую степень двойки, не превосходящую n.</text:span></text:p>
        </text:list-item>
      </text:list>
      <text:p text:style-name="P39">Предусловие <text:tab/>Q: <text:tab/>n &gt;0; </text:p>
      <text:p text:style-name="P21"><text:span text:style-name="T1">Постусловие <text:tab/>R: <text:tab/>0 &lt; x </text:span><text:span text:style-name="T49"></text:span><text:span text:style-name="T1"> n &lt; 2*x </text:span><text:span text:style-name="T10">AND</text:span><text:span text:style-name="T1"> ( j: x = 2j);</text:span></text:p>
      <text:p text:style-name="P21"><text:span text:style-name="T1">Инвариант <text:tab/>Р: <text:tab/>0 &lt; x </text:span><text:span text:style-name="T49"></text:span><text:span text:style-name="T1"> n </text:span><text:span text:style-name="T10">AND</text:span><text:span text:style-name="T1"> ( j: x = 2j);</text:span></text:p>
      <text:p text:style-name="P39">Ограничение <text:tab/>t: <text:tab/>n-i.</text:p>
      <text:list xml:id="list122231881825141" text:continue-numbering="true" text:style-name="WW8Num2">
        <text:list-item>
          <text:p text:style-name="P32"><text:span text:style-name="T1">Написать программу, используя аксиоматическую стратегию построения и проверки цикла. Дан массив b[0 : n-1], n &gt; 0. Присвоить переменной х наименьшее значение из b. Если наименьшее значение встречается в b более одного раза, выбрать любой из них. </text:span></text:p>
        </text:list-item>
      </text:list>
      <text:p text:style-name="P39">Предусловие <text:tab/>Q: <text:tab/>n &gt;0; </text:p>
      <text:p text:style-name="P21"><text:span text:style-name="T1">Постусловие <text:tab/>R: <text:tab/>x </text:span><text:span text:style-name="T49"></text:span><text:span text:style-name="T1"> b[0 : n-1] </text:span><text:span text:style-name="T10">AND</text:span><text:span text:style-name="T1"> ( j: 0 </text:span><text:span text:style-name="T49"></text:span><text:span text:style-name="T1"> j &lt; n x = b[j]); </text:span></text:p>
      <text:p text:style-name="P21"><text:span text:style-name="T1">Инвариант</text:span><text:span text:style-name="T12"> <text:tab/></text:span><text:span text:style-name="T1">Р</text:span><text:span text:style-name="T12">: <text:tab/>0 </text:span><text:span text:style-name="T49"></text:span><text:span text:style-name="T12"> j </text:span><text:span text:style-name="T49"></text:span><text:span text:style-name="T12"> n </text:span><text:span text:style-name="T14">AND</text:span><text:span text:style-name="T12"> x </text:span><text:span text:style-name="T49"></text:span><text:span text:style-name="T12"> b[0 : n-1] </text:span><text:span text:style-name="T14">AND</text:span><text:span text:style-name="T12"> (</text:span><text:span text:style-name="T1"></text:span><text:span text:style-name="T12"> j: i </text:span><text:span text:style-name="T49"></text:span><text:span text:style-name="T12"> j &lt; n <text:s/>x = b[j]);</text:span></text:p>
      <text:p text:style-name="P39"><text:soft-page-break/>Ограничение <text:tab/>t: <text:tab/>i.</text:p>
      <text:list xml:id="list122232957207365" text:continue-numbering="true" text:style-name="WW8Num2">
        <text:list-item>
          <text:p text:style-name="P32"><text:span text:style-name="T1">Написать программу, используя различные методы построение инвариантов циклов. Дан массив b[0 : m-1, 0 : n-1], m &gt; 0, n &gt; 0, в котором содержится значение х. Найти вхождение х, при котором х нет в предыдущих строках или в предыдущих столбцах той же строки.</text:span></text:p>
        </text:list-item>
        <text:list-item>
          <text:p text:style-name="P32"><text:span text:style-name="T1">Написать программу, используя различные методы построение инвариантов циклов. Дан массив b[0 : n-1], n </text:span><text:span text:style-name="T49"></text:span><text:span text:style-name="T1"> 0. Определить, состоит ли b[0 : n-1] из одних нулей.</text:span></text:p>
        </text:list-item>
      </text:list>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T Extra" svg:font-family="'MT Extra', Symbol" style:font-family-generic="roman" style:font-pitch="variable" style:font-charset="x-symbol"/>
    <style:font-face style:name="Noto Sans Devanagari" svg:font-family="'Noto Sans Devanagari'" style:font-family-generic="system" style:font-pitch="variable"/>
    <style:font-face style:name="Noto Sans Devanagari1" svg:font-family="'Noto Sans Devanagari'" style:font-family-generic="swiss"/>
    <style:font-face style:name="SimSun" svg:font-family="SimSun, ЛОМе"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0693in" fo:margin-bottom="0.0693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name-asian="SimSun" style:font-family-asian="SimSun, ЛОМе" style:font-pitch-asian="variable" style:font-size-asian="13pt" style:language-asian="zh" style:country-asian="CN"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РИО_20_НТГУ_20_1" style:display-name="РИО НТГУ 1" style:family="paragraph" style:parent-style-name="Standard" style:next-style-name="РИО_20_НГТУ_20_2">
      <style:paragraph-properties fo:margin-top="0.1665in" fo:margin-bottom="0.1665in" style:contextual-spacing="false" fo:text-align="center" style:justify-single-word="false"/>
      <style:text-properties fo:font-size="16pt" fo:font-weight="bold" style:font-size-asian="16pt" style:font-weight-asian="bold"/>
    </style:style>
    <style:style style:name="РИО_20_НГТУ_20_2" style:display-name="РИО НГТУ 2" style:family="paragraph" style:parent-style-name="РИО_20_НТГУ_20_1">
      <style:text-properties fo:font-weight="normal" style:font-weight-asian="normal"/>
    </style:style>
    <style:style style:name="РИО_20_НГТУ_20_3" style:display-name="РИО НГТУ 3" style:family="paragraph" style:parent-style-name="Standard" style:next-style-name="Text_20_body">
      <style:paragraph-properties fo:margin-top="0.0417in" fo:margin-bottom="0.0417in" style:contextual-spacing="false" fo:text-align="center" style:justify-single-word="false"/>
      <style:text-properties fo:font-size="14pt" fo:font-style="italic" fo:font-weight="bold" style:font-size-asian="14pt" style:font-style-asian="italic" style:font-weight-asian="bold"/>
    </style:style>
    <style:style style:name="РИО_20_НГТУ_20_4" style:display-name="РИО НГТУ 4" style:family="paragraph" style:parent-style-name="Standard" style:next-style-name="Text_20_body">
      <style:paragraph-properties fo:margin-left="0in" fo:margin-right="0in" fo:text-align="justify" style:justify-single-word="false" fo:text-indent="0.4925in" style:auto-text-indent="false"/>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Обычный_20__28_веб_29_" style:display-name="Обычный (веб)" style:family="paragraph" style:parent-style-name="Standard">
      <style:paragraph-properties fo:margin-top="0.0693in" fo:margin-bottom="0.0693in" style:contextual-spacing="false"/>
    </style:style>
    <style:style style:name="Стиль1" style:family="paragraph" style:parent-style-name="Heading_20_4" style:default-outline-level="" style:list-style-name="">
      <style:paragraph-properties fo:margin-left="0in" fo:margin-right="0in" fo:margin-top="0.0835in" fo:margin-bottom="0.0835in" style:contextual-spacing="false" fo:text-align="justify" style:justify-single-word="false" fo:text-indent="0.3937in" style:auto-text-indent="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size-complex="14pt"/>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fo:font-size="14pt" fo:language="en" fo:country="US" style:font-size-asian="14pt" style:font-size-complex="14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font-style="normal" fo:font-weight="normal" style:font-size-asian="14pt" style:font-style-asian="normal" style:font-weight-asian="normal" style:font-name-complex="Times New Roman" style:font-family-complex="'Times New Roman'" style:font-family-generic-complex="roman" style:font-pitch-complex="variable"/>
    </style:style>
    <style:style style:name="WW8Num4z0" style:family="text">
      <style:text-properties fo:font-weight="normal" style:font-weight-asian="norma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fo:font-size="14pt" fo:font-style="normal" fo:font-weight="normal" style:font-size-asian="14pt" style:font-style-asian="normal" style:font-weight-asian="normal" style:font-name-complex="Times New Roman" style:font-family-complex="'Times New Roman'" style:font-family-generic-complex="roman" style:font-pitch-complex="variable"/>
    </style:style>
    <style:style style:name="WW8Num6z0" style:family="text">
      <style:text-properties fo:font-size="14pt" fo:font-weight="normal" style:font-size-asian="14pt" style:font-weight-asian="normal" style:font-size-complex="14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4917in" fo:text-indent="-0.25in" fo:margin-left="0.5in"/>
        </style:list-level-properties>
      </text:list-level-style-number>
      <text:list-level-style-number text:level="2" text:style-name="WW8Num2z1"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5.%1%. " style:num-prefix="5."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6063in" fo:text-indent="-0.25in" fo:margin-left="0.6063in"/>
        </style:list-level-properties>
      </text:list-level-style-number>
      <text:list-level-style-number text:level="2" text:style-name="WW8Num4z0" loext:num-list-format="%2%." style:num-suffix="." style:num-format="1" text:display-levels="2">
        <style:list-level-properties text:list-level-position-and-space-mode="label-alignment">
          <style:list-level-label-alignment text:label-followed-by="listtab" text:list-tab-stop-position="1.0811in" fo:text-indent="-0.25in" fo:margin-left="1.0811in"/>
        </style:list-level-properties>
      </text:list-level-style-number>
      <text:list-level-style-number text:level="3" text:style-name="WW8Num4z2"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5.%1%. " style:num-prefix="5." style:num-suffix=". " style:num-format="1" text:start-value="2">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0.6437in" fo:text-indent="-0.25in" fo:margin-left="0.6437in"/>
        </style:list-level-properties>
      </text:list-level-style-number>
      <text:list-level-style-number text:level="2" text:style-name="WW8Num6z1" loext:num-list-format="%2%." style:num-suffix="." style:num-format="a" style:num-letter-sync="true" text:display-levels="2">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WW8Num6z2" loext:num-list-format="%3%." style:num-suffix="." style:num-format="i" text:display-levels="3">
        <style:list-level-properties text:list-level-position-and-space-mode="label-alignment" fo:text-align="end">
          <style:list-level-label-alignment text:label-followed-by="listtab" text:list-tab-stop-position="1.6437in" fo:text-indent="-0.1252in" fo:margin-left="1.6437in"/>
        </style:list-level-properties>
      </text:list-level-style-number>
      <text:list-level-style-number text:level="4" text:style-name="WW8Num6z3" loext:num-list-format="%4%." style:num-suffix="." style:num-format="1" text:display-levels="3">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5" text:style-name="WW8Num6z4" loext:num-list-format="%5%." style:num-suffix="." style:num-format="a" style:num-letter-sync="true" text:display-levels="3">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6" text:style-name="WW8Num6z5" loext:num-list-format="%6%." style:num-suffix="." style:num-format="i" text:display-levels="3">
        <style:list-level-properties text:list-level-position-and-space-mode="label-alignment" fo:text-align="end">
          <style:list-level-label-alignment text:label-followed-by="listtab" text:list-tab-stop-position="3.1437in" fo:text-indent="-0.1252in" fo:margin-left="3.1437in"/>
        </style:list-level-properties>
      </text:list-level-style-number>
      <text:list-level-style-number text:level="7" text:style-name="WW8Num6z6" loext:num-list-format="%7%." style:num-suffix="." style:num-format="1" text:display-levels="3">
        <style:list-level-properties text:list-level-position-and-space-mode="label-alignment">
          <style:list-level-label-alignment text:label-followed-by="listtab" text:list-tab-stop-position="3.6437in" fo:text-indent="-0.25in" fo:margin-left="3.6437in"/>
        </style:list-level-properties>
      </text:list-level-style-number>
      <text:list-level-style-number text:level="8" text:style-name="WW8Num6z7" loext:num-list-format="%8%." style:num-suffix="." style:num-format="a" style:num-letter-sync="true" text:display-levels="3">
        <style:list-level-properties text:list-level-position-and-space-mode="label-alignment">
          <style:list-level-label-alignment text:label-followed-by="listtab" text:list-tab-stop-position="4.1437in" fo:text-indent="-0.25in" fo:margin-left="4.1437in"/>
        </style:list-level-properties>
      </text:list-level-style-number>
      <text:list-level-style-number text:level="9" text:style-name="WW8Num6z8" loext:num-list-format="%9%." style:num-suffix="." style:num-format="i" text:display-levels="3">
        <style:list-level-properties text:list-level-position-and-space-mode="label-alignment" fo:text-align="end">
          <style:list-level-label-alignment text:label-followed-by="listtab" text:list-tab-stop-position="4.6437in"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681in" fo:page-height="11.6929in" style:num-format="1" style:print-orientation="portrait" fo:margin-top="0.7874in" fo:margin-bottom="0.4925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top="0.2563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5"><draw:text-box fo:min-height="0.0228in" fo:min-width="0in"><text:p text:style-name="Footer"><text:span text:style-name="Page_20_Number"><text:page-number text:select-page="current">52</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2</dc:title>
    <meta:initial-creator>Евгений Рабинович</meta:initial-creator>
    <meta:creation-date>2003-11-16T18:41:00</meta:creation-date>
    <dc:creator>Евгений Рабинович</dc:creator>
    <dc:date>2003-11-21T13:46:00</dc:date>
    <meta:editing-cycles>8</meta:editing-cycles>
    <meta:editing-duration>PT4H35M</meta:editing-duration>
    <meta:document-statistic meta:table-count="0" meta:image-count="0" meta:object-count="0" meta:page-count="26" meta:paragraph-count="433" meta:word-count="8545" meta:character-count="61183" meta:non-whitespace-character-count="52817"/>
    <meta:generator>LibreOffice/7.2.6.2$Linux_X86_64 LibreOffice_project/20$Build-2</meta:generator>
  </office:meta>
</office:document-meta>
</file>